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2492in"/>
    </style:style>
    <style:style style:name="co11" style:family="table-column">
      <style:table-column-properties fo:break-before="auto" style:column-width="0.9591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4827in"/>
    </style:style>
    <style:style style:name="co14" style:family="table-column">
      <style:table-column-properties fo:break-before="auto" style:column-width="1.0319in"/>
    </style:style>
    <style:style style:name="co15" style:family="table-column">
      <style:table-column-properties fo:break-before="auto" style:column-width="1.1772in"/>
    </style:style>
    <style:style style:name="co16" style:family="table-column">
      <style:table-column-properties fo:break-before="auto" style:column-width="1.0008in"/>
    </style:style>
    <style:style style:name="co17" style:family="table-column">
      <style:table-column-properties fo:break-before="auto" style:column-width="1.0728in"/>
    </style:style>
    <style:style style:name="co18" style:family="table-column">
      <style:table-column-properties fo:break-before="auto" style:column-width="0.3783in"/>
    </style:style>
    <style:style style:name="co19" style:family="table-column">
      <style:table-column-properties fo:break-before="auto" style:column-width="0.3063in"/>
    </style:style>
    <style:style style:name="co20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205">
            <text:p>20.5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269">
            <text:p>26.9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438">
            <text:p>43.8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20240">
            <text:p>20240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21195">
            <text:p>21195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25639">
            <text:p>25639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3-12">
            <text:p>2021-03-12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82 - 1.2)">
            <text:p>(0.82 - 1.2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14">
            <text:p>1.14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6" table:number-columns-repeated="3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1" table:number-columns-repeated="3" table:default-cell-style-name="Default"/>
        <table:table-column table:style-name="co17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978.125">
            <text:p>978.12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66373432508463">
            <text:p>0.0466373433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6749378327754">
            <text:p>1.167493783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5.2064335822581">
            <text:p>15.206433582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045.25">
            <text:p>1045.25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464431707100329">
            <text:p>0.0464431707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6677875497209">
            <text:p>1.166778755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5.2685823468325">
            <text:p>15.268582346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757.375">
            <text:p>757.375</text:p>
          </table:table-cell>
          <table:table-cell office:value-type="float" office:value="1188.625">
            <text:p>1188.625</text:p>
          </table:table-cell>
          <table:table-cell office:value-type="float" office:value="0.00795121951219512">
            <text:p>0.0079512195</text:p>
          </table:table-cell>
          <table:table-cell office:value-type="float" office:value="0.0536232653639196">
            <text:p>0.0536232654</text:p>
          </table:table-cell>
          <table:table-cell office:value-type="float" office:value="0.050036834350663">
            <text:p>0.0500368344</text:p>
          </table:table-cell>
          <table:table-cell office:value-type="float" office:value="1.02795318320048">
            <text:p>1.0279531832</text:p>
          </table:table-cell>
          <table:table-cell office:value-type="float" office:value="1.19331731976677">
            <text:p>1.1933173198</text:p>
          </table:table-cell>
          <table:table-cell office:value-type="float" office:value="1.18003614241932">
            <text:p>1.1800361424</text:p>
          </table:table-cell>
          <table:table-cell office:value-type="float" office:value="0">
            <text:p>0</text:p>
          </table:table-cell>
          <table:table-cell office:value-type="float" office:value="13.2697961990565">
            <text:p>13.2697961991</text:p>
          </table:table-cell>
          <table:table-cell office:value-type="float" office:value="14.1964919243125">
            <text:p>14.196491924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9955">
            <text:p>9955</text:p>
          </table:table-cell>
          <table:table-cell office:value-type="float" office:value="14994">
            <text:p>14994</text:p>
          </table:table-cell>
          <table:table-cell office:value-type="float" office:value="24927">
            <text:p>24927</text:p>
          </table:table-cell>
          <table:table-cell office:value-type="float" office:value="189.125">
            <text:p>189.125</text:p>
          </table:table-cell>
          <table:table-cell office:value-type="float" office:value="747.25">
            <text:p>747.25</text:p>
          </table:table-cell>
          <table:table-cell office:value-type="float" office:value="1384">
            <text:p>1384</text:p>
          </table:table-cell>
          <table:table-cell office:value-type="float" office:value="0.0189979909593169">
            <text:p>0.018997991</text:p>
          </table:table-cell>
          <table:table-cell office:value-type="float" office:value="0.0498366013071895">
            <text:p>0.0498366013</text:p>
          </table:table-cell>
          <table:table-cell office:value-type="float" office:value="0.0555221246038432">
            <text:p>0.0555221246</text:p>
          </table:table-cell>
          <table:table-cell office:value-type="float" office:value="1.06720037873217">
            <text:p>1.0672003787</text:p>
          </table:table-cell>
          <table:table-cell office:value-type="float" office:value="1.17929613076167">
            <text:p>1.1792961308</text:p>
          </table:table-cell>
          <table:table-cell office:value-type="float" office:value="1.20036954050168">
            <text:p>1.2003695405</text:p>
          </table:table-cell>
          <table:table-cell office:value-type="float" office:value="0">
            <text:p>0</text:p>
          </table:table-cell>
          <table:table-cell office:value-type="float" office:value="14.2521603454953">
            <text:p>14.2521603455</text:p>
          </table:table-cell>
          <table:table-cell office:value-type="float" office:value="12.8276142098316">
            <text:p>12.827614209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668">
            <text:p>15668</text:p>
          </table:table-cell>
          <table:table-cell office:value-type="float" office:value="26179">
            <text:p>26179</text:p>
          </table:table-cell>
          <table:table-cell office:value-type="float" office:value="397">
            <text:p>397</text:p>
          </table:table-cell>
          <table:table-cell office:value-type="float" office:value="741.625">
            <text:p>741.625</text:p>
          </table:table-cell>
          <table:table-cell office:value-type="float" office:value="1118.625">
            <text:p>1118.625</text:p>
          </table:table-cell>
          <table:table-cell office:value-type="float" office:value="0.0376660341555977">
            <text:p>0.0376660342</text:p>
          </table:table-cell>
          <table:table-cell office:value-type="float" office:value="0.0473337375542507">
            <text:p>0.0473337376</text:p>
          </table:table-cell>
          <table:table-cell office:value-type="float" office:value="0.0427298598112991">
            <text:p>0.0427298598</text:p>
          </table:table-cell>
          <table:table-cell office:value-type="float" office:value="1.13461183059745">
            <text:p>1.1346118306</text:p>
          </table:table-cell>
          <table:table-cell office:value-type="float" office:value="1.17005942755315">
            <text:p>1.1700594276</text:p>
          </table:table-cell>
          <table:table-cell office:value-type="float" office:value="1.15313315754175">
            <text:p>1.1531331575</text:p>
          </table:table-cell>
          <table:table-cell office:value-type="float" office:value="18.7468844942737">
            <text:p>18.7468844943</text:p>
          </table:table-cell>
          <table:table-cell office:value-type="float" office:value="14.9877317795767">
            <text:p>14.9877317796</text:p>
          </table:table-cell>
          <table:table-cell office:value-type="float" office:value="16.5657681529274">
            <text:p>16.56576815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0">
            <text:p>16580</text:p>
          </table:table-cell>
          <table:table-cell office:value-type="float" office:value="26929">
            <text:p>26929</text:p>
          </table:table-cell>
          <table:table-cell office:value-type="float" office:value="419.25">
            <text:p>419.25</text:p>
          </table:table-cell>
          <table:table-cell office:value-type="float" office:value="839.25">
            <text:p>839.25</text:p>
          </table:table-cell>
          <table:table-cell office:value-type="float" office:value="682.625">
            <text:p>682.625</text:p>
          </table:table-cell>
          <table:table-cell office:value-type="float" office:value="0.0389782447006322">
            <text:p>0.0389782447</text:p>
          </table:table-cell>
          <table:table-cell office:value-type="float" office:value="0.0506182147165259">
            <text:p>0.0506182147</text:p>
          </table:table-cell>
          <table:table-cell office:value-type="float" office:value="0.0253490660626091">
            <text:p>0.0253490661</text:p>
          </table:table-cell>
          <table:table-cell office:value-type="float" office:value="1.1394016914297">
            <text:p>1.1394016914</text:p>
          </table:table-cell>
          <table:table-cell office:value-type="float" office:value="1.18218567068357">
            <text:p>1.1821856707</text:p>
          </table:table-cell>
          <table:table-cell office:value-type="float" office:value="1.08998117851361">
            <text:p>1.0899811785</text:p>
          </table:table-cell>
          <table:table-cell office:value-type="float" office:value="18.1272893899904">
            <text:p>18.12728939</text:p>
          </table:table-cell>
          <table:table-cell office:value-type="float" office:value="14.0373529973883">
            <text:p>14.0373529974</text:p>
          </table:table-cell>
          <table:table-cell office:value-type="float" office:value="27.6892190853182">
            <text:p>27.689219085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185">
            <text:p>28185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341.625">
            <text:p>341.625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2120808940926">
            <text:p>0.0121208089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4271078275163">
            <text:p>1.0427107828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29692">
            <text:p>29692</text:p>
          </table:table-cell>
          <table:table-cell office:value-type="float" office:value="604.625">
            <text:p>604.625</text:p>
          </table:table-cell>
          <table:table-cell office:value-type="float" office:value="1032">
            <text:p>1032</text:p>
          </table:table-cell>
          <table:table-cell office:value-type="float" office:value="68.375">
            <text:p>68.375</text:p>
          </table:table-cell>
          <table:table-cell office:value-type="float" office:value="0.0549909049567985">
            <text:p>0.054990905</text:p>
          </table:table-cell>
          <table:table-cell office:value-type="float" office:value="0.0554272517321016">
            <text:p>0.0554272517</text:p>
          </table:table-cell>
          <table:table-cell office:value-type="float" office:value="0.00230280883739728">
            <text:p>0.0023028088</text:p>
          </table:table-cell>
          <table:table-cell office:value-type="float" office:value="1.19839520661961">
            <text:p>1.1983952066</text:p>
          </table:table-cell>
          <table:table-cell office:value-type="float" office:value="1.20001685432212">
            <text:p>1.2000168543</text:p>
          </table:table-cell>
          <table:table-cell office:value-type="float" office:value="1.00807022467083">
            <text:p>1.0080702247</text:p>
          </table:table-cell>
          <table:table-cell office:value-type="float" office:value="12.9482419890446">
            <text:p>12.948241989</text:p>
          </table:table-cell>
          <table:table-cell office:value-type="float" office:value="12.8489881003279">
            <text:p>12.8489881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245">
            <text:p>12245</text:p>
          </table:table-cell>
          <table:table-cell office:value-type="float" office:value="19427">
            <text:p>19427</text:p>
          </table:table-cell>
          <table:table-cell office:value-type="float" office:value="29844">
            <text:p>29844</text:p>
          </table:table-cell>
          <table:table-cell office:value-type="float" office:value="644.5">
            <text:p>644.5</text:p>
          </table:table-cell>
          <table:table-cell office:value-type="float" office:value="838.5">
            <text:p>838.5</text:p>
          </table:table-cell>
          <table:table-cell office:value-type="float" office:value="-137">
            <text:p>-137</text:p>
          </table:table-cell>
          <table:table-cell office:value-type="float" office:value="0.0526337280522662">
            <text:p>0.0526337281</text:p>
          </table:table-cell>
          <table:table-cell office:value-type="float" office:value="0.0431615792453801">
            <text:p>0.0431615792</text:p>
          </table:table-cell>
          <table:table-cell office:value-type="float" office:value="-0.00459053746146629">
            <text:p>-0.0045905375</text:p>
          </table:table-cell>
          <table:table-cell office:value-type="float" office:value="1.18964785446714">
            <text:p>1.1896478545</text:p>
          </table:table-cell>
          <table:table-cell office:value-type="float" office:value="1.15471685432782">
            <text:p>1.1547168543</text:p>
          </table:table-cell>
          <table:table-cell office:value-type="float" office:value="0.983974422031871">
            <text:p>0.983974422</text:p>
          </table:table-cell>
          <table:table-cell office:value-type="float" office:value="13.5128694758015">
            <text:p>13.5128694758</text:p>
          </table:table-cell>
          <table:table-cell office:value-type="float" office:value="16.4034891788013">
            <text:p>16.4034891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644">
            <text:p>644</text:p>
          </table:table-cell>
          <table:table-cell office:value-type="float" office:value="13052">
            <text:p>13052</text:p>
          </table:table-cell>
          <table:table-cell office:value-type="float" office:value="20188">
            <text:p>20188</text:p>
          </table:table-cell>
          <table:table-cell office:value-type="float" office:value="28225">
            <text:p>28225</text:p>
          </table:table-cell>
          <table:table-cell office:value-type="float" office:value="651">
            <text:p>651</text:p>
          </table:table-cell>
          <table:table-cell office:value-type="float" office:value="571.875">
            <text:p>571.875</text:p>
          </table:table-cell>
          <table:table-cell office:value-type="float" office:value="-187.625">
            <text:p>-187.625</text:p>
          </table:table-cell>
          <table:table-cell office:value-type="float" office:value="0.0498774134232302">
            <text:p>0.0498774134</text:p>
          </table:table-cell>
          <table:table-cell office:value-type="float" office:value="0.0283274717654052">
            <text:p>0.0283274718</text:p>
          </table:table-cell>
          <table:table-cell office:value-type="float" office:value="-0.0066474756421612">
            <text:p>-0.0066474756</text:p>
          </table:table-cell>
          <table:table-cell office:value-type="float" office:value="1.1794469494661">
            <text:p>1.1794469495</text:p>
          </table:table-cell>
          <table:table-cell office:value-type="float" office:value="1.10071894466589">
            <text:p>1.1007189447</text:p>
          </table:table-cell>
          <table:table-cell office:value-type="float" office:value="0.976820445559966">
            <text:p>0.9768204456</text:p>
          </table:table-cell>
          <table:table-cell office:value-type="float" office:value="14.240777576988">
            <text:p>14.240777577</text:p>
          </table:table-cell>
          <table:table-cell office:value-type="float" office:value="24.8140403723322">
            <text:p>24.8140403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3804">
            <text:p>13804</text:p>
          </table:table-cell>
          <table:table-cell office:value-type="float" office:value="19878">
            <text:p>19878</text:p>
          </table:table-cell>
          <table:table-cell office:value-type="float" office:value="28300">
            <text:p>28300</text:p>
          </table:table-cell>
          <table:table-cell office:value-type="float" office:value="744.875">
            <text:p>744.875</text:p>
          </table:table-cell>
          <table:table-cell office:value-type="float" office:value="-76">
            <text:p>-76</text:p>
          </table:table-cell>
          <table:table-cell office:value-type="float" office:value="371.75">
            <text:p>371.75</text:p>
          </table:table-cell>
          <table:table-cell office:value-type="float" office:value="0.0539608084613156">
            <text:p>0.0539608085</text:p>
          </table:table-cell>
          <table:table-cell office:value-type="float" office:value="-0.00382332226582151">
            <text:p>-0.0038233223</text:p>
          </table:table-cell>
          <table:table-cell office:value-type="float" office:value="0.0131360424028269">
            <text:p>0.0131360424</text:p>
          </table:table-cell>
          <table:table-cell office:value-type="float" office:value="1.19456989656021">
            <text:p>1.1945698966</text:p>
          </table:table-cell>
          <table:table-cell office:value-type="float" office:value="0.986647022944195">
            <text:p>0.9866470229</text:p>
          </table:table-cell>
          <table:table-cell office:value-type="float" office:value="1.04631435740551">
            <text:p>1.0463143574</text:p>
          </table:table-cell>
          <table:table-cell office:value-type="float" office:value="13.1889197009181">
            <text:p>13.188919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3">
            <text:p>463</text:p>
          </table:table-cell>
          <table:table-cell office:value-type="float" office:value="14732">
            <text:p>14732</text:p>
          </table:table-cell>
          <table:table-cell office:value-type="float" office:value="19141">
            <text:p>19141</text:p>
          </table:table-cell>
          <table:table-cell office:value-type="float" office:value="29537">
            <text:p>29537</text:p>
          </table:table-cell>
          <table:table-cell office:value-type="float" office:value="780.5">
            <text:p>780.5</text:p>
          </table:table-cell>
          <table:table-cell office:value-type="float" office:value="-80">
            <text:p>-80</text:p>
          </table:table-cell>
          <table:table-cell office:value-type="float" office:value="45.375">
            <text:p>45.375</text:p>
          </table:table-cell>
          <table:table-cell office:value-type="float" office:value="0.0529799076839533">
            <text:p>0.0529799077</text:p>
          </table:table-cell>
          <table:table-cell office:value-type="float" office:value="-0.00417950995245807">
            <text:p>-0.00417951</text:p>
          </table:table-cell>
          <table:table-cell office:value-type="float" office:value="0.00153620882283238">
            <text:p>0.0015362088</text:p>
          </table:table-cell>
          <table:table-cell office:value-type="float" office:value="1.19093114330551">
            <text:p>1.1909311433</text:p>
          </table:table-cell>
          <table:table-cell office:value-type="float" office:value="0.985405953041144">
            <text:p>0.985405953</text:p>
          </table:table-cell>
          <table:table-cell office:value-type="float" office:value="1.00538135635751">
            <text:p>1.0053813564</text:p>
          </table:table-cell>
          <table:table-cell office:value-type="float" office:value="13.4268003329022">
            <text:p>13.4268003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4632">
            <text:p>14632</text:p>
          </table:table-cell>
          <table:table-cell office:value-type="float" office:value="19339">
            <text:p>19339</text:p>
          </table:table-cell>
          <table:table-cell office:value-type="float" office:value="29898">
            <text:p>29898</text:p>
          </table:table-cell>
          <table:table-cell office:value-type="float" office:value="-34.875">
            <text:p>-34.875</text:p>
          </table:table-cell>
          <table:table-cell office:value-type="float" office:value="831.75">
            <text:p>831.75</text:p>
          </table:table-cell>
          <table:table-cell office:value-type="float" office:value="-126.875">
            <text:p>-126.875</text:p>
          </table:table-cell>
          <table:table-cell office:value-type="float" office:value="-0.00238347457627119">
            <text:p>-0.0023834746</text:p>
          </table:table-cell>
          <table:table-cell office:value-type="float" office:value="0.0430089456538601">
            <text:p>0.0430089457</text:p>
          </table:table-cell>
          <table:table-cell office:value-type="float" office:value="-0.00424359488929025">
            <text:p>-0.0042435949</text:p>
          </table:table-cell>
          <table:table-cell office:value-type="float" office:value="0.99166897364712">
            <text:p>0.9916689736</text:p>
          </table:table-cell>
          <table:table-cell office:value-type="float" office:value="1.15415685782477">
            <text:p>1.1541568578</text:p>
          </table:table-cell>
          <table:table-cell office:value-type="float" office:value="0.98518271375875">
            <text:p>0.9851827138</text:p>
          </table:table-cell>
          <table:table-cell office:value-type="float" office:value="0">
            <text:p>0</text:p>
          </table:table-cell>
          <table:table-cell office:value-type="float" office:value="16.4604903604776">
            <text:p>16.4604903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15004">
            <text:p>15004</text:p>
          </table:table-cell>
          <table:table-cell office:value-type="float" office:value="20160">
            <text:p>20160</text:p>
          </table:table-cell>
          <table:table-cell office:value-type="float" office:value="28389">
            <text:p>28389</text:p>
          </table:table-cell>
          <table:table-cell office:value-type="float" office:value="-158.75">
            <text:p>-158.75</text:p>
          </table:table-cell>
          <table:table-cell office:value-type="float" office:value="548.75">
            <text:p>548.75</text:p>
          </table:table-cell>
          <table:table-cell office:value-type="float" office:value="-198.75">
            <text:p>-198.75</text:p>
          </table:table-cell>
          <table:table-cell office:value-type="float" office:value="-0.0105805118635031">
            <text:p>-0.0105805119</text:p>
          </table:table-cell>
          <table:table-cell office:value-type="float" office:value="0.0272197420634921">
            <text:p>0.0272197421</text:p>
          </table:table-cell>
          <table:table-cell office:value-type="float" office:value="-0.00700095107259854">
            <text:p>-0.0070009511</text:p>
          </table:table-cell>
          <table:table-cell office:value-type="float" office:value="0.963187625051075">
            <text:p>0.9631876251</text:p>
          </table:table-cell>
          <table:table-cell office:value-type="float" office:value="1.09672128936391">
            <text:p>1.0967212894</text:p>
          </table:table-cell>
          <table:table-cell office:value-type="float" office:value="0.97559273734511">
            <text:p>0.9755927373</text:p>
          </table:table-cell>
          <table:table-cell office:value-type="float" office:value="0">
            <text:p>0</text:p>
          </table:table-cell>
          <table:table-cell office:value-type="float" office:value="25.8098918928931">
            <text:p>25.8098918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666">
            <text:p>666</text:p>
          </table:table-cell>
          <table:table-cell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15700">
            <text:p>15700</text:p>
          </table:table-cell>
          <table:table-cell office:value-type="float" office:value="20164">
            <text:p>20164</text:p>
          </table:table-cell>
          <table:table-cell office:value-type="float" office:value="28300">
            <text:p>28300</text:p>
          </table:table-cell>
          <table:table-cell office:value-type="float" office:value="-108.125">
            <text:p>-108.125</text:p>
          </table:table-cell>
          <table:table-cell office:value-type="float" office:value="-99.5">
            <text:p>-99.5</text:p>
          </table:table-cell>
          <table:table-cell office:value-type="float" office:value="371.75">
            <text:p>371.75</text:p>
          </table:table-cell>
          <table:table-cell office:value-type="float" office:value="-0.00688694267515924">
            <text:p>-0.0068869427</text:p>
          </table:table-cell>
          <table:table-cell office:value-type="float" office:value="-0.00493453679825431">
            <text:p>-0.0049345368</text:p>
          </table:table-cell>
          <table:table-cell office:value-type="float" office:value="0.0131360424028269">
            <text:p>0.0131360424</text:p>
          </table:table-cell>
          <table:table-cell office:value-type="float" office:value="0.975988663396588">
            <text:p>0.9759886634</text:p>
          </table:table-cell>
          <table:table-cell office:value-type="float" office:value="0.9827768465268">
            <text:p>0.9827768465</text:p>
          </table:table-cell>
          <table:table-cell office:value-type="float" office:value="1.04631435740551">
            <text:p>1.04631435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725">
            <text:p>725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4994">
            <text:p>14994</text:p>
          </table:table-cell>
          <table:table-cell office:value-type="float" office:value="21062">
            <text:p>21062</text:p>
          </table:table-cell>
          <table:table-cell office:value-type="float" office:value="29711">
            <text:p>29711</text:p>
          </table:table-cell>
          <table:table-cell office:value-type="float" office:value="-78.5">
            <text:p>-78.5</text:p>
          </table:table-cell>
          <table:table-cell office:value-type="float" office:value="-52.125">
            <text:p>-52.125</text:p>
          </table:table-cell>
          <table:table-cell office:value-type="float" office:value="114.375">
            <text:p>114.375</text:p>
          </table:table-cell>
          <table:table-cell office:value-type="float" office:value="-0.00523542750433507">
            <text:p>-0.0052354275</text:p>
          </table:table-cell>
          <table:table-cell office:value-type="float" office:value="-0.00247483619789194">
            <text:p>-0.0024748362</text:p>
          </table:table-cell>
          <table:table-cell office:value-type="float" office:value="0.00384958432903638">
            <text:p>0.0038495843</text:p>
          </table:table-cell>
          <table:table-cell office:value-type="float" office:value="0.981729726749087">
            <text:p>0.9817297267</text:p>
          </table:table-cell>
          <table:table-cell office:value-type="float" office:value="0.991350077943223">
            <text:p>0.9913500779</text:p>
          </table:table-cell>
          <table:table-cell office:value-type="float" office:value="1.01350259097866">
            <text:p>1.0135025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708">
            <text:p>708</text:p>
          </table:table-cell>
          <table:table-cell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4677">
            <text:p>14677</text:p>
          </table:table-cell>
          <table:table-cell office:value-type="float" office:value="21155">
            <text:p>21155</text:p>
          </table:table-cell>
          <table:table-cell office:value-type="float" office:value="29982">
            <text:p>29982</text:p>
          </table:table-cell>
          <table:table-cell office:value-type="float" office:value="-157">
            <text:p>-157</text:p>
          </table:table-cell>
          <table:table-cell office:value-type="float" office:value="1.5">
            <text:p>1.5</text:p>
          </table:table-cell>
          <table:table-cell office:value-type="float" office:value="-105.75">
            <text:p>-105.75</text:p>
          </table:table-cell>
          <table:table-cell office:value-type="float" office:value="-0.0106970089255297">
            <text:p>-0.0106970089</text:p>
          </table:table-cell>
          <table:table-cell table:style-name="ce17" office:value-type="float" office:value="0.0000709052233514536">
            <text:p>7.09E-005</text:p>
          </table:table-cell>
          <table:table-cell office:value-type="float" office:value="-0.00352711626976186">
            <text:p>-0.0035271163</text:p>
          </table:table-cell>
          <table:table-cell office:value-type="float" office:value="0.962784743720554">
            <text:p>0.9627847437</text:p>
          </table:table-cell>
          <table:table-cell office:value-type="float" office:value="1.00024817813573">
            <text:p>1.0002481781</text:p>
          </table:table-cell>
          <table:table-cell office:value-type="float" office:value="0.987679476532227">
            <text:p>0.98767947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13">
            <text:p>713</text:p>
          </table:table-cell>
          <table:table-cell office:value-type="float" office:value="14850">
            <text:p>14850</text:p>
          </table:table-cell>
          <table:table-cell office:value-type="float" office:value="19715">
            <text:p>19715</text:p>
          </table:table-cell>
          <table:table-cell office:value-type="float" office:value="28389">
            <text:p>28389</text:p>
          </table:table-cell>
          <table:table-cell office:value-type="float" office:value="-126.875">
            <text:p>-126.875</text:p>
          </table:table-cell>
          <table:table-cell office:value-type="float" office:value="116.5">
            <text:p>116.5</text:p>
          </table:table-cell>
          <table:table-cell office:value-type="float" office:value="-198.75">
            <text:p>-198.75</text:p>
          </table:table-cell>
          <table:table-cell office:value-type="float" office:value="-0.00854377104377104">
            <text:p>-0.008543771</text:p>
          </table:table-cell>
          <table:table-cell office:value-type="float" office:value="0.00590920618818159">
            <text:p>0.0059092062</text:p>
          </table:table-cell>
          <table:table-cell office:value-type="float" office:value="-0.00700095107259854">
            <text:p>-0.0070009511</text:p>
          </table:table-cell>
          <table:table-cell office:value-type="float" office:value="0.970239873553152">
            <text:p>0.9702398736</text:p>
          </table:table-cell>
          <table:table-cell office:value-type="float" office:value="1.02075066234547">
            <text:p>1.0207506623</text:p>
          </table:table-cell>
          <table:table-cell office:value-type="float" office:value="0.97559273734511">
            <text:p>0.97559273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4952">
            <text:p>14952</text:p>
          </table:table-cell>
          <table:table-cell office:value-type="float" office:value="19810">
            <text:p>19810</text:p>
          </table:table-cell>
          <table:table-cell office:value-type="float" office:value="26965">
            <text:p>26965</text:p>
          </table:table-cell>
          <table:table-cell office:value-type="float" office:value="130.125">
            <text:p>130.125</text:p>
          </table:table-cell>
          <table:table-cell office:value-type="float" office:value="-133.375">
            <text:p>-133.375</text:p>
          </table:table-cell>
          <table:table-cell office:value-type="float" office:value="-219.875">
            <text:p>-219.875</text:p>
          </table:table-cell>
          <table:table-cell office:value-type="float" office:value="0.00870284911717496">
            <text:p>0.0087028491</text:p>
          </table:table-cell>
          <table:table-cell office:value-type="float" office:value="-0.00673271075214538">
            <text:p>-0.0067327108</text:p>
          </table:table-cell>
          <table:table-cell office:value-type="float" office:value="-0.00815408863341368">
            <text:p>-0.0081540886</text:p>
          </table:table-cell>
          <table:table-cell office:value-type="float" office:value="1.03060842149231">
            <text:p>1.0306084215</text:p>
          </table:table-cell>
          <table:table-cell office:value-type="float" office:value="0.976524357979872">
            <text:p>0.976524358</text:p>
          </table:table-cell>
          <table:table-cell office:value-type="float" office:value="0.971591008539478">
            <text:p>0.97159100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66">
            <text:p>766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4864">
            <text:p>14864</text:p>
          </table:table-cell>
          <table:table-cell office:value-type="float" office:value="19207">
            <text:p>19207</text:p>
          </table:table-cell>
          <table:table-cell office:value-type="float" office:value="28295">
            <text:p>28295</text:p>
          </table:table-cell>
          <table:table-cell office:value-type="float" office:value="199.875">
            <text:p>199.875</text:p>
          </table:table-cell>
          <table:table-cell office:value-type="float" office:value="-93.25">
            <text:p>-93.25</text:p>
          </table:table-cell>
          <table:table-cell office:value-type="float" office:value="-85.25">
            <text:p>-85.25</text:p>
          </table:table-cell>
          <table:table-cell office:value-type="float" office:value="0.013446918729817">
            <text:p>0.0134469187</text:p>
          </table:table-cell>
          <table:table-cell office:value-type="float" office:value="-0.00485500078096527">
            <text:p>-0.0048550008</text:p>
          </table:table-cell>
          <table:table-cell office:value-type="float" office:value="-0.00301289980561937">
            <text:p>-0.0030128998</text:p>
          </table:table-cell>
          <table:table-cell office:value-type="float" office:value="1.04741862201608">
            <text:p>1.047418622</text:p>
          </table:table-cell>
          <table:table-cell office:value-type="float" office:value="0.983053696490485">
            <text:p>0.9830536965</text:p>
          </table:table-cell>
          <table:table-cell office:value-type="float" office:value="0.9894726427082">
            <text:p>0.98947264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4600">
            <text:p>14600</text:p>
          </table:table-cell>
          <table:table-cell office:value-type="float" office:value="18860">
            <text:p>18860</text:p>
          </table:table-cell>
          <table:table-cell office:value-type="float" office:value="28523">
            <text:p>28523</text:p>
          </table:table-cell>
          <table:table-cell office:value-type="float" office:value="-73.875">
            <text:p>-73.875</text:p>
          </table:table-cell>
          <table:table-cell office:value-type="float" office:value="183.5">
            <text:p>183.5</text:p>
          </table:table-cell>
          <table:table-cell office:value-type="float" office:value="55.875">
            <text:p>55.875</text:p>
          </table:table-cell>
          <table:table-cell office:value-type="float" office:value="-0.00505993150684932">
            <text:p>-0.0050599315</text:p>
          </table:table-cell>
          <table:table-cell office:value-type="float" office:value="0.00972958642629904">
            <text:p>0.0097295864</text:p>
          </table:table-cell>
          <table:table-cell office:value-type="float" office:value="0.00195894541247414">
            <text:p>0.0019589454</text:p>
          </table:table-cell>
          <table:table-cell office:value-type="float" office:value="0.982340421423461">
            <text:p>0.9823404214</text:p>
          </table:table-cell>
          <table:table-cell office:value-type="float" office:value="1.03423909560202">
            <text:p>1.0342390956</text:p>
          </table:table-cell>
          <table:table-cell office:value-type="float" office:value="1.00686383037923">
            <text:p>1.00686383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1163">
            <text:p>1163</text:p>
          </table:table-cell>
          <table:table-cell table:number-columns-repeated="2" office:value-type="float" office:value="806">
            <text:p>806</text:p>
          </table:table-cell>
          <table:table-cell office:value-type="float" office:value="14884">
            <text:p>14884</text:p>
          </table:table-cell>
          <table:table-cell office:value-type="float" office:value="19496">
            <text:p>19496</text:p>
          </table:table-cell>
          <table:table-cell office:value-type="float" office:value="26252">
            <text:p>26252</text:p>
          </table:table-cell>
          <table:table-cell office:value-type="float" office:value="-131">
            <text:p>-131</text:p>
          </table:table-cell>
          <table:table-cell office:value-type="float" office:value="67.375">
            <text:p>67.375</text:p>
          </table:table-cell>
          <table:table-cell office:value-type="float" office:value="105.625">
            <text:p>105.625</text:p>
          </table:table-cell>
          <table:table-cell office:value-type="float" office:value="-0.00880139747379737">
            <text:p>-0.0088013975</text:p>
          </table:table-cell>
          <table:table-cell office:value-type="float" office:value="0.00345583709478867">
            <text:p>0.0034558371</text:p>
          </table:table-cell>
          <table:table-cell office:value-type="float" office:value="0.00402350297120219">
            <text:p>0.004023503</text:p>
          </table:table-cell>
          <table:table-cell office:value-type="float" office:value="0.969346939452793">
            <text:p>0.9693469395</text:p>
          </table:table-cell>
          <table:table-cell office:value-type="float" office:value="1.01211883773941">
            <text:p>1.0121188377</text:p>
          </table:table-cell>
          <table:table-cell office:value-type="float" office:value="1.01411399000848">
            <text:p>1.014113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33">
            <text:p>833</text:p>
          </table:table-cell>
          <table:table-cell office:value-type="float" office:value="600">
            <text:p>600</text:p>
          </table:table-cell>
          <table:table-cell office:value-type="float" office:value="14914">
            <text:p>14914</text:p>
          </table:table-cell>
          <table:table-cell office:value-type="float" office:value="19948">
            <text:p>19948</text:p>
          </table:table-cell>
          <table:table-cell office:value-type="float" office:value="28902">
            <text:p>28902</text:p>
          </table:table-cell>
          <table:table-cell office:value-type="float" office:value="203.625">
            <text:p>203.625</text:p>
          </table:table-cell>
          <table:table-cell office:value-type="float" office:value="-59.75">
            <text:p>-59.75</text:p>
          </table:table-cell>
          <table:table-cell office:value-type="float" office:value="232.25">
            <text:p>232.25</text:p>
          </table:table-cell>
          <table:table-cell office:value-type="float" office:value="0.0136532787984444">
            <text:p>0.0136532788</text:p>
          </table:table-cell>
          <table:table-cell office:value-type="float" office:value="-0.00299528774814518">
            <text:p>-0.0029952877</text:p>
          </table:table-cell>
          <table:table-cell office:value-type="float" office:value="0.00803577607086015">
            <text:p>0.0080357761</text:p>
          </table:table-cell>
          <table:table-cell office:value-type="float" office:value="1.04815184335757">
            <text:p>1.0481518434</text:p>
          </table:table-cell>
          <table:table-cell office:value-type="float" office:value="0.989534077508933">
            <text:p>0.9895340775</text:p>
          </table:table-cell>
          <table:table-cell office:value-type="float" office:value="1.02825178069425">
            <text:p>1.02825178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1261">
            <text:p>1261</text:p>
          </table:table-cell>
          <table:table-cell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14836">
            <text:p>14836</text:p>
          </table:table-cell>
          <table:table-cell office:value-type="float" office:value="21308">
            <text:p>21308</text:p>
          </table:table-cell>
          <table:table-cell office:value-type="float" office:value="30425">
            <text:p>30425</text:p>
          </table:table-cell>
          <table:table-cell office:value-type="float" office:value="74.375">
            <text:p>74.375</text:p>
          </table:table-cell>
          <table:table-cell office:value-type="float" office:value="0.375">
            <text:p>0.375</text:p>
          </table:table-cell>
          <table:table-cell office:value-type="float" office:value="-47">
            <text:p>-47</text:p>
          </table:table-cell>
          <table:table-cell office:value-type="float" office:value="0.00501314370450256">
            <text:p>0.0050131437</text:p>
          </table:table-cell>
          <table:table-cell table:style-name="ce17" office:value-type="float" office:value="0.000017599023840811">
            <text:p>1.76E-005</text:p>
          </table:table-cell>
          <table:table-cell office:value-type="float" office:value="-0.00154478225143796">
            <text:p>-0.0015447823</text:p>
          </table:table-cell>
          <table:table-cell office:value-type="float" office:value="1.01759526092097">
            <text:p>1.0175952609</text:p>
          </table:table-cell>
          <table:table-cell office:value-type="float" office:value="1.0000615971905">
            <text:p>1.0000615972</text:p>
          </table:table-cell>
          <table:table-cell office:value-type="float" office:value="0.994597939370288">
            <text:p>0.99459793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616">
            <text:p>616</text:p>
          </table:table-cell>
          <table:table-cell office:value-type="float" office:value="15034">
            <text:p>15034</text:p>
          </table:table-cell>
          <table:table-cell office:value-type="float" office:value="21156">
            <text:p>21156</text:p>
          </table:table-cell>
          <table:table-cell office:value-type="float" office:value="31353">
            <text:p>31353</text:p>
          </table:table-cell>
          <table:table-cell office:value-type="float" office:value="216.25">
            <text:p>216.25</text:p>
          </table:table-cell>
          <table:table-cell office:value-type="float" office:value="71.25">
            <text:p>71.25</text:p>
          </table:table-cell>
          <table:table-cell office:value-type="float" office:value="-325.125">
            <text:p>-325.125</text:p>
          </table:table-cell>
          <table:table-cell office:value-type="float" office:value="0.0143840627910071">
            <text:p>0.0143840628</text:p>
          </table:table-cell>
          <table:table-cell office:value-type="float" office:value="0.00336783891094725">
            <text:p>0.0033678389</text:p>
          </table:table-cell>
          <table:table-cell office:value-type="float" office:value="-0.0103698210697541">
            <text:p>-0.0103698211</text:p>
          </table:table-cell>
          <table:table-cell office:value-type="float" office:value="1.05074974624278">
            <text:p>1.0507497462</text:p>
          </table:table-cell>
          <table:table-cell office:value-type="float" office:value="1.01180966717262">
            <text:p>1.0118096672</text:p>
          </table:table-cell>
          <table:table-cell office:value-type="float" office:value="0.963916391306337">
            <text:p>0.96391639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5436">
            <text:p>15436</text:p>
          </table:table-cell>
          <table:table-cell office:value-type="float" office:value="19689">
            <text:p>19689</text:p>
          </table:table-cell>
          <table:table-cell office:value-type="float" office:value="29874">
            <text:p>29874</text:p>
          </table:table-cell>
          <table:table-cell office:value-type="float" office:value="271.5">
            <text:p>271.5</text:p>
          </table:table-cell>
          <table:table-cell office:value-type="float" office:value="132.5">
            <text:p>132.5</text:p>
          </table:table-cell>
          <table:table-cell office:value-type="float" office:value="-815.625">
            <text:p>-815.625</text:p>
          </table:table-cell>
          <table:table-cell office:value-type="float" office:value="0.0175887535630993">
            <text:p>0.0175887536</text:p>
          </table:table-cell>
          <table:table-cell office:value-type="float" office:value="0.00672964599522576">
            <text:p>0.006729646</text:p>
          </table:table-cell>
          <table:table-cell office:value-type="float" office:value="-0.0273021691102631">
            <text:p>-0.0273021691</text:p>
          </table:table-cell>
          <table:table-cell office:value-type="float" office:value="1.06216699140458">
            <text:p>1.0621669914</text:p>
          </table:table-cell>
          <table:table-cell office:value-type="float" office:value="1.02364252572832">
            <text:p>1.0236425257</text:p>
          </table:table-cell>
          <table:table-cell office:value-type="float" office:value="0.905903408652805">
            <text:p>0.905903408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039816888392">
            <text:p>-25.039816888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1234">
            <text:p>1234</text:p>
          </table:table-cell>
          <table:table-cell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14982">
            <text:p>14982</text:p>
          </table:table-cell>
          <table:table-cell office:value-type="float" office:value="20467">
            <text:p>20467</text:p>
          </table:table-cell>
          <table:table-cell office:value-type="float" office:value="29133">
            <text:p>29133</text:p>
          </table:table-cell>
          <table:table-cell office:value-type="float" office:value="111.625">
            <text:p>111.625</text:p>
          </table:table-cell>
          <table:table-cell office:value-type="float" office:value="-988.125">
            <text:p>-988.125</text:p>
          </table:table-cell>
          <table:table-cell office:value-type="float" office:value="274.125">
            <text:p>274.125</text:p>
          </table:table-cell>
          <table:table-cell office:value-type="float" office:value="0.00745060739554132">
            <text:p>0.0074506074</text:p>
          </table:table-cell>
          <table:table-cell office:value-type="float" office:value="-0.0482789368251331">
            <text:p>-0.0482789368</text:p>
          </table:table-cell>
          <table:table-cell office:value-type="float" office:value="0.00940943260220369">
            <text:p>0.0094094326</text:p>
          </table:table-cell>
          <table:table-cell office:value-type="float" office:value="1.0261859285235">
            <text:p>1.0261859285</text:p>
          </table:table-cell>
          <table:table-cell office:value-type="float" office:value="0.835592198364326">
            <text:p>0.8355921984</text:p>
          </table:table-cell>
          <table:table-cell office:value-type="float" office:value="1.03310654745463">
            <text:p>1.0331065475</text:p>
          </table:table-cell>
          <table:table-cell office:value-type="float" office:value="0">
            <text:p>0</text:p>
          </table:table-cell>
          <table:table-cell office:value-type="float" office:value="-14.0077025740677">
            <text:p>-14.00770257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182">
            <text:p>1182</text:p>
          </table:table-cell>
          <table:table-cell office:value-type="float" office:value="520">
            <text:p>520</text:p>
          </table:table-cell>
          <table:table-cell office:value-type="float" office:value="14412">
            <text:p>14412</text:p>
          </table:table-cell>
          <table:table-cell office:value-type="float" office:value="18762">
            <text:p>18762</text:p>
          </table:table-cell>
          <table:table-cell office:value-type="float" office:value="30377">
            <text:p>30377</text:p>
          </table:table-cell>
          <table:table-cell office:value-type="float" office:value="-831.25">
            <text:p>-831.25</text:p>
          </table:table-cell>
          <table:table-cell office:value-type="float" office:value="160.5">
            <text:p>160.5</text:p>
          </table:table-cell>
          <table:table-cell office:value-type="float" office:value="-113.625">
            <text:p>-113.625</text:p>
          </table:table-cell>
          <table:table-cell office:value-type="float" office:value="-0.0576776297529836">
            <text:p>-0.0576776298</text:p>
          </table:table-cell>
          <table:table-cell office:value-type="float" office:value="0.00855452510393348">
            <text:p>0.0085545251</text:p>
          </table:table-cell>
          <table:table-cell office:value-type="float" office:value="-0.00374049445304013">
            <text:p>-0.0037404945</text:p>
          </table:table-cell>
          <table:table-cell office:value-type="float" office:value="0.804648645453445">
            <text:p>0.8046486455</text:p>
          </table:table-cell>
          <table:table-cell office:value-type="float" office:value="1.03008427046728">
            <text:p>1.0300842705</text:p>
          </table:table-cell>
          <table:table-cell office:value-type="float" office:value="0.986935692359916">
            <text:p>0.9869356924</text:p>
          </table:table-cell>
          <table:table-cell office:value-type="float" office:value="-11.6676037009483">
            <text:p>-11.667603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table:number-columns-repeated="2" office:value-type="float" office:value="468">
            <text:p>468</text:p>
          </table:table-cell>
          <table:table-cell office:value-type="float" office:value="13266">
            <text:p>13266</text:p>
          </table:table-cell>
          <table:table-cell office:value-type="float" office:value="19072">
            <text:p>19072</text:p>
          </table:table-cell>
          <table:table-cell office:value-type="float" office:value="31353">
            <text:p>31353</text:p>
          </table:table-cell>
          <table:table-cell office:value-type="float" office:value="-810.375">
            <text:p>-810.375</text:p>
          </table:table-cell>
          <table:table-cell office:value-type="float" office:value="206.375">
            <text:p>206.375</text:p>
          </table:table-cell>
          <table:table-cell office:value-type="float" office:value="-325.125">
            <text:p>-325.125</text:p>
          </table:table-cell>
          <table:table-cell office:value-type="float" office:value="-0.0610866123925825">
            <text:p>-0.0610866124</text:p>
          </table:table-cell>
          <table:table-cell office:value-type="float" office:value="0.0108208368288591">
            <text:p>0.0108208368</text:p>
          </table:table-cell>
          <table:table-cell office:value-type="float" office:value="-0.0103698210697541">
            <text:p>-0.0103698211</text:p>
          </table:table-cell>
          <table:table-cell office:value-type="float" office:value="0.79351074208462">
            <text:p>0.7935107421</text:p>
          </table:table-cell>
          <table:table-cell office:value-type="float" office:value="1.03810242629997">
            <text:p>1.0381024263</text:p>
          </table:table-cell>
          <table:table-cell office:value-type="float" office:value="0.963916391306337">
            <text:p>0.9639163913</text:p>
          </table:table-cell>
          <table:table-cell office:value-type="float" office:value="-10.9967430467579">
            <text:p>-10.99674304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83">
            <text:p>1183</text:p>
          </table:table-cell>
          <table:table-cell office:value-type="float" office:value="510">
            <text:p>510</text:p>
          </table:table-cell>
          <table:table-cell office:value-type="float" office:value="11394">
            <text:p>11394</text:p>
          </table:table-cell>
          <table:table-cell office:value-type="float" office:value="19362">
            <text:p>19362</text:p>
          </table:table-cell>
          <table:table-cell office:value-type="float" office:value="29955">
            <text:p>29955</text:p>
          </table:table-cell>
          <table:table-cell office:value-type="float" office:value="-748.875">
            <text:p>-748.875</text:p>
          </table:table-cell>
          <table:table-cell office:value-type="float" office:value="321.375">
            <text:p>321.375</text:p>
          </table:table-cell>
          <table:table-cell office:value-type="float" office:value="-838.875">
            <text:p>-838.875</text:p>
          </table:table-cell>
          <table:table-cell office:value-type="float" office:value="-0.0657253817798841">
            <text:p>-0.0657253818</text:p>
          </table:table-cell>
          <table:table-cell office:value-type="float" office:value="0.0165982336535482">
            <text:p>0.0165982337</text:p>
          </table:table-cell>
          <table:table-cell office:value-type="float" office:value="-0.0280045067601402">
            <text:p>-0.0280045068</text:p>
          </table:table-cell>
          <table:table-cell office:value-type="float" office:value="0.778428022358224">
            <text:p>0.7784280224</text:p>
          </table:table-cell>
          <table:table-cell office:value-type="float" office:value="1.05863380045384">
            <text:p>1.0586338005</text:p>
          </table:table-cell>
          <table:table-cell office:value-type="float" office:value="0.903521361041312">
            <text:p>0.903521361</text:p>
          </table:table-cell>
          <table:table-cell office:value-type="float" office:value="-10.1956108864442">
            <text:p>-10.1956108864</text:p>
          </table:table-cell>
          <table:table-cell office:value-type="float" office:value="0">
            <text:p>0</text:p>
          </table:table-cell>
          <table:table-cell office:value-type="float" office:value="-24.4030583356728">
            <text:p>-24.403058335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1216">
            <text:p>1216</text:p>
          </table:table-cell>
          <table:table-cell office:value-type="float" office:value="803">
            <text:p>803</text:p>
          </table:table-cell>
          <table:table-cell office:value-type="float" office:value="540">
            <text:p>540</text:p>
          </table:table-cell>
          <table:table-cell office:value-type="float" office:value="10626">
            <text:p>10626</text:p>
          </table:table-cell>
          <table:table-cell office:value-type="float" office:value="18253">
            <text:p>18253</text:p>
          </table:table-cell>
          <table:table-cell office:value-type="float" office:value="29087">
            <text:p>29087</text:p>
          </table:table-cell>
          <table:table-cell office:value-type="float" office:value="-494.375">
            <text:p>-494.375</text:p>
          </table:table-cell>
          <table:table-cell office:value-type="float" office:value="-862.25">
            <text:p>-862.25</text:p>
          </table:table-cell>
          <table:table-cell office:value-type="float" office:value="149.375">
            <text:p>149.375</text:p>
          </table:table-cell>
          <table:table-cell office:value-type="float" office:value="-0.0465250329380764">
            <text:p>-0.0465250329</text:p>
          </table:table-cell>
          <table:table-cell office:value-type="float" office:value="-0.0472388100586205">
            <text:p>-0.0472388101</text:p>
          </table:table-cell>
          <table:table-cell office:value-type="float" office:value="0.00513545570185994">
            <text:p>0.0051354557</text:p>
          </table:table-cell>
          <table:table-cell office:value-type="float" office:value="0.841404958948915">
            <text:p>0.8414049589</text:p>
          </table:table-cell>
          <table:table-cell office:value-type="float" office:value="0.839037914939307">
            <text:p>0.8390379149</text:p>
          </table:table-cell>
          <table:table-cell office:value-type="float" office:value="1.01802578585083">
            <text:p>1.0180257859</text:p>
          </table:table-cell>
          <table:table-cell office:value-type="float" office:value="-14.5490451476939">
            <text:p>-14.5490451477</text:p>
          </table:table-cell>
          <table:table-cell office:value-type="float" office:value="-14.3238879261198">
            <text:p>-14.3238879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office:value-type="float" office:value="841">
            <text:p>841</text:p>
          </table:table-cell>
          <table:table-cell table:number-columns-repeated="2" office:value-type="float" office:value="577">
            <text:p>577</text:p>
          </table:table-cell>
          <table:table-cell office:value-type="float" office:value="11038">
            <text:p>11038</text:p>
          </table:table-cell>
          <table:table-cell office:value-type="float" office:value="18400">
            <text:p>18400</text:p>
          </table:table-cell>
          <table:table-cell office:value-type="float" office:value="30392">
            <text:p>30392</text:p>
          </table:table-cell>
          <table:table-cell office:value-type="float" office:value="-328.125">
            <text:p>-328.125</text:p>
          </table:table-cell>
          <table:table-cell office:value-type="float" office:value="-985.25">
            <text:p>-985.25</text:p>
          </table:table-cell>
          <table:table-cell office:value-type="float" office:value="-34">
            <text:p>-34</text:p>
          </table:table-cell>
          <table:table-cell office:value-type="float" office:value="-0.0297268526907048">
            <text:p>-0.0297268527</text:p>
          </table:table-cell>
          <table:table-cell office:value-type="float" office:value="-0.0535461956521739">
            <text:p>-0.0535461957</text:p>
          </table:table-cell>
          <table:table-cell office:value-type="float" office:value="-0.00111871545143459">
            <text:p>-0.0011187155</text:p>
          </table:table-cell>
          <table:table-cell office:value-type="float" office:value="0.897688039693487">
            <text:p>0.8976880397</text:p>
          </table:table-cell>
          <table:table-cell office:value-type="float" office:value="0.81820801755228">
            <text:p>0.8182080176</text:p>
          </table:table-cell>
          <table:table-cell office:value-type="float" office:value="0.996086948907531">
            <text:p>0.9960869489</text:p>
          </table:table-cell>
          <table:table-cell office:value-type="float" office:value="-22.9688904046137">
            <text:p>-22.9688904046</text:p>
          </table:table-cell>
          <table:table-cell office:value-type="float" office:value="-12.5950923125714">
            <text:p>-12.59509231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1252">
            <text:p>1252</text:p>
          </table:table-cell>
          <table:table-cell table:number-columns-repeated="2" office:value-type="float" office:value="844">
            <text:p>844</text:p>
          </table:table-cell>
          <table:table-cell office:value-type="float" office:value="11698">
            <text:p>11698</text:p>
          </table:table-cell>
          <table:table-cell office:value-type="float" office:value="18520">
            <text:p>18520</text:p>
          </table:table-cell>
          <table:table-cell office:value-type="float" office:value="30940">
            <text:p>30940</text:p>
          </table:table-cell>
          <table:table-cell office:value-type="float" office:value="-206.5">
            <text:p>-206.5</text:p>
          </table:table-cell>
          <table:table-cell office:value-type="float" office:value="-246.5">
            <text:p>-246.5</text:p>
          </table:table-cell>
          <table:table-cell office:value-type="float" office:value="-344.375">
            <text:p>-344.375</text:p>
          </table:table-cell>
          <table:table-cell office:value-type="float" office:value="-0.0176525901863566">
            <text:p>-0.0176525902</text:p>
          </table:table-cell>
          <table:table-cell office:value-type="float" office:value="-0.0133099352051836">
            <text:p>-0.0133099352</text:p>
          </table:table-cell>
          <table:table-cell office:value-type="float" office:value="-0.0111304137039431">
            <text:p>-0.0111304137</text:p>
          </table:table-cell>
          <table:table-cell office:value-type="float" office:value="0.938826697670715">
            <text:p>0.9388266977</text:p>
          </table:table-cell>
          <table:table-cell office:value-type="float" office:value="0.953762449357183">
            <text:p>0.9537624494</text:p>
          </table:table-cell>
          <table:table-cell office:value-type="float" office:value="0.961286368810272">
            <text:p>0.96128636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8">
            <text:p>878</text:p>
          </table:table-cell>
          <table:table-cell office:value-type="float" office:value="1284">
            <text:p>1284</text:p>
          </table:table-cell>
          <table:table-cell office:value-type="float" office:value="11576">
            <text:p>11576</text:p>
          </table:table-cell>
          <table:table-cell office:value-type="float" office:value="17800">
            <text:p>17800</text:p>
          </table:table-cell>
          <table:table-cell office:value-type="float" office:value="29904">
            <text:p>29904</text:p>
          </table:table-cell>
          <table:table-cell office:value-type="float" office:value="-776.125">
            <text:p>-776.125</text:p>
          </table:table-cell>
          <table:table-cell office:value-type="float" office:value="-548.875">
            <text:p>-548.875</text:p>
          </table:table-cell>
          <table:table-cell office:value-type="float" office:value="-842.375">
            <text:p>-842.375</text:p>
          </table:table-cell>
          <table:table-cell office:value-type="float" office:value="-0.0670460435383552">
            <text:p>-0.0670460435</text:p>
          </table:table-cell>
          <table:table-cell office:value-type="float" office:value="-0.0308356741573034">
            <text:p>-0.0308356742</text:p>
          </table:table-cell>
          <table:table-cell office:value-type="float" office:value="-0.0281693084537186">
            <text:p>-0.0281693085</text:p>
          </table:table-cell>
          <table:table-cell office:value-type="float" office:value="0.774149384645885">
            <text:p>0.7741493846</text:p>
          </table:table-cell>
          <table:table-cell office:value-type="float" office:value="0.89393878449888">
            <text:p>0.8939387845</text:p>
          </table:table-cell>
          <table:table-cell office:value-type="float" office:value="0.902962699891956">
            <text:p>0.9029626999</text:p>
          </table:table-cell>
          <table:table-cell office:value-type="float" office:value="-9.98779366273269">
            <text:p>-9.9877936627</text:p>
          </table:table-cell>
          <table:table-cell office:value-type="float" office:value="-22.1303598059385">
            <text:p>-22.1303598059</text:p>
          </table:table-cell>
          <table:table-cell office:value-type="float" office:value="-24.2582437216267">
            <text:p>-24.2582437216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39">
            <text:p>1239</text:p>
          </table:table-cell>
          <table:table-cell office:value-type="float" office:value="10786">
            <text:p>10786</text:p>
          </table:table-cell>
          <table:table-cell office:value-type="float" office:value="16308">
            <text:p>16308</text:p>
          </table:table-cell>
          <table:table-cell office:value-type="float" office:value="27388">
            <text:p>27388</text:p>
          </table:table-cell>
          <table:table-cell office:value-type="float" office:value="-510.75">
            <text:p>-510.75</text:p>
          </table:table-cell>
          <table:table-cell office:value-type="float" office:value="-786.625">
            <text:p>-786.625</text:p>
          </table:table-cell>
          <table:table-cell office:value-type="float" office:value="-1338.75">
            <text:p>-1338.75</text:p>
          </table:table-cell>
          <table:table-cell office:value-type="float" office:value="-0.0473530502503245">
            <text:p>-0.0473530503</text:p>
          </table:table-cell>
          <table:table-cell office:value-type="float" office:value="-0.0482355285749325">
            <text:p>-0.0482355286</text:p>
          </table:table-cell>
          <table:table-cell office:value-type="float" office:value="-0.0488808967430992">
            <text:p>-0.0488808967</text:p>
          </table:table-cell>
          <table:table-cell office:value-type="float" office:value="0.838659254405163">
            <text:p>0.8386592544</text:p>
          </table:table-cell>
          <table:table-cell office:value-type="float" office:value="0.835735915772866">
            <text:p>0.8357359158</text:p>
          </table:table-cell>
          <table:table-cell office:value-type="float" office:value="0.833599971849316">
            <text:p>0.8335999718</text:p>
          </table:table-cell>
          <table:table-cell office:value-type="float" office:value="-14.2884814722236">
            <text:p>-14.2884814722</text:p>
          </table:table-cell>
          <table:table-cell office:value-type="float" office:value="-14.0206255202339">
            <text:p>-14.0206255202</text:p>
          </table:table-cell>
          <table:table-cell office:value-type="float" office:value="-13.8308603688625">
            <text:p>-13.8308603689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24">
            <text:p>1224</text:p>
          </table:table-cell>
          <table:table-cell office:value-type="float" office:value="11034">
            <text:p>11034</text:p>
          </table:table-cell>
          <table:table-cell office:value-type="float" office:value="15556">
            <text:p>15556</text:p>
          </table:table-cell>
          <table:table-cell office:value-type="float" office:value="24844">
            <text:p>24844</text:p>
          </table:table-cell>
          <table:table-cell office:value-type="float" office:value="-271.5">
            <text:p>-271.5</text:p>
          </table:table-cell>
          <table:table-cell office:value-type="float" office:value="-103">
            <text:p>-103</text:p>
          </table:table-cell>
          <table:table-cell office:value-type="float" office:value="-1423.875">
            <text:p>-1423.875</text:p>
          </table:table-cell>
          <table:table-cell office:value-type="float" office:value="-0.0246057640021751">
            <text:p>-0.024605764</text:p>
          </table:table-cell>
          <table:table-cell office:value-type="float" office:value="-0.0066212393931602">
            <text:p>-0.0066212394</text:p>
          </table:table-cell>
          <table:table-cell office:value-type="float" office:value="-0.0573126308162937">
            <text:p>-0.0573126308</text:p>
          </table:table-cell>
          <table:table-cell office:value-type="float" office:value="0.915066495491763">
            <text:p>0.9150664955</text:p>
          </table:table-cell>
          <table:table-cell office:value-type="float" office:value="0.976911590113698">
            <text:p>0.9769115901</text:p>
          </table:table-cell>
          <table:table-cell office:value-type="float" office:value="0.805843877939098">
            <text:p>0.8058438779</text:p>
          </table:table-cell>
          <table:table-cell office:value-type="float" office:value="-27.8221015065571">
            <text:p>-27.8221015066</text:p>
          </table:table-cell>
          <table:table-cell office:value-type="float" office:value="0">
            <text:p>0</text:p>
          </table:table-cell>
          <table:table-cell office:value-type="float" office:value="-11.7441609296764">
            <text:p>-11.744160929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829">
            <text:p>829</text:p>
          </table:table-cell>
          <table:table-cell table:number-columns-repeated="2" office:value-type="float" office:value="570">
            <text:p>570</text:p>
          </table:table-cell>
          <table:table-cell office:value-type="float" office:value="11672">
            <text:p>11672</text:p>
          </table:table-cell>
          <table:table-cell office:value-type="float" office:value="14960">
            <text:p>14960</text:p>
          </table:table-cell>
          <table:table-cell office:value-type="float" office:value="22490">
            <text:p>22490</text:p>
          </table:table-cell>
          <table:table-cell office:value-type="float" office:value="-154.25">
            <text:p>-154.25</text:p>
          </table:table-cell>
          <table:table-cell office:value-type="float" office:value="-184.375">
            <text:p>-184.375</text:p>
          </table:table-cell>
          <table:table-cell office:value-type="float" office:value="-1395.875">
            <text:p>-1395.875</text:p>
          </table:table-cell>
          <table:table-cell office:value-type="float" office:value="-0.0132153872515422">
            <text:p>-0.0132153873</text:p>
          </table:table-cell>
          <table:table-cell office:value-type="float" office:value="-0.0123245320855615">
            <text:p>-0.0123245321</text:p>
          </table:table-cell>
          <table:table-cell office:value-type="float" office:value="-0.0620664739884393">
            <text:p>-0.062066474</text:p>
          </table:table-cell>
          <table:table-cell office:value-type="float" office:value="0.954088451681611">
            <text:p>0.9540884517</text:p>
          </table:table-cell>
          <table:table-cell office:value-type="float" office:value="0.957161850119146">
            <text:p>0.9571618501</text:p>
          </table:table-cell>
          <table:table-cell office:value-type="float" office:value="0.790317745539443">
            <text:p>0.7903177455</text:p>
          </table:table-cell>
          <table:table-cell table:number-columns-repeated="2" office:value-type="float" office:value="0">
            <text:p>0</text:p>
          </table:table-cell>
          <table:table-cell office:value-type="float" office:value="-10.8175450096208">
            <text:p>-10.817545009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office:value-type="float" office:value="1303">
            <text:p>1303</text:p>
          </table:table-cell>
          <table:table-cell office:value-type="float" office:value="897">
            <text:p>897</text:p>
          </table:table-cell>
          <table:table-cell office:value-type="float" office:value="1303">
            <text:p>1303</text:p>
          </table:table-cell>
          <table:table-cell office:value-type="float" office:value="10716">
            <text:p>10716</text:p>
          </table:table-cell>
          <table:table-cell office:value-type="float" office:value="14437">
            <text:p>14437</text:p>
          </table:table-cell>
          <table:table-cell office:value-type="float" office:value="19772">
            <text:p>19772</text:p>
          </table:table-cell>
          <table:table-cell office:value-type="float" office:value="-50.5">
            <text:p>-50.5</text:p>
          </table:table-cell>
          <table:table-cell office:value-type="float" office:value="-86.75">
            <text:p>-86.75</text:p>
          </table:table-cell>
          <table:table-cell office:value-type="float" office:value="-113.625">
            <text:p>-113.625</text:p>
          </table:table-cell>
          <table:table-cell office:value-type="float" office:value="-0.00471257932064203">
            <text:p>-0.0047125793</text:p>
          </table:table-cell>
          <table:table-cell office:value-type="float" office:value="-0.00600886610791716">
            <text:p>-0.0060088661</text:p>
          </table:table-cell>
          <table:table-cell office:value-type="float" office:value="-0.00574676309933239">
            <text:p>-0.0057467631</text:p>
          </table:table-cell>
          <table:table-cell office:value-type="float" office:value="0.983549500849305">
            <text:p>0.9835495008</text:p>
          </table:table-cell>
          <table:table-cell office:value-type="float" office:value="0.97903973730722">
            <text:p>0.9790397373</text:p>
          </table:table-cell>
          <table:table-cell office:value-type="float" office:value="0.979951058713132">
            <text:p>0.97995105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67">
            <text:p>1267</text:p>
          </table:table-cell>
          <table:table-cell office:value-type="float" office:value="10610">
            <text:p>10610</text:p>
          </table:table-cell>
          <table:table-cell office:value-type="float" office:value="13690">
            <text:p>13690</text:p>
          </table:table-cell>
          <table:table-cell office:value-type="float" office:value="21001">
            <text:p>21001</text:p>
          </table:table-cell>
          <table:table-cell office:value-type="float" office:value="-81.25">
            <text:p>-81.25</text:p>
          </table:table-cell>
          <table:table-cell office:value-type="float" office:value="-143">
            <text:p>-143</text:p>
          </table:table-cell>
          <table:table-cell office:value-type="float" office:value="-15.375">
            <text:p>-15.375</text:p>
          </table:table-cell>
          <table:table-cell office:value-type="float" office:value="-0.00765786993402451">
            <text:p>-0.0076578699</text:p>
          </table:table-cell>
          <table:table-cell office:value-type="float" office:value="-0.010445580715851">
            <text:p>-0.0104455807</text:p>
          </table:table-cell>
          <table:table-cell office:value-type="float" office:value="-0.000732107994857388">
            <text:p>-0.000732108</text:p>
          </table:table-cell>
          <table:table-cell office:value-type="float" office:value="0.97331239545589">
            <text:p>0.9733123955</text:p>
          </table:table-cell>
          <table:table-cell office:value-type="float" office:value="0.963654323401245">
            <text:p>0.9636543234</text:p>
          </table:table-cell>
          <table:table-cell office:value-type="float" office:value="0.997438672542947">
            <text:p>0.99743867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64">
            <text:p>864</text:p>
          </table:table-cell>
          <table:table-cell office:value-type="float" office:value="608">
            <text:p>608</text:p>
          </table:table-cell>
          <table:table-cell office:value-type="float" office:value="10380">
            <text:p>10380</text:p>
          </table:table-cell>
          <table:table-cell office:value-type="float" office:value="14142">
            <text:p>14142</text:p>
          </table:table-cell>
          <table:table-cell office:value-type="float" office:value="20891">
            <text:p>20891</text:p>
          </table:table-cell>
          <table:table-cell office:value-type="float" office:value="-129.75">
            <text:p>-129.75</text:p>
          </table:table-cell>
          <table:table-cell office:value-type="float" office:value="-382.25">
            <text:p>-382.25</text:p>
          </table:table-cell>
          <table:table-cell office:value-type="float" office:value="-178.25">
            <text:p>-178.25</text:p>
          </table:table-cell>
          <table:table-cell office:value-type="float" office:value="-0.0125">
            <text:p>-0.0125</text:p>
          </table:table-cell>
          <table:table-cell office:value-type="float" office:value="-0.0270294159241974">
            <text:p>-0.0270294159</text:p>
          </table:table-cell>
          <table:table-cell office:value-type="float" office:value="-0.00853238236561199">
            <text:p>-0.0085323824</text:p>
          </table:table-cell>
          <table:table-cell office:value-type="float" office:value="0.95655625">
            <text:p>0.95655625</text:p>
          </table:table-cell>
          <table:table-cell office:value-type="float" office:value="0.906828999342707">
            <text:p>0.9068289993</text:p>
          </table:table-cell>
          <table:table-cell office:value-type="float" office:value="0.970279352756071">
            <text:p>0.9702793528</text:p>
          </table:table-cell>
          <table:table-cell office:value-type="float" office:value="0">
            <text:p>0</text:p>
          </table:table-cell>
          <table:table-cell office:value-type="float" office:value="-25.2960226732669">
            <text:p>-25.29602267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office:value-type="float" office:value="881">
            <text:p>881</text:p>
          </table:table-cell>
          <table:table-cell office:value-type="float" office:value="1294">
            <text:p>1294</text:p>
          </table:table-cell>
          <table:table-cell office:value-type="float" office:value="623">
            <text:p>623</text:p>
          </table:table-cell>
          <table:table-cell office:value-type="float" office:value="10672">
            <text:p>10672</text:p>
          </table:table-cell>
          <table:table-cell office:value-type="float" office:value="14650">
            <text:p>14650</text:p>
          </table:table-cell>
          <table:table-cell office:value-type="float" office:value="20193">
            <text:p>20193</text:p>
          </table:table-cell>
          <table:table-cell office:value-type="float" office:value="-156">
            <text:p>-156</text:p>
          </table:table-cell>
          <table:table-cell office:value-type="float" office:value="-218.75">
            <text:p>-218.75</text:p>
          </table:table-cell>
          <table:table-cell office:value-type="float" office:value="-365.125">
            <text:p>-365.125</text:p>
          </table:table-cell>
          <table:table-cell office:value-type="float" office:value="-0.0146176911544228">
            <text:p>-0.0146176912</text:p>
          </table:table-cell>
          <table:table-cell office:value-type="float" office:value="-0.0149317406143345">
            <text:p>-0.0149317406</text:p>
          </table:table-cell>
          <table:table-cell office:value-type="float" office:value="-0.0180817610062893">
            <text:p>-0.018081761</text:p>
          </table:table-cell>
          <table:table-cell office:value-type="float" office:value="0.949256887673105">
            <text:p>0.9492568877</text:p>
          </table:table-cell>
          <table:table-cell office:value-type="float" office:value="0.948175903330266">
            <text:p>0.9481759033</text:p>
          </table:table-cell>
          <table:table-cell office:value-type="float" office:value="0.937354658636921">
            <text:p>0.93735465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office:value-type="float" office:value="1245">
            <text:p>1245</text:p>
          </table:table-cell>
          <table:table-cell office:value-type="float" office:value="572">
            <text:p>572</text:p>
          </table:table-cell>
          <table:table-cell office:value-type="float" office:value="10808">
            <text:p>10808</text:p>
          </table:table-cell>
          <table:table-cell office:value-type="float" office:value="13974">
            <text:p>13974</text:p>
          </table:table-cell>
          <table:table-cell office:value-type="float" office:value="19926">
            <text:p>19926</text:p>
          </table:table-cell>
          <table:table-cell office:value-type="float" office:value="-62.125">
            <text:p>-62.125</text:p>
          </table:table-cell>
          <table:table-cell office:value-type="float" office:value="-33.375">
            <text:p>-33.375</text:p>
          </table:table-cell>
          <table:table-cell office:value-type="float" office:value="-137.375">
            <text:p>-137.375</text:p>
          </table:table-cell>
          <table:table-cell office:value-type="float" office:value="-0.00574805699481865">
            <text:p>-0.005748057</text:p>
          </table:table-cell>
          <table:table-cell office:value-type="float" office:value="-0.00238836410476599">
            <text:p>-0.0023883641</text:p>
          </table:table-cell>
          <table:table-cell office:value-type="float" office:value="-0.00689425875740239">
            <text:p>-0.0068942588</text:p>
          </table:table-cell>
          <table:table-cell office:value-type="float" office:value="0.979946559230197">
            <text:p>0.9799465592</text:p>
          </table:table-cell>
          <table:table-cell office:value-type="float" office:value="0.991651906028189">
            <text:p>0.991651906</text:p>
          </table:table-cell>
          <table:table-cell office:value-type="float" office:value="0.975963254724567">
            <text:p>0.97596325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office:value-type="float" office:value="547">
            <text:p>547</text:p>
          </table:table-cell>
          <table:table-cell office:value-type="float" office:value="807">
            <text:p>807</text:p>
          </table:table-cell>
          <table:table-cell office:value-type="float" office:value="547">
            <text:p>547</text:p>
          </table:table-cell>
          <table:table-cell office:value-type="float" office:value="10664">
            <text:p>10664</text:p>
          </table:table-cell>
          <table:table-cell office:value-type="float" office:value="14405">
            <text:p>14405</text:p>
          </table:table-cell>
          <table:table-cell office:value-type="float" office:value="20891">
            <text:p>20891</text:p>
          </table:table-cell>
          <table:table-cell office:value-type="float" office:value="-113.875">
            <text:p>-113.875</text:p>
          </table:table-cell>
          <table:table-cell office:value-type="float" office:value="-75">
            <text:p>-75</text:p>
          </table:table-cell>
          <table:table-cell office:value-type="float" office:value="-43.5">
            <text:p>-43.5</text:p>
          </table:table-cell>
          <table:table-cell office:value-type="float" office:value="-0.0106784508627157">
            <text:p>-0.0106784509</text:p>
          </table:table-cell>
          <table:table-cell office:value-type="float" office:value="-0.00520652551197501">
            <text:p>-0.0052065255</text:p>
          </table:table-cell>
          <table:table-cell office:value-type="float" office:value="-0.00208223636972859">
            <text:p>-0.0020822364</text:p>
          </table:table-cell>
          <table:table-cell office:value-type="float" office:value="0.962848919433637">
            <text:p>0.9628489194</text:p>
          </table:table-cell>
          <table:table-cell office:value-type="float" office:value="0.981830292207585">
            <text:p>0.9818302922</text:p>
          </table:table-cell>
          <table:table-cell office:value-type="float" office:value="0.992720670694217">
            <text:p>0.99272067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office:value-type="float" office:value="1300">
            <text:p>1300</text:p>
          </table:table-cell>
          <table:table-cell office:value-type="float" office:value="885">
            <text:p>885</text:p>
          </table:table-cell>
          <table:table-cell office:value-type="float" office:value="623">
            <text:p>623</text:p>
          </table:table-cell>
          <table:table-cell office:value-type="float" office:value="10395">
            <text:p>10395</text:p>
          </table:table-cell>
          <table:table-cell office:value-type="float" office:value="14345">
            <text:p>14345</text:p>
          </table:table-cell>
          <table:table-cell office:value-type="float" office:value="20863">
            <text:p>20863</text:p>
          </table:table-cell>
          <table:table-cell office:value-type="float" office:value="-98">
            <text:p>-98</text:p>
          </table:table-cell>
          <table:table-cell office:value-type="float" office:value="-66.25">
            <text:p>-66.25</text:p>
          </table:table-cell>
          <table:table-cell office:value-type="float" office:value="-170.5">
            <text:p>-170.5</text:p>
          </table:table-cell>
          <table:table-cell office:value-type="float" office:value="-0.00942760942760943">
            <text:p>-0.0094276094</text:p>
          </table:table-cell>
          <table:table-cell office:value-type="float" office:value="-0.00461833391425584">
            <text:p>-0.0046183339</text:p>
          </table:table-cell>
          <table:table-cell office:value-type="float" office:value="-0.00817236255572065">
            <text:p>-0.0081723626</text:p>
          </table:table-cell>
          <table:table-cell office:value-type="float" office:value="0.967177571449625">
            <text:p>0.9671775714</text:p>
          </table:table-cell>
          <table:table-cell office:value-type="float" office:value="0.983877636156066">
            <text:p>0.9838776362</text:p>
          </table:table-cell>
          <table:table-cell office:value-type="float" office:value="0.971527634574072">
            <text:p>0.971527634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office:value-type="float" office:value="656">
            <text:p>656</text:p>
          </table:table-cell>
          <table:table-cell office:value-type="float" office:value="917">
            <text:p>917</text:p>
          </table:table-cell>
          <table:table-cell office:value-type="float" office:value="1334">
            <text:p>1334</text:p>
          </table:table-cell>
          <table:table-cell office:value-type="float" office:value="10302">
            <text:p>10302</text:p>
          </table:table-cell>
          <table:table-cell office:value-type="float" office:value="13604">
            <text:p>13604</text:p>
          </table:table-cell>
          <table:table-cell office:value-type="float" office:value="20083">
            <text:p>20083</text:p>
          </table:table-cell>
          <table:table-cell office:value-type="float" office:value="2">
            <text:p>2</text:p>
          </table:table-cell>
          <table:table-cell office:value-type="float" office:value="-221.75">
            <text:p>-221.75</text:p>
          </table:table-cell>
          <table:table-cell office:value-type="float" office:value="-222.75">
            <text:p>-222.75</text:p>
          </table:table-cell>
          <table:table-cell office:value-type="float" office:value="0.0001941370607649">
            <text:p>0.0001941371</text:p>
          </table:table-cell>
          <table:table-cell office:value-type="float" office:value="-0.0163003528374008">
            <text:p>-0.0163003528</text:p>
          </table:table-cell>
          <table:table-cell office:value-type="float" office:value="-0.0110914703978489">
            <text:p>-0.0110914704</text:p>
          </table:table-cell>
          <table:table-cell office:value-type="float" office:value="1.00067955358351">
            <text:p>1.0006795536</text:p>
          </table:table-cell>
          <table:table-cell office:value-type="float" office:value="0.94346954001424">
            <text:p>0.94346954</text:p>
          </table:table-cell>
          <table:table-cell office:value-type="float" office:value="0.961420974210078">
            <text:p>0.96142097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office:value-type="float" office:value="877">
            <text:p>877</text:p>
          </table:table-cell>
          <table:table-cell office:value-type="float" office:value="615">
            <text:p>615</text:p>
          </table:table-cell>
          <table:table-cell office:value-type="float" office:value="10514">
            <text:p>10514</text:p>
          </table:table-cell>
          <table:table-cell office:value-type="float" office:value="13769">
            <text:p>13769</text:p>
          </table:table-cell>
          <table:table-cell office:value-type="float" office:value="18905">
            <text:p>18905</text:p>
          </table:table-cell>
          <table:table-cell office:value-type="float" office:value="-63.75">
            <text:p>-63.75</text:p>
          </table:table-cell>
          <table:table-cell office:value-type="float" office:value="-76.75">
            <text:p>-76.75</text:p>
          </table:table-cell>
          <table:table-cell office:value-type="float" office:value="-56.75">
            <text:p>-56.75</text:p>
          </table:table-cell>
          <table:table-cell office:value-type="float" office:value="-0.00606334411261176">
            <text:p>-0.0060633441</text:p>
          </table:table-cell>
          <table:table-cell office:value-type="float" office:value="-0.00557411576730336">
            <text:p>-0.0055741158</text:p>
          </table:table-cell>
          <table:table-cell office:value-type="float" office:value="-0.00300185136207353">
            <text:p>-0.0030018514</text:p>
          </table:table-cell>
          <table:table-cell office:value-type="float" office:value="0.978850353323842">
            <text:p>0.9788503533</text:p>
          </table:table-cell>
          <table:table-cell office:value-type="float" office:value="0.980551493516949">
            <text:p>0.9805514935</text:p>
          </table:table-cell>
          <table:table-cell office:value-type="float" office:value="0.989511182011479">
            <text:p>0.9895111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office:value-type="float" office:value="1308">
            <text:p>1308</text:p>
          </table:table-cell>
          <table:table-cell office:value-type="float" office:value="625">
            <text:p>625</text:p>
          </table:table-cell>
          <table:table-cell office:value-type="float" office:value="888">
            <text:p>888</text:p>
          </table:table-cell>
          <table:table-cell office:value-type="float" office:value="9952">
            <text:p>9952</text:p>
          </table:table-cell>
          <table:table-cell office:value-type="float" office:value="13538">
            <text:p>13538</text:p>
          </table:table-cell>
          <table:table-cell office:value-type="float" office:value="19459">
            <text:p>19459</text:p>
          </table:table-cell>
          <table:table-cell office:value-type="float" office:value="-226.25">
            <text:p>-226.25</text:p>
          </table:table-cell>
          <table:table-cell office:value-type="float" office:value="-161.25">
            <text:p>-161.25</text:p>
          </table:table-cell>
          <table:table-cell office:value-type="float" office:value="-139.125">
            <text:p>-139.125</text:p>
          </table:table-cell>
          <table:table-cell office:value-type="float" office:value="-0.0227341237942122">
            <text:p>-0.0227341238</text:p>
          </table:table-cell>
          <table:table-cell office:value-type="float" office:value="-0.0119109174176392">
            <text:p>-0.0119109174</text:p>
          </table:table-cell>
          <table:table-cell office:value-type="float" office:value="-0.00714964797779948">
            <text:p>-0.007149648</text:p>
          </table:table-cell>
          <table:table-cell office:value-type="float" office:value="0.921443573874251">
            <text:p>0.9214435739</text:p>
          </table:table-cell>
          <table:table-cell office:value-type="float" office:value="0.958589854147573">
            <text:p>0.9585898541</text:p>
          </table:table-cell>
          <table:table-cell office:value-type="float" office:value="0.975076422311466">
            <text:p>0.9750764223</text:p>
          </table:table-cell>
          <table:table-cell office:value-type="float" office:value="-30.141383132641">
            <text:p>-30.14138313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office:value-type="float" office:value="1309">
            <text:p>1309</text:p>
          </table:table-cell>
          <table:table-cell office:value-type="float" office:value="889">
            <text:p>889</text:p>
          </table:table-cell>
          <table:table-cell office:value-type="float" office:value="1309">
            <text:p>1309</text:p>
          </table:table-cell>
          <table:table-cell office:value-type="float" office:value="9948">
            <text:p>9948</text:p>
          </table:table-cell>
          <table:table-cell office:value-type="float" office:value="13282">
            <text:p>13282</text:p>
          </table:table-cell>
          <table:table-cell office:value-type="float" office:value="19177">
            <text:p>19177</text:p>
          </table:table-cell>
          <table:table-cell office:value-type="float" office:value="-250.375">
            <text:p>-250.375</text:p>
          </table:table-cell>
          <table:table-cell office:value-type="float" office:value="-131">
            <text:p>-131</text:p>
          </table:table-cell>
          <table:table-cell office:value-type="float" office:value="-110.625">
            <text:p>-110.625</text:p>
          </table:table-cell>
          <table:table-cell office:value-type="float" office:value="-0.025168375552875">
            <text:p>-0.0251683756</text:p>
          </table:table-cell>
          <table:table-cell office:value-type="float" office:value="-0.00986297244390905">
            <text:p>-0.0098629724</text:p>
          </table:table-cell>
          <table:table-cell office:value-type="float" office:value="-0.00576862908692705">
            <text:p>-0.0057686291</text:p>
          </table:table-cell>
          <table:table-cell office:value-type="float" office:value="0.91315224193576">
            <text:p>0.9131522419</text:p>
          </table:table-cell>
          <table:table-cell office:value-type="float" office:value="0.96567026176816">
            <text:p>0.9656702618</text:p>
          </table:table-cell>
          <table:table-cell office:value-type="float" office:value="0.979875021275579">
            <text:p>0.9798750213</text:p>
          </table:table-cell>
          <table:table-cell office:value-type="float" office:value="-27.1923560415693">
            <text:p>-27.19235604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office:value-type="float" office:value="1255">
            <text:p>1255</text:p>
          </table:table-cell>
          <table:table-cell table:number-columns-repeated="2" office:value-type="float" office:value="569">
            <text:p>569</text:p>
          </table:table-cell>
          <table:table-cell office:value-type="float" office:value="10390">
            <text:p>10390</text:p>
          </table:table-cell>
          <table:table-cell office:value-type="float" office:value="13340">
            <text:p>13340</text:p>
          </table:table-cell>
          <table:table-cell office:value-type="float" office:value="18445">
            <text:p>18445</text:p>
          </table:table-cell>
          <table:table-cell office:value-type="float" office:value="14.75">
            <text:p>14.75</text:p>
          </table:table-cell>
          <table:table-cell office:value-type="float" office:value="-201.5">
            <text:p>-201.5</text:p>
          </table:table-cell>
          <table:table-cell office:value-type="float" office:value="-261.625">
            <text:p>-261.625</text:p>
          </table:table-cell>
          <table:table-cell office:value-type="float" office:value="0.00141963426371511">
            <text:p>0.0014196343</text:p>
          </table:table-cell>
          <table:table-cell office:value-type="float" office:value="-0.0151049475262369">
            <text:p>-0.0151049475</text:p>
          </table:table-cell>
          <table:table-cell office:value-type="float" office:value="-0.0141840607210626">
            <text:p>-0.0141840607</text:p>
          </table:table-cell>
          <table:table-cell office:value-type="float" office:value="1.00497267003143">
            <text:p>1.00497267</text:p>
          </table:table-cell>
          <table:table-cell office:value-type="float" office:value="0.947579876160121">
            <text:p>0.9475798762</text:p>
          </table:table-cell>
          <table:table-cell office:value-type="float" office:value="0.950750115130217">
            <text:p>0.950750115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5">
            <text:p>515</text:p>
          </table:table-cell>
          <table:table-cell office:value-type="float" office:value="10297">
            <text:p>10297</text:p>
          </table:table-cell>
          <table:table-cell office:value-type="float" office:value="13422">
            <text:p>13422</text:p>
          </table:table-cell>
          <table:table-cell office:value-type="float" office:value="18683">
            <text:p>18683</text:p>
          </table:table-cell>
          <table:table-cell office:value-type="float" office:value="-64.375">
            <text:p>-64.375</text:p>
          </table:table-cell>
          <table:table-cell office:value-type="float" office:value="-338.5">
            <text:p>-338.5</text:p>
          </table:table-cell>
          <table:table-cell office:value-type="float" office:value="-57.375">
            <text:p>-57.375</text:p>
          </table:table-cell>
          <table:table-cell office:value-type="float" office:value="-0.00625182091871419">
            <text:p>-0.0062518209</text:p>
          </table:table-cell>
          <table:table-cell office:value-type="float" office:value="-0.0252197884070928">
            <text:p>-0.0252197884</text:p>
          </table:table-cell>
          <table:table-cell office:value-type="float" office:value="-0.00307097361237489">
            <text:p>-0.0030709736</text:p>
          </table:table-cell>
          <table:table-cell office:value-type="float" office:value="0.978195233903508">
            <text:p>0.9781952339</text:p>
          </table:table-cell>
          <table:table-cell office:value-type="float" office:value="0.91297737452068">
            <text:p>0.9129773745</text:p>
          </table:table-cell>
          <table:table-cell office:value-type="float" office:value="0.989270076879387">
            <text:p>0.9892700769</text:p>
          </table:table-cell>
          <table:table-cell office:value-type="float" office:value="0">
            <text:p>0</text:p>
          </table:table-cell>
          <table:table-cell office:value-type="float" office:value="-27.1362093570868">
            <text:p>-27.13620935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table:number-columns-repeated="2" office:value-type="float" office:value="805">
            <text:p>805</text:p>
          </table:table-cell>
          <table:table-cell office:value-type="float" office:value="9620">
            <text:p>9620</text:p>
          </table:table-cell>
          <table:table-cell office:value-type="float" office:value="12715">
            <text:p>12715</text:p>
          </table:table-cell>
          <table:table-cell office:value-type="float" office:value="19459">
            <text:p>19459</text:p>
          </table:table-cell>
          <table:table-cell office:value-type="float" office:value="-148.25">
            <text:p>-148.25</text:p>
          </table:table-cell>
          <table:table-cell office:value-type="float" office:value="-308.5">
            <text:p>-308.5</text:p>
          </table:table-cell>
          <table:table-cell office:value-type="float" office:value="-139.125">
            <text:p>-139.125</text:p>
          </table:table-cell>
          <table:table-cell office:value-type="float" office:value="-0.0154106029106029">
            <text:p>-0.0154106029</text:p>
          </table:table-cell>
          <table:table-cell office:value-type="float" office:value="-0.024262681871805">
            <text:p>-0.0242626819</text:p>
          </table:table-cell>
          <table:table-cell office:value-type="float" office:value="-0.00714964797779948">
            <text:p>-0.007149648</text:p>
          </table:table-cell>
          <table:table-cell office:value-type="float" office:value="0.946528363709744">
            <text:p>0.9465283637</text:p>
          </table:table-cell>
          <table:table-cell office:value-type="float" office:value="0.916234421802643">
            <text:p>0.9162344218</text:p>
          </table:table-cell>
          <table:table-cell office:value-type="float" office:value="0.975076422311466">
            <text:p>0.9750764223</text:p>
          </table:table-cell>
          <table:table-cell office:value-type="float" office:value="0">
            <text:p>0</text:p>
          </table:table-cell>
          <table:table-cell office:value-type="float" office:value="-28.2204562997602">
            <text:p>-28.2204562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6">
            <text:p>856</text:p>
          </table:table-cell>
          <table:table-cell office:value-type="float" office:value="1277">
            <text:p>1277</text:p>
          </table:table-cell>
          <table:table-cell office:value-type="float" office:value="9140">
            <text:p>9140</text:p>
          </table:table-cell>
          <table:table-cell office:value-type="float" office:value="12742">
            <text:p>12742</text:p>
          </table:table-cell>
          <table:table-cell office:value-type="float" office:value="19177">
            <text:p>19177</text:p>
          </table:table-cell>
          <table:table-cell office:value-type="float" office:value="-100.875">
            <text:p>-100.875</text:p>
          </table:table-cell>
          <table:table-cell office:value-type="float" office:value="-308">
            <text:p>-308</text:p>
          </table:table-cell>
          <table:table-cell office:value-type="float" office:value="-110.625">
            <text:p>-110.625</text:p>
          </table:table-cell>
          <table:table-cell office:value-type="float" office:value="-0.0110366520787746">
            <text:p>-0.0110366521</text:p>
          </table:table-cell>
          <table:table-cell office:value-type="float" office:value="-0.0241720295087113">
            <text:p>-0.0241720295</text:p>
          </table:table-cell>
          <table:table-cell office:value-type="float" office:value="-0.00576862908692705">
            <text:p>-0.0057686291</text:p>
          </table:table-cell>
          <table:table-cell office:value-type="float" office:value="0.96161046079494">
            <text:p>0.9616104608</text:p>
          </table:table-cell>
          <table:table-cell office:value-type="float" office:value="0.916543099260227">
            <text:p>0.9165430993</text:p>
          </table:table-cell>
          <table:table-cell office:value-type="float" office:value="0.979875021275579">
            <text:p>0.9798750213</text:p>
          </table:table-cell>
          <table:table-cell office:value-type="float" office:value="0">
            <text:p>0</text:p>
          </table:table-cell>
          <table:table-cell office:value-type="float" office:value="-28.3276019196969">
            <text:p>-28.32760191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33">
            <text:p>1233</text:p>
          </table:table-cell>
          <table:table-cell office:value-type="float" office:value="814">
            <text:p>814</text:p>
          </table:table-cell>
          <table:table-cell office:value-type="float" office:value="8880">
            <text:p>8880</text:p>
          </table:table-cell>
          <table:table-cell office:value-type="float" office:value="13122">
            <text:p>13122</text:p>
          </table:table-cell>
          <table:table-cell office:value-type="float" office:value="17997">
            <text:p>17997</text:p>
          </table:table-cell>
          <table:table-cell office:value-type="float" office:value="-42">
            <text:p>-42</text:p>
          </table:table-cell>
          <table:table-cell office:value-type="float" office:value="-234.75">
            <text:p>-234.75</text:p>
          </table:table-cell>
          <table:table-cell office:value-type="float" office:value="-303.375">
            <text:p>-303.375</text:p>
          </table:table-cell>
          <table:table-cell office:value-type="float" office:value="-0.00472972972972973">
            <text:p>-0.0047297297</text:p>
          </table:table-cell>
          <table:table-cell office:value-type="float" office:value="-0.0178898033836305">
            <text:p>-0.0178898034</text:p>
          </table:table-cell>
          <table:table-cell office:value-type="float" office:value="-0.0168569761626938">
            <text:p>-0.0168569762</text:p>
          </table:table-cell>
          <table:table-cell office:value-type="float" office:value="0.983489791818846">
            <text:p>0.9834897918</text:p>
          </table:table-cell>
          <table:table-cell office:value-type="float" office:value="0.938012976484899">
            <text:p>0.9380129765</text:p>
          </table:table-cell>
          <table:table-cell office:value-type="float" office:value="0.941557532415457">
            <text:p>0.94155753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1218">
            <text:p>1218</text:p>
          </table:table-cell>
          <table:table-cell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8493">
            <text:p>8493</text:p>
          </table:table-cell>
          <table:table-cell office:value-type="float" office:value="13138">
            <text:p>13138</text:p>
          </table:table-cell>
          <table:table-cell office:value-type="float" office:value="18191">
            <text:p>18191</text:p>
          </table:table-cell>
          <table:table-cell office:value-type="float" office:value="-227.875">
            <text:p>-227.875</text:p>
          </table:table-cell>
          <table:table-cell office:value-type="float" office:value="-268.125">
            <text:p>-268.125</text:p>
          </table:table-cell>
          <table:table-cell office:value-type="float" office:value="-379.375">
            <text:p>-379.375</text:p>
          </table:table-cell>
          <table:table-cell office:value-type="float" office:value="-0.0268309195808313">
            <text:p>-0.0268309196</text:p>
          </table:table-cell>
          <table:table-cell office:value-type="float" office:value="-0.0204083574364439">
            <text:p>-0.0204083574</text:p>
          </table:table-cell>
          <table:table-cell office:value-type="float" office:value="-0.0208550931779451">
            <text:p>-0.0208550932</text:p>
          </table:table-cell>
          <table:table-cell office:value-type="float" office:value="0.907502782028375">
            <text:p>0.907502782</text:p>
          </table:table-cell>
          <table:table-cell office:value-type="float" office:value="0.929387091036823">
            <text:p>0.929387091</text:p>
          </table:table-cell>
          <table:table-cell office:value-type="float" office:value="0.927859646303655">
            <text:p>0.9278596463</text:p>
          </table:table-cell>
          <table:table-cell office:value-type="float" office:value="-25.4857512392928">
            <text:p>-25.4857512393</text:p>
          </table:table-cell>
          <table:table-cell office:value-type="float" office:value="-33.6161240918764">
            <text:p>-33.6161240919</text:p>
          </table:table-cell>
          <table:table-cell office:value-type="float" office:value="-32.8885592541814">
            <text:p>-32.8885592542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96">
            <text:p>796</text:p>
          </table:table-cell>
          <table:table-cell office:value-type="float" office:value="1207">
            <text:p>1207</text:p>
          </table:table-cell>
          <table:table-cell office:value-type="float" office:value="534">
            <text:p>534</text:p>
          </table:table-cell>
          <table:table-cell office:value-type="float" office:value="8845">
            <text:p>8845</text:p>
          </table:table-cell>
          <table:table-cell office:value-type="float" office:value="12178">
            <text:p>12178</text:p>
          </table:table-cell>
          <table:table-cell office:value-type="float" office:value="17138">
            <text:p>17138</text:p>
          </table:table-cell>
          <table:table-cell office:value-type="float" office:value="-225.125">
            <text:p>-225.125</text:p>
          </table:table-cell>
          <table:table-cell office:value-type="float" office:value="-197.875">
            <text:p>-197.875</text:p>
          </table:table-cell>
          <table:table-cell office:value-type="float" office:value="-379.125">
            <text:p>-379.125</text:p>
          </table:table-cell>
          <table:table-cell office:value-type="float" office:value="-0.0254522328999435">
            <text:p>-0.0254522329</text:p>
          </table:table-cell>
          <table:table-cell office:value-type="float" office:value="-0.0162485629824273">
            <text:p>-0.016248563</text:p>
          </table:table-cell>
          <table:table-cell office:value-type="float" office:value="-0.0221218928696464">
            <text:p>-0.0221218929</text:p>
          </table:table-cell>
          <table:table-cell office:value-type="float" office:value="0.912186904523">
            <text:p>0.9121869045</text:p>
          </table:table-cell>
          <table:table-cell office:value-type="float" office:value="0.943647500527532">
            <text:p>0.9436475005</text:p>
          </table:table-cell>
          <table:table-cell office:value-type="float" office:value="0.923532556118744">
            <text:p>0.9235325561</text:p>
          </table:table-cell>
          <table:table-cell office:value-type="float" office:value="-26.8851934588187">
            <text:p>-26.8851934588</text:p>
          </table:table-cell>
          <table:table-cell office:value-type="float" office:value="0">
            <text:p>0</text:p>
          </table:table-cell>
          <table:table-cell office:value-type="float" office:value="-30.9852206615561">
            <text:p>-30.9852206616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81">
            <text:p>781</text:p>
          </table:table-cell>
          <table:table-cell office:value-type="float" office:value="521">
            <text:p>521</text:p>
          </table:table-cell>
          <table:table-cell office:value-type="float" office:value="9026">
            <text:p>9026</text:p>
          </table:table-cell>
          <table:table-cell office:value-type="float" office:value="11731">
            <text:p>11731</text:p>
          </table:table-cell>
          <table:table-cell office:value-type="float" office:value="17158">
            <text:p>17158</text:p>
          </table:table-cell>
          <table:table-cell office:value-type="float" office:value="-79">
            <text:p>-79</text:p>
          </table:table-cell>
          <table:table-cell office:value-type="float" office:value="-191.5">
            <text:p>-191.5</text:p>
          </table:table-cell>
          <table:table-cell office:value-type="float" office:value="-413.625">
            <text:p>-413.625</text:p>
          </table:table-cell>
          <table:table-cell office:value-type="float" office:value="-0.00875249279858187">
            <text:p>-0.0087524928</text:p>
          </table:table-cell>
          <table:table-cell office:value-type="float" office:value="-0.0163242690307732">
            <text:p>-0.016324269</text:p>
          </table:table-cell>
          <table:table-cell office:value-type="float" office:value="-0.0241068306329409">
            <text:p>-0.0241068306</text:p>
          </table:table-cell>
          <table:table-cell office:value-type="float" office:value="0.969516423220134">
            <text:p>0.9695164232</text:p>
          </table:table-cell>
          <table:table-cell office:value-type="float" office:value="0.943387362640697">
            <text:p>0.9433873626</text:p>
          </table:table-cell>
          <table:table-cell office:value-type="float" office:value="0.916765125779711">
            <text:p>0.9167651258</text:p>
          </table:table-cell>
          <table:table-cell table:number-columns-repeated="2" office:value-type="float" office:value="0">
            <text:p>0</text:p>
          </table:table-cell>
          <table:table-cell office:value-type="float" office:value="-28.4051612312286">
            <text:p>-28.4051612312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2">
            <text:p>2</text:p>
          </table:table-cell>
          <table:table-cell office:value-type="float" office:value="428">
            <text:p>428</text:p>
          </table:table-cell>
          <table:table-cell office:value-type="float" office:value="1085">
            <text:p>1085</text:p>
          </table:table-cell>
          <table:table-cell office:value-type="float" office:value="685">
            <text:p>685</text:p>
          </table:table-cell>
          <table:table-cell office:value-type="float" office:value="8865">
            <text:p>8865</text:p>
          </table:table-cell>
          <table:table-cell office:value-type="float" office:value="12592">
            <text:p>12592</text:p>
          </table:table-cell>
          <table:table-cell office:value-type="float" office:value="17997">
            <text:p>17997</text:p>
          </table:table-cell>
          <table:table-cell office:value-type="float" office:value="-87.75">
            <text:p>-87.75</text:p>
          </table:table-cell>
          <table:table-cell office:value-type="float" office:value="-218.75">
            <text:p>-218.75</text:p>
          </table:table-cell>
          <table:table-cell office:value-type="float" office:value="-303.375">
            <text:p>-303.375</text:p>
          </table:table-cell>
          <table:table-cell office:value-type="float" office:value="-0.00989847715736041">
            <text:p>-0.0098984772</text:p>
          </table:table-cell>
          <table:table-cell office:value-type="float" office:value="-0.0173721410419314">
            <text:p>-0.017372141</text:p>
          </table:table-cell>
          <table:table-cell office:value-type="float" office:value="-0.0168569761626938">
            <text:p>-0.0168569762</text:p>
          </table:table-cell>
          <table:table-cell office:value-type="float" office:value="0.965547370455307">
            <text:p>0.9655473705</text:p>
          </table:table-cell>
          <table:table-cell office:value-type="float" office:value="0.939789017270626">
            <text:p>0.9397890173</text:p>
          </table:table-cell>
          <table:table-cell office:value-type="float" office:value="0.941557532415457">
            <text:p>0.94155753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2">
            <text:p>2</text:p>
          </table:table-cell>
          <table:table-cell office:value-type="float" office:value="735">
            <text:p>735</text:p>
          </table:table-cell>
          <table:table-cell office:value-type="float" office:value="482">
            <text:p>482</text:p>
          </table:table-cell>
          <table:table-cell office:value-type="float" office:value="1130">
            <text:p>1130</text:p>
          </table:table-cell>
          <table:table-cell office:value-type="float" office:value="8544">
            <text:p>8544</text:p>
          </table:table-cell>
          <table:table-cell office:value-type="float" office:value="11255">
            <text:p>11255</text:p>
          </table:table-cell>
          <table:table-cell office:value-type="float" office:value="18223">
            <text:p>18223</text:p>
          </table:table-cell>
          <table:table-cell office:value-type="float" office:value="-178.875">
            <text:p>-178.875</text:p>
          </table:table-cell>
          <table:table-cell office:value-type="float" office:value="-143.375">
            <text:p>-143.375</text:p>
          </table:table-cell>
          <table:table-cell office:value-type="float" office:value="-332">
            <text:p>-332</text:p>
          </table:table-cell>
          <table:table-cell office:value-type="float" office:value="-0.0209357443820225">
            <text:p>-0.0209357444</text:p>
          </table:table-cell>
          <table:table-cell office:value-type="float" office:value="-0.0127387827632163">
            <text:p>-0.0127387828</text:p>
          </table:table-cell>
          <table:table-cell office:value-type="float" office:value="-0.0182187345662075">
            <text:p>-0.0182187346</text:p>
          </table:table-cell>
          <table:table-cell office:value-type="float" office:value="0.927583973232867">
            <text:p>0.9275839732</text:p>
          </table:table-cell>
          <table:table-cell office:value-type="float" office:value="0.955732322437868">
            <text:p>0.9557323224</text:p>
          </table:table-cell>
          <table:table-cell office:value-type="float" office:value="0.936884996705094">
            <text:p>0.9368849967</text:p>
          </table:table-cell>
          <table:table-cell office:value-type="float" office:value="-32.7605174121908">
            <text:p>-32.76051741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2">
            <text:p>2</text:p>
          </table:table-cell>
          <table:table-cell office:value-type="float" office:value="756">
            <text:p>756</text:p>
          </table:table-cell>
          <table:table-cell office:value-type="float" office:value="507">
            <text:p>507</text:p>
          </table:table-cell>
          <table:table-cell office:value-type="float" office:value="1146">
            <text:p>1146</text:p>
          </table:table-cell>
          <table:table-cell office:value-type="float" office:value="8116">
            <text:p>8116</text:p>
          </table:table-cell>
          <table:table-cell office:value-type="float" office:value="11190">
            <text:p>11190</text:p>
          </table:table-cell>
          <table:table-cell office:value-type="float" office:value="16548">
            <text:p>16548</text:p>
          </table:table-cell>
          <table:table-cell office:value-type="float" office:value="-102.5">
            <text:p>-102.5</text:p>
          </table:table-cell>
          <table:table-cell office:value-type="float" office:value="-255.625">
            <text:p>-255.625</text:p>
          </table:table-cell>
          <table:table-cell office:value-type="float" office:value="-242.875">
            <text:p>-242.875</text:p>
          </table:table-cell>
          <table:table-cell office:value-type="float" office:value="-0.0126293740758995">
            <text:p>-0.0126293741</text:p>
          </table:table-cell>
          <table:table-cell office:value-type="float" office:value="-0.0228440571939231">
            <text:p>-0.0228440572</text:p>
          </table:table-cell>
          <table:table-cell office:value-type="float" office:value="-0.0146770002417211">
            <text:p>-0.0146770002</text:p>
          </table:table-cell>
          <table:table-cell office:value-type="float" office:value="0.956109812869868">
            <text:p>0.9561098129</text:p>
          </table:table-cell>
          <table:table-cell office:value-type="float" office:value="0.921068627681464">
            <text:p>0.9210686277</text:p>
          </table:table-cell>
          <table:table-cell office:value-type="float" office:value="0.949052711252724">
            <text:p>0.9490527113</text:p>
          </table:table-cell>
          <table:table-cell office:value-type="float" office:value="0">
            <text:p>0</text:p>
          </table:table-cell>
          <table:table-cell office:value-type="float" office:value="-29.9946517893513">
            <text:p>-29.99465178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2">
            <text:p>2</text:p>
          </table:table-cell>
          <table:table-cell office:value-type="float" office:value="1089">
            <text:p>1089</text:p>
          </table:table-cell>
          <table:table-cell office:value-type="float" office:value="461">
            <text:p>461</text:p>
          </table:table-cell>
          <table:table-cell office:value-type="float" office:value="1089">
            <text:p>1089</text:p>
          </table:table-cell>
          <table:table-cell office:value-type="float" office:value="7861">
            <text:p>7861</text:p>
          </table:table-cell>
          <table:table-cell office:value-type="float" office:value="11522">
            <text:p>11522</text:p>
          </table:table-cell>
          <table:table-cell office:value-type="float" office:value="15976">
            <text:p>15976</text:p>
          </table:table-cell>
          <table:table-cell office:value-type="float" office:value="-35.75">
            <text:p>-35.75</text:p>
          </table:table-cell>
          <table:table-cell office:value-type="float" office:value="-111.125">
            <text:p>-111.125</text:p>
          </table:table-cell>
          <table:table-cell office:value-type="float" office:value="-244">
            <text:p>-244</text:p>
          </table:table-cell>
          <table:table-cell office:value-type="float" office:value="-0.00454776745961074">
            <text:p>-0.0045477675</text:p>
          </table:table-cell>
          <table:table-cell office:value-type="float" office:value="-0.00964459295261239">
            <text:p>-0.009644593</text:p>
          </table:table-cell>
          <table:table-cell office:value-type="float" office:value="-0.0152729093640461">
            <text:p>-0.0152729094</text:p>
          </table:table-cell>
          <table:table-cell office:value-type="float" office:value="0.984123350981541">
            <text:p>0.984123351</text:p>
          </table:table-cell>
          <table:table-cell office:value-type="float" office:value="0.966426240285371">
            <text:p>0.9664262403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35">
            <text:p>635</text:p>
          </table:table-cell>
          <table:table-cell office:value-type="float" office:value="1011">
            <text:p>1011</text:p>
          </table:table-cell>
          <table:table-cell office:value-type="float" office:value="7687">
            <text:p>7687</text:p>
          </table:table-cell>
          <table:table-cell office:value-type="float" office:value="11255">
            <text:p>11255</text:p>
          </table:table-cell>
          <table:table-cell office:value-type="float" office:value="16521">
            <text:p>16521</text:p>
          </table:table-cell>
          <table:table-cell office:value-type="float" office:value="-134.5">
            <text:p>-134.5</text:p>
          </table:table-cell>
          <table:table-cell office:value-type="float" office:value="-93.75">
            <text:p>-93.75</text:p>
          </table:table-cell>
          <table:table-cell office:value-type="float" office:value="-269.5">
            <text:p>-269.5</text:p>
          </table:table-cell>
          <table:table-cell office:value-type="float" office:value="-0.0174970729803564">
            <text:p>-0.017497073</text:p>
          </table:table-cell>
          <table:table-cell office:value-type="float" office:value="-0.00832963127498889">
            <text:p>-0.0083296313</text:p>
          </table:table-cell>
          <table:table-cell office:value-type="float" office:value="-0.0163125718782156">
            <text:p>-0.0163125719</text:p>
          </table:table-cell>
          <table:table-cell office:value-type="float" office:value="0.939360293791997">
            <text:p>0.9393602938</text:p>
          </table:table-cell>
          <table:table-cell office:value-type="float" office:value="0.970982280741606">
            <text:p>0.9709822807</text:p>
          </table:table-cell>
          <table:table-cell office:value-type="float" office:value="0.943427554428758">
            <text:p>0.943427554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71">
            <text:p>971</text:p>
          </table:table-cell>
          <table:table-cell office:value-type="float" office:value="369">
            <text:p>369</text:p>
          </table:table-cell>
          <table:table-cell office:value-type="float" office:value="604">
            <text:p>604</text:p>
          </table:table-cell>
          <table:table-cell office:value-type="float" office:value="7790">
            <text:p>7790</text:p>
          </table:table-cell>
          <table:table-cell office:value-type="float" office:value="11052">
            <text:p>11052</text:p>
          </table:table-cell>
          <table:table-cell office:value-type="float" office:value="15229">
            <text:p>15229</text:p>
          </table:table-cell>
          <table:table-cell office:value-type="float" office:value="-128.125">
            <text:p>-128.125</text:p>
          </table:table-cell>
          <table:table-cell office:value-type="float" office:value="-302">
            <text:p>-302</text:p>
          </table:table-cell>
          <table:table-cell office:value-type="float" office:value="-186.25">
            <text:p>-186.25</text:p>
          </table:table-cell>
          <table:table-cell office:value-type="float" office:value="-0.0164473684210526">
            <text:p>-0.0164473684</text:p>
          </table:table-cell>
          <table:table-cell office:value-type="float" office:value="-0.0273253709735794">
            <text:p>-0.027325371</text:p>
          </table:table-cell>
          <table:table-cell office:value-type="float" office:value="-0.0122299560049905">
            <text:p>-0.012229956</text:p>
          </table:table-cell>
          <table:table-cell office:value-type="float" office:value="0.942964421745152">
            <text:p>0.9429644217</text:p>
          </table:table-cell>
          <table:table-cell office:value-type="float" office:value="0.905824686354206">
            <text:p>0.9058246864</text:p>
          </table:table-cell>
          <table:table-cell office:value-type="float" office:value="0.957488314757346">
            <text:p>0.9574883148</text:p>
          </table:table-cell>
          <table:table-cell office:value-type="float" office:value="0">
            <text:p>0</text:p>
          </table:table-cell>
          <table:table-cell office:value-type="float" office:value="-25.0182586702376">
            <text:p>-25.01825867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2">
            <text:p>2</text:p>
          </table:table-cell>
          <table:table-cell office:value-type="float" office:value="931">
            <text:p>931</text:p>
          </table:table-cell>
          <table:table-cell office:value-type="float" office:value="345">
            <text:p>345</text:p>
          </table:table-cell>
          <table:table-cell office:value-type="float" office:value="931">
            <text:p>931</text:p>
          </table:table-cell>
          <table:table-cell office:value-type="float" office:value="8135">
            <text:p>8135</text:p>
          </table:table-cell>
          <table:table-cell office:value-type="float" office:value="10407">
            <text:p>10407</text:p>
          </table:table-cell>
          <table:table-cell office:value-type="float" office:value="15075">
            <text:p>15075</text:p>
          </table:table-cell>
          <table:table-cell office:value-type="float" office:value="-95.625">
            <text:p>-95.625</text:p>
          </table:table-cell>
          <table:table-cell office:value-type="float" office:value="-79.25">
            <text:p>-79.25</text:p>
          </table:table-cell>
          <table:table-cell office:value-type="float" office:value="-350.5">
            <text:p>-350.5</text:p>
          </table:table-cell>
          <table:table-cell office:value-type="float" office:value="-0.0117547633681623">
            <text:p>-0.0117547634</text:p>
          </table:table-cell>
          <table:table-cell office:value-type="float" office:value="-0.00761506678197367">
            <text:p>-0.0076150668</text:p>
          </table:table-cell>
          <table:table-cell office:value-type="float" office:value="-0.0232504145936982">
            <text:p>-0.0232504146</text:p>
          </table:table-cell>
          <table:table-cell office:value-type="float" office:value="0.959129150156641">
            <text:p>0.9591291502</text:p>
          </table:table-cell>
          <table:table-cell office:value-type="float" office:value="0.973460925177596">
            <text:p>0.9734609252</text:p>
          </table:table-cell>
          <table:table-cell office:value-type="float" office:value="0.919683089208463">
            <text:p>0.9196830892</text:p>
          </table:table-cell>
          <table:table-cell table:number-columns-repeated="2" office:value-type="float" office:value="0">
            <text:p>0</text:p>
          </table:table-cell>
          <table:table-cell office:value-type="float" office:value="-29.464317914636">
            <text:p>-29.4643179146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2">
            <text:p>2</text:p>
          </table:table-cell>
          <table:table-cell office:value-type="float" office:value="569">
            <text:p>569</text:p>
          </table:table-cell>
          <table:table-cell office:value-type="float" office:value="346">
            <text:p>346</text:p>
          </table:table-cell>
          <table:table-cell office:value-type="float" office:value="914">
            <text:p>914</text:p>
          </table:table-cell>
          <table:table-cell office:value-type="float" office:value="8118">
            <text:p>8118</text:p>
          </table:table-cell>
          <table:table-cell office:value-type="float" office:value="11388">
            <text:p>11388</text:p>
          </table:table-cell>
          <table:table-cell office:value-type="float" office:value="15976">
            <text:p>15976</text:p>
          </table:table-cell>
          <table:table-cell office:value-type="float" office:value="-79">
            <text:p>-79</text:p>
          </table:table-cell>
          <table:table-cell office:value-type="float" office:value="-32.25">
            <text:p>-32.25</text:p>
          </table:table-cell>
          <table:table-cell office:value-type="float" office:value="-244">
            <text:p>-244</text:p>
          </table:table-cell>
          <table:table-cell office:value-type="float" office:value="-0.00973146095097315">
            <text:p>-0.009731461</text:p>
          </table:table-cell>
          <table:table-cell office:value-type="float" office:value="-0.00283192834562698">
            <text:p>-0.0028319283</text:p>
          </table:table-cell>
          <table:table-cell office:value-type="float" office:value="-0.0152729093640461">
            <text:p>-0.0152729094</text:p>
          </table:table-cell>
          <table:table-cell office:value-type="float" office:value="0.966125501282785">
            <text:p>0.9661255013</text:p>
          </table:table-cell>
          <table:table-cell office:value-type="float" office:value="0.990103969633889">
            <text:p>0.9901039696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2">
            <text:p>2</text:p>
          </table:table-cell>
          <table:table-cell office:value-type="float" office:value="1006">
            <text:p>1006</text:p>
          </table:table-cell>
          <table:table-cell table:number-columns-repeated="2" office:value-type="float" office:value="454">
            <text:p>454</text:p>
          </table:table-cell>
          <table:table-cell office:value-type="float" office:value="7780">
            <text:p>7780</text:p>
          </table:table-cell>
          <table:table-cell office:value-type="float" office:value="10792">
            <text:p>10792</text:p>
          </table:table-cell>
          <table:table-cell office:value-type="float" office:value="16635">
            <text:p>16635</text:p>
          </table:table-cell>
          <table:table-cell office:value-type="float" office:value="-161.5">
            <text:p>-161.5</text:p>
          </table:table-cell>
          <table:table-cell office:value-type="float" office:value="-5.5">
            <text:p>-5.5</text:p>
          </table:table-cell>
          <table:table-cell office:value-type="float" office:value="-253.25">
            <text:p>-253.25</text:p>
          </table:table-cell>
          <table:table-cell office:value-type="float" office:value="-0.0207583547557841">
            <text:p>-0.0207583548</text:p>
          </table:table-cell>
          <table:table-cell office:value-type="float" office:value="-0.000509636767976279">
            <text:p>-0.0005096368</text:p>
          </table:table-cell>
          <table:table-cell office:value-type="float" office:value="-0.0152239254583709">
            <text:p>-0.0152239255</text:p>
          </table:table-cell>
          <table:table-cell office:value-type="float" office:value="0.928190340567403">
            <text:p>0.9281903406</text:p>
          </table:table-cell>
          <table:table-cell office:value-type="float" office:value="0.998216780382168">
            <text:p>0.9982167804</text:p>
          </table:table-cell>
          <table:table-cell office:value-type="float" office:value="0.947170525992171">
            <text:p>0.947170526</text:p>
          </table:table-cell>
          <table:table-cell office:value-type="float" office:value="-33.0434535399757">
            <text:p>-33.0434535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59">
            <text:p>1059</text:p>
          </table:table-cell>
          <table:table-cell office:value-type="float" office:value="732">
            <text:p>732</text:p>
          </table:table-cell>
          <table:table-cell office:value-type="float" office:value="7790">
            <text:p>7790</text:p>
          </table:table-cell>
          <table:table-cell office:value-type="float" office:value="10022">
            <text:p>10022</text:p>
          </table:table-cell>
          <table:table-cell office:value-type="float" office:value="15181">
            <text:p>15181</text:p>
          </table:table-cell>
          <table:table-cell office:value-type="float" office:value="-128.125">
            <text:p>-128.125</text:p>
          </table:table-cell>
          <table:table-cell office:value-type="float" office:value="114.75">
            <text:p>114.75</text:p>
          </table:table-cell>
          <table:table-cell office:value-type="float" office:value="-125.375">
            <text:p>-125.375</text:p>
          </table:table-cell>
          <table:table-cell office:value-type="float" office:value="-0.0164473684210526">
            <text:p>-0.0164473684</text:p>
          </table:table-cell>
          <table:table-cell office:value-type="float" office:value="0.0114498104170824">
            <text:p>0.0114498104</text:p>
          </table:table-cell>
          <table:table-cell office:value-type="float" office:value="-0.00825867861142217">
            <text:p>-0.0082586786</text:p>
          </table:table-cell>
          <table:table-cell office:value-type="float" office:value="0.942964421745152">
            <text:p>0.9429644217</text:p>
          </table:table-cell>
          <table:table-cell office:value-type="float" office:value="1.04033128885062">
            <text:p>1.0403312889</text:p>
          </table:table-cell>
          <table:table-cell office:value-type="float" office:value="0.97122830817394">
            <text:p>0.97122830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2">
            <text:p>2</text:p>
          </table:table-cell>
          <table:table-cell office:value-type="float" office:value="765">
            <text:p>765</text:p>
          </table:table-cell>
          <table:table-cell table:number-columns-repeated="2" office:value-type="float" office:value="561">
            <text:p>561</text:p>
          </table:table-cell>
          <table:table-cell office:value-type="float" office:value="7505">
            <text:p>7505</text:p>
          </table:table-cell>
          <table:table-cell office:value-type="float" office:value="10304">
            <text:p>10304</text:p>
          </table:table-cell>
          <table:table-cell office:value-type="float" office:value="14083">
            <text:p>14083</text:p>
          </table:table-cell>
          <table:table-cell office:value-type="float" office:value="196.375">
            <text:p>196.375</text:p>
          </table:table-cell>
          <table:table-cell office:value-type="float" office:value="-75.875">
            <text:p>-75.875</text:p>
          </table:table-cell>
          <table:table-cell office:value-type="float" office:value="-76.75">
            <text:p>-76.75</text:p>
          </table:table-cell>
          <table:table-cell office:value-type="float" office:value="0.026165889407062">
            <text:p>0.0261658894</text:p>
          </table:table-cell>
          <table:table-cell office:value-type="float" office:value="-0.0073636451863354">
            <text:p>-0.0073636452</text:p>
          </table:table-cell>
          <table:table-cell office:value-type="float" office:value="-0.00544983313214514">
            <text:p>-0.0054498331</text:p>
          </table:table-cell>
          <table:table-cell office:value-type="float" office:value="1.0929225343109">
            <text:p>1.0929225343</text:p>
          </table:table-cell>
          <table:table-cell office:value-type="float" office:value="0.974333519457869">
            <text:p>0.9743335195</text:p>
          </table:table-cell>
          <table:table-cell office:value-type="float" office:value="0.980983797372582">
            <text:p>0.9809837974</text:p>
          </table:table-cell>
          <table:table-cell office:value-type="float" office:value="26.83556968746">
            <text:p>26.835569687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007">
            <text:p>1007</text:p>
          </table:table-cell>
          <table:table-cell table:number-columns-repeated="2" office:value-type="float" office:value="494">
            <text:p>494</text:p>
          </table:table-cell>
          <table:table-cell office:value-type="float" office:value="7510">
            <text:p>7510</text:p>
          </table:table-cell>
          <table:table-cell office:value-type="float" office:value="10040">
            <text:p>10040</text:p>
          </table:table-cell>
          <table:table-cell office:value-type="float" office:value="15437">
            <text:p>15437</text:p>
          </table:table-cell>
          <table:table-cell office:value-type="float" office:value="0.625">
            <text:p>0.625</text:p>
          </table:table-cell>
          <table:table-cell office:value-type="float" office:value="-109.875">
            <text:p>-109.875</text:p>
          </table:table-cell>
          <table:table-cell office:value-type="float" office:value="-118">
            <text:p>-118</text:p>
          </table:table-cell>
          <table:table-cell table:style-name="ce17" office:value-type="float" office:value="0.0000832223701731025">
            <text:p>8.32E-005</text:p>
          </table:table-cell>
          <table:table-cell office:value-type="float" office:value="-0.0109437250996016">
            <text:p>-0.0109437251</text:p>
          </table:table-cell>
          <table:table-cell office:value-type="float" office:value="-0.00764397227440565">
            <text:p>-0.0076439723</text:p>
          </table:table-cell>
          <table:table-cell office:value-type="float" office:value="1.00029129187049">
            <text:p>1.0002912919</text:p>
          </table:table-cell>
          <table:table-cell office:value-type="float" office:value="0.961931701784744">
            <text:p>0.9619317018</text:p>
          </table:table-cell>
          <table:table-cell office:value-type="float" office:value="0.973360620451359">
            <text:p>0.973360620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35">
            <text:p>935</text:p>
          </table:table-cell>
          <table:table-cell office:value-type="float" office:value="429">
            <text:p>429</text:p>
          </table:table-cell>
          <table:table-cell office:value-type="float" office:value="7705">
            <text:p>7705</text:p>
          </table:table-cell>
          <table:table-cell office:value-type="float" office:value="9920">
            <text:p>9920</text:p>
          </table:table-cell>
          <table:table-cell office:value-type="float" office:value="14302">
            <text:p>14302</text:p>
          </table:table-cell>
          <table:table-cell office:value-type="float" office:value="-193.625">
            <text:p>-193.625</text:p>
          </table:table-cell>
          <table:table-cell office:value-type="float" office:value="-158.875">
            <text:p>-158.875</text:p>
          </table:table-cell>
          <table:table-cell office:value-type="float" office:value="14.375">
            <text:p>14.375</text:p>
          </table:table-cell>
          <table:table-cell office:value-type="float" office:value="-0.025129785853342">
            <text:p>-0.0251297859</text:p>
          </table:table-cell>
          <table:table-cell office:value-type="float" office:value="-0.016015625">
            <text:p>-0.016015625</text:p>
          </table:table-cell>
          <table:table-cell office:value-type="float" office:value="0.00100510418123339">
            <text:p>0.0010051042</text:p>
          </table:table-cell>
          <table:table-cell office:value-type="float" office:value="0.913283501541891">
            <text:p>0.9132835015</text:p>
          </table:table-cell>
          <table:table-cell office:value-type="float" office:value="0.944448052978516">
            <text:p>0.944448053</text:p>
          </table:table-cell>
          <table:table-cell office:value-type="float" office:value="1.00351984469377">
            <text:p>1.0035198447</text:p>
          </table:table-cell>
          <table:table-cell office:value-type="float" office:value="-27.2346498081313">
            <text:p>-27.23464980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2">
            <text:p>2</text:p>
          </table:table-cell>
          <table:table-cell office:value-type="float" office:value="360">
            <text:p>360</text:p>
          </table:table-cell>
          <table:table-cell office:value-type="float" office:value="552">
            <text:p>552</text:p>
          </table:table-cell>
          <table:table-cell office:value-type="float" office:value="360">
            <text:p>360</text:p>
          </table:table-cell>
          <table:table-cell office:value-type="float" office:value="7819">
            <text:p>7819</text:p>
          </table:table-cell>
          <table:table-cell office:value-type="float" office:value="10142">
            <text:p>10142</text:p>
          </table:table-cell>
          <table:table-cell office:value-type="float" office:value="14997">
            <text:p>14997</text:p>
          </table:table-cell>
          <table:table-cell office:value-type="float" office:value="-68.75">
            <text:p>-68.75</text:p>
          </table:table-cell>
          <table:table-cell office:value-type="float" office:value="-186.5">
            <text:p>-186.5</text:p>
          </table:table-cell>
          <table:table-cell office:value-type="float" office:value="283.25">
            <text:p>283.25</text:p>
          </table:table-cell>
          <table:table-cell office:value-type="float" office:value="-0.00879268448650723">
            <text:p>-0.0087926845</text:p>
          </table:table-cell>
          <table:table-cell office:value-type="float" office:value="-0.0183888779333465">
            <text:p>-0.0183888779</text:p>
          </table:table-cell>
          <table:table-cell office:value-type="float" office:value="0.0188871107554844">
            <text:p>0.0188871108</text:p>
          </table:table-cell>
          <table:table-cell office:value-type="float" office:value="0.969377134446164">
            <text:p>0.9693771344</text:p>
          </table:table-cell>
          <table:table-cell office:value-type="float" office:value="0.936301702863316">
            <text:p>0.9363017029</text:p>
          </table:table-cell>
          <table:table-cell office:value-type="float" office:value="1.06680406463147">
            <text:p>1.066804064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3" office:value-type="float" office:value="2">
            <text:p>2</text:p>
          </table:table-cell>
          <table:table-cell office:value-type="float" office:value="549">
            <text:p>549</text:p>
          </table:table-cell>
          <table:table-cell office:value-type="float" office:value="854">
            <text:p>854</text:p>
          </table:table-cell>
          <table:table-cell office:value-type="float" office:value="361">
            <text:p>361</text:p>
          </table:table-cell>
          <table:table-cell office:value-type="float" office:value="7505">
            <text:p>7505</text:p>
          </table:table-cell>
          <table:table-cell office:value-type="float" office:value="10491">
            <text:p>10491</text:p>
          </table:table-cell>
          <table:table-cell office:value-type="float" office:value="16410">
            <text:p>16410</text:p>
          </table:table-cell>
          <table:table-cell office:value-type="float" office:value="196.375">
            <text:p>196.375</text:p>
          </table:table-cell>
          <table:table-cell office:value-type="float" office:value="-75.125">
            <text:p>-75.125</text:p>
          </table:table-cell>
          <table:table-cell office:value-type="float" office:value="337.375">
            <text:p>337.375</text:p>
          </table:table-cell>
          <table:table-cell office:value-type="float" office:value="0.026165889407062">
            <text:p>0.0261658894</text:p>
          </table:table-cell>
          <table:table-cell office:value-type="float" office:value="-0.00716089981889238">
            <text:p>-0.0071608998</text:p>
          </table:table-cell>
          <table:table-cell office:value-type="float" office:value="0.0205591102985984">
            <text:p>0.0205591103</text:p>
          </table:table-cell>
          <table:table-cell office:value-type="float" office:value="1.0929225343109">
            <text:p>1.0929225343</text:p>
          </table:table-cell>
          <table:table-cell office:value-type="float" office:value="0.975037356466861">
            <text:p>0.9750373565</text:p>
          </table:table-cell>
          <table:table-cell office:value-type="float" office:value="1.07278533299698">
            <text:p>1.072785333</text:p>
          </table:table-cell>
          <table:table-cell office:value-type="float" office:value="26.83556968746">
            <text:p>26.8355696875</text:p>
          </table:table-cell>
          <table:table-cell office:value-type="float" office:value="0">
            <text:p>0</text:p>
          </table:table-cell>
          <table:table-cell office:value-type="float" office:value="34.0602413250938">
            <text:p>34.0602413251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80">
            <text:p>880</text:p>
          </table:table-cell>
          <table:table-cell office:value-type="float" office:value="575">
            <text:p>575</text:p>
          </table:table-cell>
          <table:table-cell office:value-type="float" office:value="7510">
            <text:p>7510</text:p>
          </table:table-cell>
          <table:table-cell office:value-type="float" office:value="11278">
            <text:p>11278</text:p>
          </table:table-cell>
          <table:table-cell office:value-type="float" office:value="15854">
            <text:p>15854</text:p>
          </table:table-cell>
          <table:table-cell office:value-type="float" office:value="0.625">
            <text:p>0.625</text:p>
          </table:table-cell>
          <table:table-cell office:value-type="float" office:value="-95">
            <text:p>-95</text:p>
          </table:table-cell>
          <table:table-cell office:value-type="float" office:value="344.125">
            <text:p>344.125</text:p>
          </table:table-cell>
          <table:table-cell table:style-name="ce17" office:value-type="float" office:value="0.0000832223701731025">
            <text:p>8.32E-005</text:p>
          </table:table-cell>
          <table:table-cell office:value-type="float" office:value="-0.00842347934030857">
            <text:p>-0.0084234793</text:p>
          </table:table-cell>
          <table:table-cell office:value-type="float" office:value="0.0217058786426139">
            <text:p>0.0217058786</text:p>
          </table:table-cell>
          <table:table-cell office:value-type="float" office:value="1.00029129187049">
            <text:p>1.0002912919</text:p>
          </table:table-cell>
          <table:table-cell office:value-type="float" office:value="0.970656894117145">
            <text:p>0.9706568941</text:p>
          </table:table-cell>
          <table:table-cell office:value-type="float" office:value="1.07689401977774">
            <text:p>1.0768940198</text:p>
          </table:table-cell>
          <table:table-cell table:number-columns-repeated="2" office:value-type="float" office:value="0">
            <text:p>0</text:p>
          </table:table-cell>
          <table:table-cell office:value-type="float" office:value="32.278948635666">
            <text:p>32.2789486357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3" office:value-type="float" office:value="2">
            <text:p>2</text:p>
          </table:table-cell>
          <table:table-cell office:value-type="float" office:value="949">
            <text:p>949</text:p>
          </table:table-cell>
          <table:table-cell office:value-type="float" office:value="461">
            <text:p>461</text:p>
          </table:table-cell>
          <table:table-cell office:value-type="float" office:value="644">
            <text:p>644</text:p>
          </table:table-cell>
          <table:table-cell office:value-type="float" office:value="7700">
            <text:p>7700</text:p>
          </table:table-cell>
          <table:table-cell office:value-type="float" office:value="10702">
            <text:p>10702</text:p>
          </table:table-cell>
          <table:table-cell office:value-type="float" office:value="15282">
            <text:p>15282</text:p>
          </table:table-cell>
          <table:table-cell office:value-type="float" office:value="32">
            <text:p>32</text:p>
          </table:table-cell>
          <table:table-cell office:value-type="float" office:value="53.75">
            <text:p>53.75</text:p>
          </table:table-cell>
          <table:table-cell office:value-type="float" office:value="433.75">
            <text:p>433.75</text:p>
          </table:table-cell>
          <table:table-cell office:value-type="float" office:value="0.00415584415584416">
            <text:p>0.0041558442</text:p>
          </table:table-cell>
          <table:table-cell office:value-type="float" office:value="0.00502242571481966">
            <text:p>0.0050224257</text:p>
          </table:table-cell>
          <table:table-cell office:value-type="float" office:value="0.0283830650438424">
            <text:p>0.028383065</text:p>
          </table:table-cell>
          <table:table-cell office:value-type="float" office:value="1.01457930578512">
            <text:p>1.0145793058</text:p>
          </table:table-cell>
          <table:table-cell office:value-type="float" office:value="1.01762793053159">
            <text:p>1.0176279305</text:p>
          </table:table-cell>
          <table:table-cell office:value-type="float" office:value="1.10091970048076">
            <text:p>1.1009197005</text:p>
          </table:table-cell>
          <table:table-cell table:number-columns-repeated="2" office:value-type="float" office:value="0">
            <text:p>0</text:p>
          </table:table-cell>
          <table:table-cell office:value-type="float" office:value="24.7661102063147">
            <text:p>24.7661102063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5">
            <text:p>655</text:p>
          </table:table-cell>
          <table:table-cell office:value-type="float" office:value="472">
            <text:p>472</text:p>
          </table:table-cell>
          <table:table-cell office:value-type="float" office:value="7912">
            <text:p>7912</text:p>
          </table:table-cell>
          <table:table-cell office:value-type="float" office:value="10964">
            <text:p>10964</text:p>
          </table:table-cell>
          <table:table-cell office:value-type="float" office:value="15878">
            <text:p>15878</text:p>
          </table:table-cell>
          <table:table-cell office:value-type="float" office:value="87">
            <text:p>87</text:p>
          </table:table-cell>
          <table:table-cell office:value-type="float" office:value="64.625">
            <text:p>64.625</text:p>
          </table:table-cell>
          <table:table-cell office:value-type="float" office:value="481.25">
            <text:p>481.25</text:p>
          </table:table-cell>
          <table:table-cell office:value-type="float" office:value="0.0109959555106168">
            <text:p>0.0109959555</text:p>
          </table:table-cell>
          <table:table-cell office:value-type="float" office:value="0.00589429040496169">
            <text:p>0.0058942904</text:p>
          </table:table-cell>
          <table:table-cell office:value-type="float" office:value="0.0303092329008691">
            <text:p>0.0303092329</text:p>
          </table:table-cell>
          <table:table-cell office:value-type="float" office:value="1.03872282992084">
            <text:p>1.0387228299</text:p>
          </table:table-cell>
          <table:table-cell office:value-type="float" office:value="1.02069811202975">
            <text:p>1.020698112</text:p>
          </table:table-cell>
          <table:table-cell office:value-type="float" office:value="1.10788286836716">
            <text:p>1.1078828684</text:p>
          </table:table-cell>
          <table:table-cell table:number-columns-repeated="2" office:value-type="float" office:value="0">
            <text:p>0</text:p>
          </table:table-cell>
          <table:table-cell office:value-type="float" office:value="23.2140248579317">
            <text:p>23.2140248579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19">
            <text:p>919</text:p>
          </table:table-cell>
          <table:table-cell office:value-type="float" office:value="437">
            <text:p>437</text:p>
          </table:table-cell>
          <table:table-cell office:value-type="float" office:value="7510">
            <text:p>7510</text:p>
          </table:table-cell>
          <table:table-cell office:value-type="float" office:value="11644">
            <text:p>11644</text:p>
          </table:table-cell>
          <table:table-cell office:value-type="float" office:value="16410">
            <text:p>16410</text:p>
          </table:table-cell>
          <table:table-cell office:value-type="float" office:value="150.75">
            <text:p>150.75</text:p>
          </table:table-cell>
          <table:table-cell office:value-type="float" office:value="43.25">
            <text:p>43.25</text:p>
          </table:table-cell>
          <table:table-cell office:value-type="float" office:value="337.375">
            <text:p>337.375</text:p>
          </table:table-cell>
          <table:table-cell office:value-type="float" office:value="0.0200732356857523">
            <text:p>0.0200732357</text:p>
          </table:table-cell>
          <table:table-cell office:value-type="float" office:value="0.00371435932669186">
            <text:p>0.0037143593</text:p>
          </table:table-cell>
          <table:table-cell office:value-type="float" office:value="0.0205591102985984">
            <text:p>0.0205591103</text:p>
          </table:table-cell>
          <table:table-cell office:value-type="float" office:value="1.07104607709029">
            <text:p>1.0710460771</text:p>
          </table:table-cell>
          <table:table-cell office:value-type="float" office:value="1.01302729871523">
            <text:p>1.0130272987</text:p>
          </table:table-cell>
          <table:table-cell office:value-type="float" office:value="1.07278533299698">
            <text:p>1.072785333</text:p>
          </table:table-cell>
          <table:table-cell office:value-type="float" office:value="34.8763398747582">
            <text:p>34.8763398748</text:p>
          </table:table-cell>
          <table:table-cell office:value-type="float" office:value="0">
            <text:p>0</text:p>
          </table:table-cell>
          <table:table-cell office:value-type="float" office:value="34.0602413250938">
            <text:p>34.0602413251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table:number-columns-repeated="3" office:value-type="float" office:value="2">
            <text:p>2</text:p>
          </table:table-cell>
          <table:table-cell office:value-type="float" office:value="394">
            <text:p>394</text:p>
          </table:table-cell>
          <table:table-cell office:value-type="float" office:value="871">
            <text:p>871</text:p>
          </table:table-cell>
          <table:table-cell office:value-type="float" office:value="394">
            <text:p>394</text:p>
          </table:table-cell>
          <table:table-cell office:value-type="float" office:value="7538">
            <text:p>7538</text:p>
          </table:table-cell>
          <table:table-cell office:value-type="float" office:value="11597">
            <text:p>11597</text:p>
          </table:table-cell>
          <table:table-cell office:value-type="float" office:value="16023">
            <text:p>16023</text:p>
          </table:table-cell>
          <table:table-cell office:value-type="float" office:value="86">
            <text:p>86</text:p>
          </table:table-cell>
          <table:table-cell office:value-type="float" office:value="3.875">
            <text:p>3.875</text:p>
          </table:table-cell>
          <table:table-cell office:value-type="float" office:value="212.875">
            <text:p>212.875</text:p>
          </table:table-cell>
          <table:table-cell office:value-type="float" office:value="0.011408861767047">
            <text:p>0.0114088618</text:p>
          </table:table-cell>
          <table:table-cell office:value-type="float" office:value="0.000334138139173924">
            <text:p>0.0003341381</text:p>
          </table:table-cell>
          <table:table-cell office:value-type="float" office:value="0.0132855894651439">
            <text:p>0.0132855895</text:p>
          </table:table-cell>
          <table:table-cell office:value-type="float" office:value="1.04018613395323">
            <text:p>1.040186134</text:p>
          </table:table-cell>
          <table:table-cell office:value-type="float" office:value="1.00116970231777">
            <text:p>1.0011697023</text:p>
          </table:table-cell>
          <table:table-cell office:value-type="float" office:value="1.04684551662738">
            <text:p>1.046845516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15">
            <text:p>815</text:p>
          </table:table-cell>
          <table:table-cell office:value-type="float" office:value="344">
            <text:p>344</text:p>
          </table:table-cell>
          <table:table-cell office:value-type="float" office:value="7700">
            <text:p>7700</text:p>
          </table:table-cell>
          <table:table-cell office:value-type="float" office:value="11396">
            <text:p>11396</text:p>
          </table:table-cell>
          <table:table-cell office:value-type="float" office:value="17594">
            <text:p>17594</text:p>
          </table:table-cell>
          <table:table-cell office:value-type="float" office:value="32">
            <text:p>32</text:p>
          </table:table-cell>
          <table:table-cell office:value-type="float" office:value="324">
            <text:p>324</text:p>
          </table:table-cell>
          <table:table-cell office:value-type="float" office:value="39.625">
            <text:p>39.625</text:p>
          </table:table-cell>
          <table:table-cell office:value-type="float" office:value="0.00415584415584416">
            <text:p>0.0041558442</text:p>
          </table:table-cell>
          <table:table-cell office:value-type="float" office:value="0.0284310284310284">
            <text:p>0.0284310284</text:p>
          </table:table-cell>
          <table:table-cell office:value-type="float" office:value="0.00225218824599295">
            <text:p>0.0022521882</text:p>
          </table:table-cell>
          <table:table-cell office:value-type="float" office:value="1.01457930578512">
            <text:p>1.0145793058</text:p>
          </table:table-cell>
          <table:table-cell office:value-type="float" office:value="1.10109291332879">
            <text:p>1.1010929133</text:p>
          </table:table-cell>
          <table:table-cell office:value-type="float" office:value="1.00789260067069">
            <text:p>1.0078926007</text:p>
          </table:table-cell>
          <table:table-cell office:value-type="float" office:value="0">
            <text:p>0</text:p>
          </table:table-cell>
          <table:table-cell office:value-type="float" office:value="24.7249088189152">
            <text:p>24.72490881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0">
            <text:p>290</text:p>
          </table:table-cell>
          <table:table-cell office:value-type="float" office:value="7772">
            <text:p>7772</text:p>
          </table:table-cell>
          <table:table-cell office:value-type="float" office:value="11526">
            <text:p>11526</text:p>
          </table:table-cell>
          <table:table-cell office:value-type="float" office:value="18450">
            <text:p>18450</text:p>
          </table:table-cell>
          <table:table-cell office:value-type="float" office:value="71">
            <text:p>71</text:p>
          </table:table-cell>
          <table:table-cell office:value-type="float" office:value="109.375">
            <text:p>109.375</text:p>
          </table:table-cell>
          <table:table-cell office:value-type="float" office:value="-27.375">
            <text:p>-27.375</text:p>
          </table:table-cell>
          <table:table-cell office:value-type="float" office:value="0.00913535769428719">
            <text:p>0.0091353577</text:p>
          </table:table-cell>
          <table:table-cell office:value-type="float" office:value="0.0094894152351206">
            <text:p>0.0094894152</text:p>
          </table:table-cell>
          <table:table-cell office:value-type="float" office:value="-0.00148373983739837">
            <text:p>-0.0014837398</text:p>
          </table:table-cell>
          <table:table-cell office:value-type="float" office:value="1.03213732326">
            <text:p>1.0321373233</text:p>
          </table:table-cell>
          <table:table-cell office:value-type="float" office:value="1.03338944936587">
            <text:p>1.0333894494</text:p>
          </table:table-cell>
          <table:table-cell office:value-type="float" office:value="0.99481122547756">
            <text:p>0.99481122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table:number-columns-repeated="3" office:value-type="float" office:value="2">
            <text:p>2</text:p>
          </table:table-cell>
          <table:table-cell office:value-type="float" office:value="324">
            <text:p>324</text:p>
          </table:table-cell>
          <table:table-cell table:number-columns-repeated="2" office:value-type="float" office:value="782">
            <text:p>782</text:p>
          </table:table-cell>
          <table:table-cell office:value-type="float" office:value="8576">
            <text:p>8576</text:p>
          </table:table-cell>
          <table:table-cell office:value-type="float" office:value="11972">
            <text:p>11972</text:p>
          </table:table-cell>
          <table:table-cell office:value-type="float" office:value="17529">
            <text:p>17529</text:p>
          </table:table-cell>
          <table:table-cell office:value-type="float" office:value="-14.25">
            <text:p>-14.25</text:p>
          </table:table-cell>
          <table:table-cell office:value-type="float" office:value="275.25">
            <text:p>275.25</text:p>
          </table:table-cell>
          <table:table-cell office:value-type="float" office:value="99">
            <text:p>99</text:p>
          </table:table-cell>
          <table:table-cell office:value-type="float" office:value="-0.00166161380597015">
            <text:p>-0.0016616138</text:p>
          </table:table-cell>
          <table:table-cell office:value-type="float" office:value="0.0229911460073505">
            <text:p>0.022991146</text:p>
          </table:table-cell>
          <table:table-cell office:value-type="float" office:value="0.00564778367277084">
            <text:p>0.0056477837</text:p>
          </table:table-cell>
          <table:table-cell office:value-type="float" office:value="0.994189763161567">
            <text:p>0.9941897632</text:p>
          </table:table-cell>
          <table:table-cell office:value-type="float" office:value="1.0815050529034">
            <text:p>1.0815050529</text:p>
          </table:table-cell>
          <table:table-cell office:value-type="float" office:value="1.01982976187711">
            <text:p>1.0198297619</text:p>
          </table:table-cell>
          <table:table-cell office:value-type="float" office:value="0">
            <text:p>0</text:p>
          </table:table-cell>
          <table:table-cell office:value-type="float" office:value="30.493700383506">
            <text:p>30.49370038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59">
            <text:p>359</text:p>
          </table:table-cell>
          <table:table-cell office:value-type="float" office:value="8590">
            <text:p>8590</text:p>
          </table:table-cell>
          <table:table-cell office:value-type="float" office:value="11542">
            <text:p>11542</text:p>
          </table:table-cell>
          <table:table-cell office:value-type="float" office:value="16023">
            <text:p>16023</text:p>
          </table:table-cell>
          <table:table-cell office:value-type="float" office:value="-155.5">
            <text:p>-155.5</text:p>
          </table:table-cell>
          <table:table-cell office:value-type="float" office:value="192.125">
            <text:p>192.125</text:p>
          </table:table-cell>
          <table:table-cell office:value-type="float" office:value="212.875">
            <text:p>212.875</text:p>
          </table:table-cell>
          <table:table-cell office:value-type="float" office:value="-0.0181024447031432">
            <text:p>-0.0181024447</text:p>
          </table:table-cell>
          <table:table-cell office:value-type="float" office:value="0.0166457286432161">
            <text:p>0.0166457286</text:p>
          </table:table-cell>
          <table:table-cell office:value-type="float" office:value="0.0132855894651439">
            <text:p>0.0132855895</text:p>
          </table:table-cell>
          <table:table-cell office:value-type="float" office:value="0.93728373260729">
            <text:p>0.9372837326</text:p>
          </table:table-cell>
          <table:table-cell office:value-type="float" office:value="1.0588031276041">
            <text:p>1.0588031276</text:p>
          </table:table-cell>
          <table:table-cell office:value-type="float" office:value="1.04684551662738">
            <text:p>1.046845516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44">
            <text:p>344</text:p>
          </table:table-cell>
          <table:table-cell office:value-type="float" office:value="8490">
            <text:p>8490</text:p>
          </table:table-cell>
          <table:table-cell office:value-type="float" office:value="11422">
            <text:p>11422</text:p>
          </table:table-cell>
          <table:table-cell office:value-type="float" office:value="17098">
            <text:p>17098</text:p>
          </table:table-cell>
          <table:table-cell office:value-type="float" office:value="89.5">
            <text:p>89.5</text:p>
          </table:table-cell>
          <table:table-cell office:value-type="float" office:value="270.75">
            <text:p>270.75</text:p>
          </table:table-cell>
          <table:table-cell office:value-type="float" office:value="-288.75">
            <text:p>-288.75</text:p>
          </table:table-cell>
          <table:table-cell office:value-type="float" office:value="0.0105418138987044">
            <text:p>0.0105418139</text:p>
          </table:table-cell>
          <table:table-cell office:value-type="float" office:value="0.0237042549465943">
            <text:p>0.0237042549</text:p>
          </table:table-cell>
          <table:table-cell office:value-type="float" office:value="-0.0168879401099544">
            <text:p>-0.0168879401</text:p>
          </table:table-cell>
          <table:table-cell office:value-type="float" office:value="1.0371141631324">
            <text:p>1.0371141631</text:p>
          </table:table-cell>
          <table:table-cell office:value-type="float" office:value="1.08406620005012">
            <text:p>1.0840662001</text:p>
          </table:table-cell>
          <table:table-cell office:value-type="float" office:value="0.941451206556628">
            <text:p>0.9414512066</text:p>
          </table:table-cell>
          <table:table-cell office:value-type="float" office:value="0">
            <text:p>0</text:p>
          </table:table-cell>
          <table:table-cell office:value-type="float" office:value="29.586687020502">
            <text:p>29.58668702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table:number-columns-repeated="3" office:value-type="float" office:value="2">
            <text:p>2</text:p>
          </table:table-cell>
          <table:table-cell office:value-type="float" office:value="336">
            <text:p>336</text:p>
          </table:table-cell>
          <table:table-cell office:value-type="float" office:value="772">
            <text:p>772</text:p>
          </table:table-cell>
          <table:table-cell office:value-type="float" office:value="503">
            <text:p>503</text:p>
          </table:table-cell>
          <table:table-cell office:value-type="float" office:value="7930">
            <text:p>7930</text:p>
          </table:table-cell>
          <table:table-cell office:value-type="float" office:value="11282">
            <text:p>11282</text:p>
          </table:table-cell>
          <table:table-cell office:value-type="float" office:value="18321">
            <text:p>18321</text:p>
          </table:table-cell>
          <table:table-cell office:value-type="float" office:value="-66.25">
            <text:p>-66.25</text:p>
          </table:table-cell>
          <table:table-cell office:value-type="float" office:value="-51.25">
            <text:p>-51.25</text:p>
          </table:table-cell>
          <table:table-cell office:value-type="float" office:value="-136">
            <text:p>-136</text:p>
          </table:table-cell>
          <table:table-cell office:value-type="float" office:value="-0.00835435056746532">
            <text:p>-0.0083543506</text:p>
          </table:table-cell>
          <table:table-cell office:value-type="float" office:value="-0.00454263428470129">
            <text:p>-0.0045426343</text:p>
          </table:table-cell>
          <table:table-cell office:value-type="float" office:value="-0.00742317559085203">
            <text:p>-0.0074231756</text:p>
          </table:table-cell>
          <table:table-cell office:value-type="float" office:value="0.970896571553743">
            <text:p>0.9708965716</text:p>
          </table:table-cell>
          <table:table-cell office:value-type="float" office:value="0.984141225634985">
            <text:p>0.9841412256</text:p>
          </table:table-cell>
          <table:table-cell office:value-type="float" office:value="0.974126888362289">
            <text:p>0.974126888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table:number-columns-repeated="3" office:value-type="float" office:value="2">
            <text:p>2</text:p>
          </table:table-cell>
          <table:table-cell office:value-type="float" office:value="340">
            <text:p>340</text:p>
          </table:table-cell>
          <table:table-cell office:value-type="float" office:value="506">
            <text:p>506</text:p>
          </table:table-cell>
          <table:table-cell office:value-type="float" office:value="340">
            <text:p>340</text:p>
          </table:table-cell>
          <table:table-cell office:value-type="float" office:value="8532">
            <text:p>8532</text:p>
          </table:table-cell>
          <table:table-cell office:value-type="float" office:value="11708">
            <text:p>11708</text:p>
          </table:table-cell>
          <table:table-cell office:value-type="float" office:value="17725">
            <text:p>17725</text:p>
          </table:table-cell>
          <table:table-cell office:value-type="float" office:value="-54.375">
            <text:p>-54.375</text:p>
          </table:table-cell>
          <table:table-cell office:value-type="float" office:value="18.125">
            <text:p>18.125</text:p>
          </table:table-cell>
          <table:table-cell office:value-type="float" office:value="-92.75">
            <text:p>-92.75</text:p>
          </table:table-cell>
          <table:table-cell office:value-type="float" office:value="-0.00637306610407876">
            <text:p>-0.0063730661</text:p>
          </table:table-cell>
          <table:table-cell office:value-type="float" office:value="0.00154808677827127">
            <text:p>0.0015480868</text:p>
          </table:table-cell>
          <table:table-cell office:value-type="float" office:value="-0.0052327221438646">
            <text:p>-0.0052327221</text:p>
          </table:table-cell>
          <table:table-cell office:value-type="float" office:value="0.977773875939996">
            <text:p>0.9777738759</text:p>
          </table:table-cell>
          <table:table-cell office:value-type="float" office:value="1.00542300100639">
            <text:p>1.005423001</text:p>
          </table:table-cell>
          <table:table-cell office:value-type="float" office:value="0.981739140003302">
            <text:p>0.9817391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table:number-columns-repeated="3" office:value-type="float" office:value="2">
            <text:p>2</text:p>
          </table:table-cell>
          <table:table-cell office:value-type="float" office:value="279">
            <text:p>279</text:p>
          </table:table-cell>
          <table:table-cell office:value-type="float" office:value="695">
            <text:p>695</text:p>
          </table:table-cell>
          <table:table-cell office:value-type="float" office:value="279">
            <text:p>279</text:p>
          </table:table-cell>
          <table:table-cell office:value-type="float" office:value="8370">
            <text:p>8370</text:p>
          </table:table-cell>
          <table:table-cell office:value-type="float" office:value="11536">
            <text:p>11536</text:p>
          </table:table-cell>
          <table:table-cell office:value-type="float" office:value="17321">
            <text:p>17321</text:p>
          </table:table-cell>
          <table:table-cell office:value-type="float" office:value="110.25">
            <text:p>110.25</text:p>
          </table:table-cell>
          <table:table-cell office:value-type="float" office:value="-27.5">
            <text:p>-27.5</text:p>
          </table:table-cell>
          <table:table-cell office:value-type="float" office:value="35.875">
            <text:p>35.875</text:p>
          </table:table-cell>
          <table:table-cell office:value-type="float" office:value="0.0131720430107527">
            <text:p>0.013172043</text:p>
          </table:table-cell>
          <table:table-cell office:value-type="float" office:value="-0.00238384188626907">
            <text:p>-0.0023838419</text:p>
          </table:table-cell>
          <table:table-cell office:value-type="float" office:value="0.00207118526643958">
            <text:p>0.0020711853</text:p>
          </table:table-cell>
          <table:table-cell office:value-type="float" office:value="1.04644221586311">
            <text:p>1.0464422159</text:p>
          </table:table-cell>
          <table:table-cell office:value-type="float" office:value="0.99166769149425">
            <text:p>0.9916676915</text:p>
          </table:table-cell>
          <table:table-cell office:value-type="float" office:value="1.00725755645702">
            <text:p>1.00725755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table:number-columns-repeated="3" office:value-type="float" office:value="2">
            <text:p>2</text:p>
          </table:table-cell>
          <table:table-cell office:value-type="float" office:value="271">
            <text:p>271</text:p>
          </table:table-cell>
          <table:table-cell office:value-type="float" office:value="430">
            <text:p>430</text:p>
          </table:table-cell>
          <table:table-cell office:value-type="float" office:value="677">
            <text:p>677</text:p>
          </table:table-cell>
          <table:table-cell office:value-type="float" office:value="7980">
            <text:p>7980</text:p>
          </table:table-cell>
          <table:table-cell office:value-type="float" office:value="11962">
            <text:p>11962</text:p>
          </table:table-cell>
          <table:table-cell office:value-type="float" office:value="19428">
            <text:p>19428</text:p>
          </table:table-cell>
          <table:table-cell office:value-type="float" office:value="128.5">
            <text:p>128.5</text:p>
          </table:table-cell>
          <table:table-cell office:value-type="float" office:value="-100.75">
            <text:p>-100.75</text:p>
          </table:table-cell>
          <table:table-cell office:value-type="float" office:value="117.375">
            <text:p>117.375</text:p>
          </table:table-cell>
          <table:table-cell office:value-type="float" office:value="0.0161027568922306">
            <text:p>0.0161027569</text:p>
          </table:table-cell>
          <table:table-cell office:value-type="float" office:value="-0.00842250459789333">
            <text:p>-0.0084225046</text:p>
          </table:table-cell>
          <table:table-cell office:value-type="float" office:value="0.00604153798641137">
            <text:p>0.006041538</text:p>
          </table:table-cell>
          <table:table-cell office:value-type="float" office:value="1.05686787473069">
            <text:p>1.0568678747</text:p>
          </table:table-cell>
          <table:table-cell office:value-type="float" office:value="0.970660273531428">
            <text:p>0.9706602735</text:p>
          </table:table-cell>
          <table:table-cell office:value-type="float" office:value="1.02121692330767">
            <text:p>1.02121692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2.2">
            <text:p>92.2</text:p>
          </table:table-cell>
          <table:table-cell office:value-type="float" office:value="4497.4">
            <text:p>4497.4</text:p>
          </table:table-cell>
          <table:table-cell office:value-type="float" office:value="16849.8">
            <text:p>16849.8</text:p>
          </table:table-cell>
          <table:table-cell office:value-type="float" office:value="8.318">
            <text:p>8.318</text:p>
          </table:table-cell>
          <table:table-cell table:number-columns-repeated="3" office:value-type="float" office:value="2">
            <text:p>2</text:p>
          </table:table-cell>
          <table:table-cell office:value-type="float" office:value="311">
            <text:p>311</text:p>
          </table:table-cell>
          <table:table-cell office:value-type="float" office:value="466">
            <text:p>466</text:p>
          </table:table-cell>
          <table:table-cell office:value-type="float" office:value="708">
            <text:p>708</text:p>
          </table:table-cell>
          <table:table-cell office:value-type="float" office:value="8095">
            <text:p>8095</text:p>
          </table:table-cell>
          <table:table-cell office:value-type="float" office:value="12758">
            <text:p>12758</text:p>
          </table:table-cell>
          <table:table-cell office:value-type="float" office:value="17748">
            <text:p>17748</text:p>
          </table:table-cell>
          <table:table-cell office:value-type="float" office:value="-26.375">
            <text:p>-26.375</text:p>
          </table:table-cell>
          <table:table-cell office:value-type="float" office:value="141.5">
            <text:p>141.5</text:p>
          </table:table-cell>
          <table:table-cell office:value-type="float" office:value="114">
            <text:p>114</text:p>
          </table:table-cell>
          <table:table-cell office:value-type="float" office:value="-0.00325818406423718">
            <text:p>-0.0032581841</text:p>
          </table:table-cell>
          <table:table-cell office:value-type="float" office:value="0.0110910801065998">
            <text:p>0.0110910801</text:p>
          </table:table-cell>
          <table:table-cell office:value-type="float" office:value="0.00642325895875592">
            <text:p>0.006423259</text:p>
          </table:table-cell>
          <table:table-cell office:value-type="float" office:value="0.988617162671427">
            <text:p>0.9886171627</text:p>
          </table:table-cell>
          <table:table-cell office:value-type="float" office:value="1.03905988400664">
            <text:p>1.039059884</text:p>
          </table:table-cell>
          <table:table-cell office:value-type="float" office:value="1.02256227253672">
            <text:p>1.02256227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90.8">
            <text:p>90.8</text:p>
          </table:table-cell>
          <table:table-cell office:value-type="float" office:value="4448.6">
            <text:p>4448.6</text:p>
          </table:table-cell>
          <table:table-cell office:value-type="float" office:value="13949">
            <text:p>13949</text:p>
          </table:table-cell>
          <table:table-cell office:value-type="float" office:value="8.59">
            <text:p>8.59</text:p>
          </table:table-cell>
          <table:table-cell table:number-columns-repeated="3" office:value-type="float" office:value="2">
            <text:p>2</text:p>
          </table:table-cell>
          <table:table-cell office:value-type="float" office:value="491">
            <text:p>491</text:p>
          </table:table-cell>
          <table:table-cell office:value-type="float" office:value="729">
            <text:p>729</text:p>
          </table:table-cell>
          <table:table-cell office:value-type="float" office:value="491">
            <text:p>491</text:p>
          </table:table-cell>
          <table:table-cell office:value-type="float" office:value="8505">
            <text:p>8505</text:p>
          </table:table-cell>
          <table:table-cell office:value-type="float" office:value="11720">
            <text:p>11720</text:p>
          </table:table-cell>
          <table:table-cell office:value-type="float" office:value="16500">
            <text:p>16500</text:p>
          </table:table-cell>
          <table:table-cell office:value-type="float" office:value="-91.875">
            <text:p>-91.875</text:p>
          </table:table-cell>
          <table:table-cell office:value-type="float" office:value="368.625">
            <text:p>368.625</text:p>
          </table:table-cell>
          <table:table-cell office:value-type="float" office:value="-140">
            <text:p>-140</text:p>
          </table:table-cell>
          <table:table-cell office:value-type="float" office:value="-0.0108024691358025">
            <text:p>-0.0108024691</text:p>
          </table:table-cell>
          <table:table-cell office:value-type="float" office:value="0.0314526450511945">
            <text:p>0.0314526451</text:p>
          </table:table-cell>
          <table:table-cell office:value-type="float" office:value="-0.00848484848484849">
            <text:p>-0.0084848485</text:p>
          </table:table-cell>
          <table:table-cell office:value-type="float" office:value="0.962420076969974">
            <text:p>0.962420077</text:p>
          </table:table-cell>
          <table:table-cell office:value-type="float" office:value="1.11202322468539">
            <text:p>1.1120232247</text:p>
          </table:table-cell>
          <table:table-cell office:value-type="float" office:value="0.9704441359045">
            <text:p>0.9704441359</text:p>
          </table:table-cell>
          <table:table-cell office:value-type="float" office:value="0">
            <text:p>0</text:p>
          </table:table-cell>
          <table:table-cell office:value-type="float" office:value="22.3825873547921">
            <text:p>22.38258735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21-01-18">
            <text:p>01/18/21</text:p>
          </table:table-cell>
          <table:table-cell office:value-type="float" office:value="68">
            <text:p>68</text:p>
          </table:table-cell>
          <table:table-cell office:value-type="float" office:value="4445">
            <text:p>4445</text:p>
          </table:table-cell>
          <table:table-cell office:value-type="float" office:value="9903">
            <text:p>9903</text:p>
          </table:table-cell>
          <table:table-cell office:value-type="float" office:value="8.84">
            <text:p>8.84</text:p>
          </table:table-cell>
          <table:table-cell office:value-type="float" office:value="87.6">
            <text:p>87.6</text:p>
          </table:table-cell>
          <table:table-cell office:value-type="float" office:value="4372.2">
            <text:p>4372.2</text:p>
          </table:table-cell>
          <table:table-cell office:value-type="float" office:value="13330.4">
            <text:p>13330.4</text:p>
          </table:table-cell>
          <table:table-cell office:value-type="float" office:value="8.226">
            <text:p>8.22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8">
            <text:p>308</text:p>
          </table:table-cell>
          <table:table-cell office:value-type="float" office:value="687">
            <text:p>687</text:p>
          </table:table-cell>
          <table:table-cell office:value-type="float" office:value="8370">
            <text:p>8370</text:p>
          </table:table-cell>
          <table:table-cell office:value-type="float" office:value="11698">
            <text:p>11698</text:p>
          </table:table-cell>
          <table:table-cell office:value-type="float" office:value="16827">
            <text:p>16827</text:p>
          </table:table-cell>
          <table:table-cell office:value-type="float" office:value="110.25">
            <text:p>110.25</text:p>
          </table:table-cell>
          <table:table-cell office:value-type="float" office:value="106.75">
            <text:p>106.75</text:p>
          </table:table-cell>
          <table:table-cell office:value-type="float" office:value="71.625">
            <text:p>71.625</text:p>
          </table:table-cell>
          <table:table-cell office:value-type="float" office:value="0.0131720430107527">
            <text:p>0.013172043</text:p>
          </table:table-cell>
          <table:table-cell office:value-type="float" office:value="0.00912549153701487">
            <text:p>0.0091254915</text:p>
          </table:table-cell>
          <table:table-cell office:value-type="float" office:value="0.00425655197004814">
            <text:p>0.004256552</text:p>
          </table:table-cell>
          <table:table-cell office:value-type="float" office:value="1.04644221586311">
            <text:p>1.0464422159</text:p>
          </table:table-cell>
          <table:table-cell office:value-type="float" office:value="1.0321024385873">
            <text:p>1.0321024386</text:p>
          </table:table-cell>
          <table:table-cell office:value-type="float" office:value="1.01493344363513">
            <text:p>1.014933443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21-01-19">
            <text:p>01/19/21</text:p>
          </table:table-cell>
          <table:table-cell office:value-type="float" office:value="111">
            <text:p>111</text:p>
          </table:table-cell>
          <table:table-cell office:value-type="float" office:value="4445">
            <text:p>4445</text:p>
          </table:table-cell>
          <table:table-cell office:value-type="float" office:value="5130">
            <text:p>5130</text:p>
          </table:table-cell>
          <table:table-cell office:value-type="float" office:value="11.17">
            <text:p>11.17</text:p>
          </table:table-cell>
          <table:table-cell office:value-type="float" office:value="89.8">
            <text:p>89.8</text:p>
          </table:table-cell>
          <table:table-cell office:value-type="float" office:value="4300.4">
            <text:p>4300.4</text:p>
          </table:table-cell>
          <table:table-cell office:value-type="float" office:value="12778">
            <text:p>12778</text:p>
          </table:table-cell>
          <table:table-cell office:value-type="float" office:value="8.468">
            <text:p>8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8">
            <text:p>448</text:p>
          </table:table-cell>
          <table:table-cell office:value-type="float" office:value="677">
            <text:p>677</text:p>
          </table:table-cell>
          <table:table-cell office:value-type="float" office:value="8160">
            <text:p>8160</text:p>
          </table:table-cell>
          <table:table-cell office:value-type="float" office:value="11738">
            <text:p>11738</text:p>
          </table:table-cell>
          <table:table-cell office:value-type="float" office:value="19096">
            <text:p>19096</text:p>
          </table:table-cell>
          <table:table-cell office:value-type="float" office:value="104.25">
            <text:p>104.25</text:p>
          </table:table-cell>
          <table:table-cell office:value-type="float" office:value="98.25">
            <text:p>98.25</text:p>
          </table:table-cell>
          <table:table-cell office:value-type="float" office:value="164.875">
            <text:p>164.875</text:p>
          </table:table-cell>
          <table:table-cell office:value-type="float" office:value="0.0127757352941176">
            <text:p>0.0127757353</text:p>
          </table:table-cell>
          <table:table-cell office:value-type="float" office:value="0.00837025046856364">
            <text:p>0.0083702505</text:p>
          </table:table-cell>
          <table:table-cell office:value-type="float" office:value="0.00863400712191035">
            <text:p>0.0086340071</text:p>
          </table:table-cell>
          <table:table-cell office:value-type="float" office:value="1.04503498357753">
            <text:p>1.0450349836</text:p>
          </table:table-cell>
          <table:table-cell office:value-type="float" office:value="1.02943319638207">
            <text:p>1.0294331964</text:p>
          </table:table-cell>
          <table:table-cell office:value-type="float" office:value="1.03036513524149">
            <text:p>1.030365135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21-01-20">
            <text:p>01/20/21</text:p>
          </table:table-cell>
          <table:table-cell office:value-type="float" office:value="95">
            <text:p>95</text:p>
          </table:table-cell>
          <table:table-cell office:value-type="float" office:value="4218">
            <text:p>4218</text:p>
          </table:table-cell>
          <table:table-cell office:value-type="float" office:value="16005">
            <text:p>16005</text:p>
          </table:table-cell>
          <table:table-cell office:value-type="float" office:value="6.1">
            <text:p>6.1</text:p>
          </table:table-cell>
          <table:table-cell office:value-type="float" office:value="94">
            <text:p>94</text:p>
          </table:table-cell>
          <table:table-cell office:value-type="float" office:value="4223.2">
            <text:p>4223.2</text:p>
          </table:table-cell>
          <table:table-cell office:value-type="float" office:value="12935.8">
            <text:p>12935.8</text:p>
          </table:table-cell>
          <table:table-cell office:value-type="float" office:value="8.484">
            <text:p>8.4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93">
            <text:p>293</text:p>
          </table:table-cell>
          <table:table-cell office:value-type="float" office:value="433">
            <text:p>433</text:p>
          </table:table-cell>
          <table:table-cell office:value-type="float" office:value="8095">
            <text:p>8095</text:p>
          </table:table-cell>
          <table:table-cell office:value-type="float" office:value="11842">
            <text:p>11842</text:p>
          </table:table-cell>
          <table:table-cell office:value-type="float" office:value="17268">
            <text:p>17268</text:p>
          </table:table-cell>
          <table:table-cell office:value-type="float" office:value="-26.375">
            <text:p>-26.375</text:p>
          </table:table-cell>
          <table:table-cell office:value-type="float" office:value="263.75">
            <text:p>263.75</text:p>
          </table:table-cell>
          <table:table-cell office:value-type="float" office:value="196">
            <text:p>196</text:p>
          </table:table-cell>
          <table:table-cell office:value-type="float" office:value="-0.00325818406423718">
            <text:p>-0.0032581841</text:p>
          </table:table-cell>
          <table:table-cell office:value-type="float" office:value="0.0222724201992907">
            <text:p>0.0222724202</text:p>
          </table:table-cell>
          <table:table-cell office:value-type="float" office:value="0.0113504748668057">
            <text:p>0.0113504749</text:p>
          </table:table-cell>
          <table:table-cell office:value-type="float" office:value="0.988617162671427">
            <text:p>0.9886171627</text:p>
          </table:table-cell>
          <table:table-cell office:value-type="float" office:value="1.07892574967252">
            <text:p>1.0789257497</text:p>
          </table:table-cell>
          <table:table-cell office:value-type="float" office:value="1.03997917526204">
            <text:p>1.0399791753</text:p>
          </table:table-cell>
          <table:table-cell office:value-type="float" office:value="0">
            <text:p>0</text:p>
          </table:table-cell>
          <table:table-cell office:value-type="float" office:value="31.4666241025121">
            <text:p>31.46662410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date" office:date-value="2021-01-21">
            <text:p>01/21/21</text:p>
          </table:table-cell>
          <table:table-cell office:value-type="float" office:value="98">
            <text:p>98</text:p>
          </table:table-cell>
          <table:table-cell office:value-type="float" office:value="4049">
            <text:p>4049</text:p>
          </table:table-cell>
          <table:table-cell office:value-type="float" office:value="15577">
            <text:p>15577</text:p>
          </table:table-cell>
          <table:table-cell office:value-type="float" office:value="9.05">
            <text:p>9.05</text:p>
          </table:table-cell>
          <table:table-cell office:value-type="float" office:value="99">
            <text:p>99</text:p>
          </table:table-cell>
          <table:table-cell office:value-type="float" office:value="4105">
            <text:p>4105</text:p>
          </table:table-cell>
          <table:table-cell office:value-type="float" office:value="14402.8">
            <text:p>14402.8</text:p>
          </table:table-cell>
          <table:table-cell office:value-type="float" office:value="8.276">
            <text:p>8.2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44">
            <text:p>244</text:p>
          </table:table-cell>
          <table:table-cell office:value-type="float" office:value="601">
            <text:p>601</text:p>
          </table:table-cell>
          <table:table-cell office:value-type="float" office:value="8445">
            <text:p>8445</text:p>
          </table:table-cell>
          <table:table-cell office:value-type="float" office:value="11637">
            <text:p>11637</text:p>
          </table:table-cell>
          <table:table-cell office:value-type="float" office:value="19655">
            <text:p>19655</text:p>
          </table:table-cell>
          <table:table-cell office:value-type="float" office:value="-40.75">
            <text:p>-40.75</text:p>
          </table:table-cell>
          <table:table-cell office:value-type="float" office:value="423.375">
            <text:p>423.375</text:p>
          </table:table-cell>
          <table:table-cell office:value-type="float" office:value="565.5">
            <text:p>565.5</text:p>
          </table:table-cell>
          <table:table-cell office:value-type="float" office:value="-0.00482534043812907">
            <text:p>-0.0048253404</text:p>
          </table:table-cell>
          <table:table-cell office:value-type="float" office:value="0.0363817994328435">
            <text:p>0.0363817994</text:p>
          </table:table-cell>
          <table:table-cell office:value-type="float" office:value="0.0287713050114475">
            <text:p>0.028771305</text:p>
          </table:table-cell>
          <table:table-cell office:value-type="float" office:value="0.983156944930822">
            <text:p>0.9831569449</text:p>
          </table:table-cell>
          <table:table-cell office:value-type="float" office:value="1.1299306232617">
            <text:p>1.1299306233</text:p>
          </table:table-cell>
          <table:table-cell office:value-type="float" office:value="1.10232203200451">
            <text:p>1.102322032</text:p>
          </table:table-cell>
          <table:table-cell office:value-type="float" office:value="0">
            <text:p>0</text:p>
          </table:table-cell>
          <table:table-cell office:value-type="float" office:value="19.3965407374672">
            <text:p>19.3965407375</text:p>
          </table:table-cell>
          <table:table-cell office:value-type="float" office:value="24.4365493817962">
            <text:p>24.4365493818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date" office:date-value="2021-01-22">
            <text:p>01/22/21</text:p>
          </table:table-cell>
          <table:table-cell office:value-type="float" office:value="98">
            <text:p>98</text:p>
          </table:table-cell>
          <table:table-cell office:value-type="float" office:value="3959">
            <text:p>3959</text:p>
          </table:table-cell>
          <table:table-cell office:value-type="float" office:value="18064">
            <text:p>18064</text:p>
          </table:table-cell>
          <table:table-cell office:value-type="float" office:value="7.26">
            <text:p>7.26</text:p>
          </table:table-cell>
          <table:table-cell office:value-type="float" office:value="89.6">
            <text:p>89.6</text:p>
          </table:table-cell>
          <table:table-cell office:value-type="float" office:value="3974.6">
            <text:p>3974.6</text:p>
          </table:table-cell>
          <table:table-cell office:value-type="float" office:value="16665">
            <text:p>16665</text:p>
          </table:table-cell>
          <table:table-cell office:value-type="float" office:value="7.572">
            <text:p>7.57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74">
            <text:p>574</text:p>
          </table:table-cell>
          <table:table-cell office:value-type="float" office:value="8886">
            <text:p>8886</text:p>
          </table:table-cell>
          <table:table-cell office:value-type="float" office:value="12788">
            <text:p>12788</text:p>
          </table:table-cell>
          <table:table-cell office:value-type="float" office:value="22075">
            <text:p>22075</text:p>
          </table:table-cell>
          <table:table-cell office:value-type="float" office:value="312.25">
            <text:p>312.25</text:p>
          </table:table-cell>
          <table:table-cell office:value-type="float" office:value="366.125">
            <text:p>366.125</text:p>
          </table:table-cell>
          <table:table-cell office:value-type="float" office:value="586.25">
            <text:p>586.25</text:p>
          </table:table-cell>
          <table:table-cell office:value-type="float" office:value="0.0351395453522395">
            <text:p>0.0351395454</text:p>
          </table:table-cell>
          <table:table-cell office:value-type="float" office:value="0.0286303565842978">
            <text:p>0.0286303566</text:p>
          </table:table-cell>
          <table:table-cell office:value-type="float" office:value="0.0265571913929785">
            <text:p>0.0265571914</text:p>
          </table:table-cell>
          <table:table-cell office:value-type="float" office:value="1.12540859252206">
            <text:p>1.1254085925</text:p>
          </table:table-cell>
          <table:table-cell office:value-type="float" office:value="1.1018128547886">
            <text:p>1.1018128548</text:p>
          </table:table-cell>
          <table:table-cell office:value-type="float" office:value="1.0943325273282">
            <text:p>1.0943325273</text:p>
          </table:table-cell>
          <table:table-cell office:value-type="float" office:value="20.0701378942358">
            <text:p>20.0701378942</text:p>
          </table:table-cell>
          <table:table-cell office:value-type="float" office:value="24.5551613069248">
            <text:p>24.5551613069</text:p>
          </table:table-cell>
          <table:table-cell office:value-type="float" office:value="26.4452285083588">
            <text:p>26.4452285084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date" office:date-value="2021-01-23">
            <text:p>01/23/21</text:p>
          </table:table-cell>
          <table:table-cell office:value-type="float" office:value="93">
            <text:p>93</text:p>
          </table:table-cell>
          <table:table-cell office:value-type="float" office:value="3854">
            <text:p>3854</text:p>
          </table:table-cell>
          <table:table-cell office:value-type="float" office:value="17238">
            <text:p>17238</text:p>
          </table:table-cell>
          <table:table-cell office:value-type="float" office:value="7.8">
            <text:p>7.8</text:p>
          </table:table-cell>
          <table:table-cell office:value-type="float" office:value="81.8">
            <text:p>81.8</text:p>
          </table:table-cell>
          <table:table-cell office:value-type="float" office:value="3893.8">
            <text:p>3893.8</text:p>
          </table:table-cell>
          <table:table-cell office:value-type="float" office:value="15476.8">
            <text:p>15476.8</text:p>
          </table:table-cell>
          <table:table-cell office:value-type="float" office:value="8.03">
            <text:p>8.03</text:p>
          </table:table-cell>
          <table:table-cell table:number-columns-repeated="3" office:value-type="float" office:value="2">
            <text:p>2</text:p>
          </table:table-cell>
          <table:table-cell office:value-type="float" office:value="267">
            <text:p>267</text:p>
          </table:table-cell>
          <table:table-cell office:value-type="float" office:value="399">
            <text:p>399</text:p>
          </table:table-cell>
          <table:table-cell office:value-type="float" office:value="609">
            <text:p>609</text:p>
          </table:table-cell>
          <table:table-cell office:value-type="float" office:value="8822">
            <text:p>8822</text:p>
          </table:table-cell>
          <table:table-cell office:value-type="float" office:value="13441">
            <text:p>13441</text:p>
          </table:table-cell>
          <table:table-cell office:value-type="float" office:value="20808">
            <text:p>20808</text:p>
          </table:table-cell>
          <table:table-cell office:value-type="float" office:value="66.375">
            <text:p>66.375</text:p>
          </table:table-cell>
          <table:table-cell office:value-type="float" office:value="47.125">
            <text:p>47.125</text:p>
          </table:table-cell>
          <table:table-cell office:value-type="float" office:value="883.375">
            <text:p>883.375</text:p>
          </table:table-cell>
          <table:table-cell office:value-type="float" office:value="0.00752380412604851">
            <text:p>0.0075238041</text:p>
          </table:table-cell>
          <table:table-cell office:value-type="float" office:value="0.00350606353693922">
            <text:p>0.0035060635</text:p>
          </table:table-cell>
          <table:table-cell office:value-type="float" office:value="0.0424536236063053">
            <text:p>0.0424536236</text:p>
          </table:table-cell>
          <table:table-cell office:value-type="float" office:value="1.02644426539308">
            <text:p>1.0264442654</text:p>
          </table:table-cell>
          <table:table-cell office:value-type="float" office:value="1.01229531564308">
            <text:p>1.0122953156</text:p>
          </table:table-cell>
          <table:table-cell office:value-type="float" office:value="1.15212021053039">
            <text:p>1.1521202105</text:p>
          </table:table-cell>
          <table:table-cell table:number-columns-repeated="2" office:value-type="float" office:value="0">
            <text:p>0</text:p>
          </table:table-cell>
          <table:table-cell office:value-type="float" office:value="16.6713338420331">
            <text:p>16.671333842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date" office:date-value="2021-01-24">
            <text:p>01/24/21</text:p>
          </table:table-cell>
          <table:table-cell office:value-type="float" office:value="64">
            <text:p>64</text:p>
          </table:table-cell>
          <table:table-cell office:value-type="float" office:value="3793">
            <text:p>3793</text:p>
          </table:table-cell>
          <table:table-cell office:value-type="float" office:value="16441">
            <text:p>16441</text:p>
          </table:table-cell>
          <table:table-cell office:value-type="float" office:value="7.65">
            <text:p>7.65</text:p>
          </table:table-cell>
          <table:table-cell office:value-type="float" office:value="80">
            <text:p>80</text:p>
          </table:table-cell>
          <table:table-cell office:value-type="float" office:value="3847">
            <text:p>3847</text:p>
          </table:table-cell>
          <table:table-cell office:value-type="float" office:value="13467.6">
            <text:p>13467.6</text:p>
          </table:table-cell>
          <table:table-cell office:value-type="float" office:value="7.88">
            <text:p>7.88</text:p>
          </table:table-cell>
          <table:table-cell table:number-columns-repeated="3" office:value-type="float" office:value="2">
            <text:p>2</text:p>
          </table:table-cell>
          <table:table-cell office:value-type="float" office:value="294">
            <text:p>294</text:p>
          </table:table-cell>
          <table:table-cell office:value-type="float" office:value="423">
            <text:p>423</text:p>
          </table:table-cell>
          <table:table-cell office:value-type="float" office:value="630">
            <text:p>630</text:p>
          </table:table-cell>
          <table:table-cell office:value-type="float" office:value="9036">
            <text:p>9036</text:p>
          </table:table-cell>
          <table:table-cell office:value-type="float" office:value="12543">
            <text:p>12543</text:p>
          </table:table-cell>
          <table:table-cell office:value-type="float" office:value="20232">
            <text:p>20232</text:p>
          </table:table-cell>
          <table:table-cell office:value-type="float" office:value="99">
            <text:p>99</text:p>
          </table:table-cell>
          <table:table-cell office:value-type="float" office:value="133">
            <text:p>133</text:p>
          </table:table-cell>
          <table:table-cell office:value-type="float" office:value="1249.125">
            <text:p>1249.125</text:p>
          </table:table-cell>
          <table:table-cell office:value-type="float" office:value="0.0109561752988048">
            <text:p>0.0109561753</text:p>
          </table:table-cell>
          <table:table-cell office:value-type="float" office:value="0.0106035238778602">
            <text:p>0.0106035239</text:p>
          </table:table-cell>
          <table:table-cell office:value-type="float" office:value="0.0617400652431791">
            <text:p>0.0617400652</text:p>
          </table:table-cell>
          <table:table-cell office:value-type="float" office:value="1.03858188758909">
            <text:p>1.0385818876</text:p>
          </table:table-cell>
          <table:table-cell office:value-type="float" office:value="1.03733270562102">
            <text:p>1.0373327056</text:p>
          </table:table-cell>
          <table:table-cell office:value-type="float" office:value="1.22356142623734">
            <text:p>1.2235614262</text:p>
          </table:table-cell>
          <table:table-cell table:number-columns-repeated="2" office:value-type="float" office:value="0">
            <text:p>0</text:p>
          </table:table-cell>
          <table:table-cell office:value-type="float" office:value="11.5699751189696">
            <text:p>11.569975119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date" office:date-value="2021-01-25">
            <text:p>01/25/21</text:p>
          </table:table-cell>
          <table:table-cell office:value-type="float" office:value="56">
            <text:p>56</text:p>
          </table:table-cell>
          <table:table-cell office:value-type="float" office:value="3814">
            <text:p>3814</text:p>
          </table:table-cell>
          <table:table-cell office:value-type="float" office:value="10064">
            <text:p>10064</text:p>
          </table:table-cell>
          <table:table-cell office:value-type="float" office:value="8.39">
            <text:p>8.39</text:p>
          </table:table-cell>
          <table:table-cell office:value-type="float" office:value="77.4">
            <text:p>77.4</text:p>
          </table:table-cell>
          <table:table-cell office:value-type="float" office:value="3817">
            <text:p>3817</text:p>
          </table:table-cell>
          <table:table-cell office:value-type="float" office:value="13265.4">
            <text:p>13265.4</text:p>
          </table:table-cell>
          <table:table-cell office:value-type="float" office:value="7.606">
            <text:p>7.606</text:p>
          </table:table-cell>
          <table:table-cell table:number-columns-repeated="3" office:value-type="float" office:value="2">
            <text:p>2</text:p>
          </table:table-cell>
          <table:table-cell office:value-type="float" office:value="304">
            <text:p>304</text:p>
          </table:table-cell>
          <table:table-cell office:value-type="float" office:value="431">
            <text:p>431</text:p>
          </table:table-cell>
          <table:table-cell office:value-type="float" office:value="634">
            <text:p>634</text:p>
          </table:table-cell>
          <table:table-cell office:value-type="float" office:value="8568">
            <text:p>8568</text:p>
          </table:table-cell>
          <table:table-cell office:value-type="float" office:value="14026">
            <text:p>14026</text:p>
          </table:table-cell>
          <table:table-cell office:value-type="float" office:value="20592">
            <text:p>20592</text:p>
          </table:table-cell>
          <table:table-cell office:value-type="float" office:value="230.5">
            <text:p>230.5</text:p>
          </table:table-cell>
          <table:table-cell office:value-type="float" office:value="399.625">
            <text:p>399.625</text:p>
          </table:table-cell>
          <table:table-cell office:value-type="float" office:value="1103.125">
            <text:p>1103.125</text:p>
          </table:table-cell>
          <table:table-cell office:value-type="float" office:value="0.0269024276377218">
            <text:p>0.0269024276</text:p>
          </table:table-cell>
          <table:table-cell office:value-type="float" office:value="0.0284917296449451">
            <text:p>0.0284917296</text:p>
          </table:table-cell>
          <table:table-cell office:value-type="float" office:value="0.0535705613830614">
            <text:p>0.0535705614</text:p>
          </table:table-cell>
          <table:table-cell office:value-type="float" office:value="1.09557702833312">
            <text:p>1.0955770283</text:p>
          </table:table-cell>
          <table:table-cell office:value-type="float" office:value="1.1013121399273">
            <text:p>1.1013121399</text:p>
          </table:table-cell>
          <table:table-cell office:value-type="float" office:value="1.19312178273263">
            <text:p>1.1931217827</text:p>
          </table:table-cell>
          <table:table-cell office:value-type="float" office:value="26.1102681505448">
            <text:p>26.1102681505</text:p>
          </table:table-cell>
          <table:table-cell office:value-type="float" office:value="24.6729642727454">
            <text:p>24.6729642727</text:p>
          </table:table-cell>
          <table:table-cell office:value-type="float" office:value="13.2825162273471">
            <text:p>13.2825162273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date" office:date-value="2021-01-26">
            <text:p>01/26/21</text:p>
          </table:table-cell>
          <table:table-cell office:value-type="float" office:value="89">
            <text:p>89</text:p>
          </table:table-cell>
          <table:table-cell office:value-type="float" office:value="3815">
            <text:p>3815</text:p>
          </table:table-cell>
          <table:table-cell office:value-type="float" office:value="5531">
            <text:p>5531</text:p>
          </table:table-cell>
          <table:table-cell office:value-type="float" office:value="8.3">
            <text:p>8.3</text:p>
          </table:table-cell>
          <table:table-cell office:value-type="float" office:value="77.4">
            <text:p>77.4</text:p>
          </table:table-cell>
          <table:table-cell office:value-type="float" office:value="3780">
            <text:p>3780</text:p>
          </table:table-cell>
          <table:table-cell office:value-type="float" office:value="12436.4">
            <text:p>12436.4</text:p>
          </table:table-cell>
          <table:table-cell office:value-type="float" office:value="8.442">
            <text:p>8.442</text:p>
          </table:table-cell>
          <table:table-cell table:number-columns-repeated="3" office:value-type="float" office:value="2">
            <text:p>2</text:p>
          </table:table-cell>
          <table:table-cell office:value-type="float" office:value="291">
            <text:p>291</text:p>
          </table:table-cell>
          <table:table-cell table:number-columns-repeated="2" office:value-type="float" office:value="615">
            <text:p>615</text:p>
          </table:table-cell>
          <table:table-cell office:value-type="float" office:value="8644">
            <text:p>8644</text:p>
          </table:table-cell>
          <table:table-cell office:value-type="float" office:value="14904">
            <text:p>14904</text:p>
          </table:table-cell>
          <table:table-cell office:value-type="float" office:value="21242">
            <text:p>21242</text:p>
          </table:table-cell>
          <table:table-cell office:value-type="float" office:value="289.25">
            <text:p>289.25</text:p>
          </table:table-cell>
          <table:table-cell office:value-type="float" office:value="529.5">
            <text:p>529.5</text:p>
          </table:table-cell>
          <table:table-cell office:value-type="float" office:value="522.5">
            <text:p>522.5</text:p>
          </table:table-cell>
          <table:table-cell office:value-type="float" office:value="0.0334625173530773">
            <text:p>0.0334625174</text:p>
          </table:table-cell>
          <table:table-cell office:value-type="float" office:value="0.0355273752012882">
            <text:p>0.0355273752</text:p>
          </table:table-cell>
          <table:table-cell office:value-type="float" office:value="0.0245974955277281">
            <text:p>0.0245974955</text:p>
          </table:table-cell>
          <table:table-cell office:value-type="float" office:value="1.11931350126828">
            <text:p>1.1193135013</text:p>
          </table:table-cell>
          <table:table-cell office:value-type="float" office:value="1.12681971420635">
            <text:p>1.1268197142</text:p>
          </table:table-cell>
          <table:table-cell office:value-type="float" office:value="1.08727710644807">
            <text:p>1.0872771064</text:p>
          </table:table-cell>
          <table:table-cell office:value-type="float" office:value="21.0588097403127">
            <text:p>21.0588097403</text:p>
          </table:table-cell>
          <table:table-cell office:value-type="float" office:value="19.8547848246539">
            <text:p>19.8547848247</text:p>
          </table:table-cell>
          <table:table-cell office:value-type="float" office:value="28.5247535485864">
            <text:p>28.5247535486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date" office:date-value="2021-01-27">
            <text:p>01/27/21</text:p>
          </table:table-cell>
          <table:table-cell office:value-type="float" office:value="85">
            <text:p>85</text:p>
          </table:table-cell>
          <table:table-cell office:value-type="float" office:value="3809">
            <text:p>3809</text:p>
          </table:table-cell>
          <table:table-cell office:value-type="float" office:value="17053">
            <text:p>17053</text:p>
          </table:table-cell>
          <table:table-cell office:value-type="float" office:value="5.89">
            <text:p>5.89</text:p>
          </table:table-cell>
          <table:table-cell office:value-type="float" office:value="81.2">
            <text:p>81.2</text:p>
          </table:table-cell>
          <table:table-cell office:value-type="float" office:value="3751.2">
            <text:p>3751.2</text:p>
          </table:table-cell>
          <table:table-cell office:value-type="float" office:value="12943.2">
            <text:p>12943.2</text:p>
          </table:table-cell>
          <table:table-cell office:value-type="float" office:value="8.45">
            <text:p>8.45</text:p>
          </table:table-cell>
          <table:table-cell table:number-columns-repeated="3" office:value-type="float" office:value="2">
            <text:p>2</text:p>
          </table:table-cell>
          <table:table-cell office:value-type="float" office:value="293">
            <text:p>293</text:p>
          </table:table-cell>
          <table:table-cell office:value-type="float" office:value="416">
            <text:p>416</text:p>
          </table:table-cell>
          <table:table-cell office:value-type="float" office:value="612">
            <text:p>612</text:p>
          </table:table-cell>
          <table:table-cell office:value-type="float" office:value="8538">
            <text:p>8538</text:p>
          </table:table-cell>
          <table:table-cell office:value-type="float" office:value="14274">
            <text:p>14274</text:p>
          </table:table-cell>
          <table:table-cell office:value-type="float" office:value="23075">
            <text:p>23075</text:p>
          </table:table-cell>
          <table:table-cell office:value-type="float" office:value="46">
            <text:p>46</text:p>
          </table:table-cell>
          <table:table-cell office:value-type="float" office:value="78.5">
            <text:p>78.5</text:p>
          </table:table-cell>
          <table:table-cell office:value-type="float" office:value="777.75">
            <text:p>777.75</text:p>
          </table:table-cell>
          <table:table-cell office:value-type="float" office:value="0.00538767861325837">
            <text:p>0.0053876786</text:p>
          </table:table-cell>
          <table:table-cell office:value-type="float" office:value="0.00549950959787025">
            <text:p>0.0054995096</text:p>
          </table:table-cell>
          <table:table-cell office:value-type="float" office:value="0.0337053087757313">
            <text:p>0.0337053088</text:p>
          </table:table-cell>
          <table:table-cell office:value-type="float" office:value="1.01891376822485">
            <text:p>1.0189137682</text:p>
          </table:table-cell>
          <table:table-cell office:value-type="float" office:value="1.01930756301995">
            <text:p>1.019307563</text:p>
          </table:table-cell>
          <table:table-cell office:value-type="float" office:value="1.12019523448081">
            <text:p>1.1201952345</text:p>
          </table:table-cell>
          <table:table-cell table:number-columns-repeated="2" office:value-type="float" office:value="0">
            <text:p>0</text:p>
          </table:table-cell>
          <table:table-cell office:value-type="float" office:value="20.9095848150803">
            <text:p>20.9095848151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date" office:date-value="2021-01-28">
            <text:p>01/28/21</text:p>
          </table:table-cell>
          <table:table-cell office:value-type="float" office:value="93">
            <text:p>93</text:p>
          </table:table-cell>
          <table:table-cell office:value-type="float" office:value="3669">
            <text:p>3669</text:p>
          </table:table-cell>
          <table:table-cell office:value-type="float" office:value="13093">
            <text:p>13093</text:p>
          </table:table-cell>
          <table:table-cell office:value-type="float" office:value="11.98">
            <text:p>11.98</text:p>
          </table:table-cell>
          <table:table-cell office:value-type="float" office:value="87.8">
            <text:p>87.8</text:p>
          </table:table-cell>
          <table:table-cell office:value-type="float" office:value="3704.8">
            <text:p>3704.8</text:p>
          </table:table-cell>
          <table:table-cell office:value-type="float" office:value="15202.8">
            <text:p>1520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0">
            <text:p>270</text:p>
          </table:table-cell>
          <table:table-cell office:value-type="float" office:value="584">
            <text:p>584</text:p>
          </table:table-cell>
          <table:table-cell office:value-type="float" office:value="8742">
            <text:p>8742</text:p>
          </table:table-cell>
          <table:table-cell office:value-type="float" office:value="14757">
            <text:p>14757</text:p>
          </table:table-cell>
          <table:table-cell office:value-type="float" office:value="26173">
            <text:p>26173</text:p>
          </table:table-cell>
          <table:table-cell office:value-type="float" office:value="115.25">
            <text:p>115.25</text:p>
          </table:table-cell>
          <table:table-cell office:value-type="float" office:value="780.625">
            <text:p>780.625</text:p>
          </table:table-cell>
          <table:table-cell office:value-type="float" office:value="839.875">
            <text:p>839.875</text:p>
          </table:table-cell>
          <table:table-cell office:value-type="float" office:value="0.0131834820407229">
            <text:p>0.013183482</text:p>
          </table:table-cell>
          <table:table-cell office:value-type="float" office:value="0.0528986243816494">
            <text:p>0.0528986244</text:p>
          </table:table-cell>
          <table:table-cell office:value-type="float" office:value="0.0320893669048256">
            <text:p>0.0320893669</text:p>
          </table:table-cell>
          <table:table-cell office:value-type="float" office:value="1.04648284337202">
            <text:p>1.0464828434</text:p>
          </table:table-cell>
          <table:table-cell office:value-type="float" office:value="1.19062978368026">
            <text:p>1.1906297837</text:p>
          </table:table-cell>
          <table:table-cell office:value-type="float" office:value="1.11433105000486">
            <text:p>1.11433105</text:p>
          </table:table-cell>
          <table:table-cell office:value-type="float" office:value="0">
            <text:p>0</text:p>
          </table:table-cell>
          <table:table-cell office:value-type="float" office:value="13.446908270553">
            <text:p>13.4469082706</text:p>
          </table:table-cell>
          <table:table-cell office:value-type="float" office:value="21.9452744493295">
            <text:p>21.9452744493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date" office:date-value="2021-01-29">
            <text:p>01/29/21</text:p>
          </table:table-cell>
          <table:table-cell office:value-type="float" office:value="83">
            <text:p>83</text:p>
          </table:table-cell>
          <table:table-cell office:value-type="float" office:value="3649">
            <text:p>3649</text:p>
          </table:table-cell>
          <table:table-cell office:value-type="float" office:value="18975">
            <text:p>18975</text:p>
          </table:table-cell>
          <table:table-cell office:value-type="float" office:value="7.69">
            <text:p>7.69</text:p>
          </table:table-cell>
          <table:table-cell office:value-type="float" office:value="82.2">
            <text:p>82.2</text:p>
          </table:table-cell>
          <table:table-cell office:value-type="float" office:value="3654.2">
            <text:p>3654.2</text:p>
          </table:table-cell>
          <table:table-cell office:value-type="float" office:value="18125">
            <text:p>18125</text:p>
          </table:table-cell>
          <table:table-cell office:value-type="float" office:value="7.692">
            <text:p>7.692</text:p>
          </table:table-cell>
          <table:table-cell table:number-columns-repeated="3" office:value-type="float" office:value="2">
            <text:p>2</text:p>
          </table:table-cell>
          <table:table-cell office:value-type="float" office:value="260">
            <text:p>260</text:p>
          </table:table-cell>
          <table:table-cell office:value-type="float" office:value="380">
            <text:p>380</text:p>
          </table:table-cell>
          <table:table-cell office:value-type="float" office:value="570">
            <text:p>570</text:p>
          </table:table-cell>
          <table:table-cell office:value-type="float" office:value="10322">
            <text:p>10322</text:p>
          </table:table-cell>
          <table:table-cell office:value-type="float" office:value="16398">
            <text:p>16398</text:p>
          </table:table-cell>
          <table:table-cell office:value-type="float" office:value="28480">
            <text:p>28480</text:p>
          </table:table-cell>
          <table:table-cell office:value-type="float" office:value="269">
            <text:p>269</text:p>
          </table:table-cell>
          <table:table-cell office:value-type="float" office:value="560">
            <text:p>560</text:p>
          </table:table-cell>
          <table:table-cell office:value-type="float" office:value="1013.5">
            <text:p>1013.5</text:p>
          </table:table-cell>
          <table:table-cell office:value-type="float" office:value="0.0260608409223019">
            <text:p>0.0260608409</text:p>
          </table:table-cell>
          <table:table-cell office:value-type="float" office:value="0.0341505061592877">
            <text:p>0.0341505062</text:p>
          </table:table-cell>
          <table:table-cell office:value-type="float" office:value="0.0355863764044944">
            <text:p>0.0355863764</text:p>
          </table:table-cell>
          <table:table-cell office:value-type="float" office:value="1.09254411139003">
            <text:p>1.0925441114</text:p>
          </table:table-cell>
          <table:table-cell office:value-type="float" office:value="1.12181263541654">
            <text:p>1.1218126354</text:p>
          </table:table-cell>
          <table:table-cell office:value-type="float" office:value="1.12703444217951">
            <text:p>1.1270344422</text:p>
          </table:table-cell>
          <table:table-cell office:value-type="float" office:value="26.9423559474152">
            <text:p>26.9423559474</text:p>
          </table:table-cell>
          <table:table-cell office:value-type="float" office:value="20.6414687134147">
            <text:p>20.6414687134</text:p>
          </table:table-cell>
          <table:table-cell office:value-type="float" office:value="19.8224341293807">
            <text:p>19.8224341294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date" office:date-value="2021-01-30">
            <text:p>01/30/21</text:p>
          </table:table-cell>
          <table:table-cell office:value-type="float" office:value="89">
            <text:p>89</text:p>
          </table:table-cell>
          <table:table-cell office:value-type="float" office:value="3582">
            <text:p>3582</text:p>
          </table:table-cell>
          <table:table-cell office:value-type="float" office:value="21362">
            <text:p>21362</text:p>
          </table:table-cell>
          <table:table-cell office:value-type="float" office:value="6.41">
            <text:p>6.41</text:p>
          </table:table-cell>
          <table:table-cell office:value-type="float" office:value="76">
            <text:p>76</text:p>
          </table:table-cell>
          <table:table-cell office:value-type="float" office:value="3628.8">
            <text:p>3628.8</text:p>
          </table:table-cell>
          <table:table-cell office:value-type="float" office:value="16886.8">
            <text:p>16886.8</text:p>
          </table:table-cell>
          <table:table-cell office:value-type="float" office:value="8.584">
            <text:p>8.584</text:p>
          </table:table-cell>
          <table:table-cell table:number-columns-repeated="3" office:value-type="float" office:value="2">
            <text:p>2</text:p>
          </table:table-cell>
          <table:table-cell office:value-type="float" office:value="281">
            <text:p>281</text:p>
          </table:table-cell>
          <table:table-cell table:number-columns-repeated="2" office:value-type="float" office:value="399">
            <text:p>399</text:p>
          </table:table-cell>
          <table:table-cell office:value-type="float" office:value="11335">
            <text:p>11335</text:p>
          </table:table-cell>
          <table:table-cell office:value-type="float" office:value="16153">
            <text:p>16153</text:p>
          </table:table-cell>
          <table:table-cell office:value-type="float" office:value="27493">
            <text:p>27493</text:p>
          </table:table-cell>
          <table:table-cell office:value-type="float" office:value="364.625">
            <text:p>364.625</text:p>
          </table:table-cell>
          <table:table-cell office:value-type="float" office:value="612.375">
            <text:p>612.375</text:p>
          </table:table-cell>
          <table:table-cell office:value-type="float" office:value="1044.125">
            <text:p>1044.125</text:p>
          </table:table-cell>
          <table:table-cell office:value-type="float" office:value="0.0321680635200706">
            <text:p>0.0321680635</text:p>
          </table:table-cell>
          <table:table-cell office:value-type="float" office:value="0.0379109143812295">
            <text:p>0.0379109144</text:p>
          </table:table-cell>
          <table:table-cell office:value-type="float" office:value="0.0379778489069945">
            <text:p>0.0379778489</text:p>
          </table:table-cell>
          <table:table-cell office:value-type="float" office:value="1.11461639956908">
            <text:p>1.1146163996</text:p>
          </table:table-cell>
          <table:table-cell office:value-type="float" office:value="1.13550518569558">
            <text:p>1.1355051857</text:p>
          </table:table-cell>
          <table:table-cell office:value-type="float" office:value="1.13574941250938">
            <text:p>1.1357494125</text:p>
          </table:table-cell>
          <table:table-cell office:value-type="float" office:value="21.892426074043">
            <text:p>21.892426074</text:p>
          </table:table-cell>
          <table:table-cell office:value-type="float" office:value="18.6280028471077">
            <text:p>18.6280028471</text:p>
          </table:table-cell>
          <table:table-cell office:value-type="float" office:value="18.5957750050964">
            <text:p>18.5957750051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date" office:date-value="2021-01-31">
            <text:p>01/31/21</text:p>
          </table:table-cell>
          <table:table-cell office:value-type="float" office:value="61">
            <text:p>61</text:p>
          </table:table-cell>
          <table:table-cell office:value-type="float" office:value="3562">
            <text:p>3562</text:p>
          </table:table-cell>
          <table:table-cell office:value-type="float" office:value="20142">
            <text:p>20142</text:p>
          </table:table-cell>
          <table:table-cell office:value-type="float" office:value="6.49">
            <text:p>6.49</text:p>
          </table:table-cell>
          <table:table-cell office:value-type="float" office:value="73">
            <text:p>73</text:p>
          </table:table-cell>
          <table:table-cell office:value-type="float" office:value="3640.8">
            <text:p>3640.8</text:p>
          </table:table-cell>
          <table:table-cell office:value-type="float" office:value="15827">
            <text:p>15827</text:p>
          </table:table-cell>
          <table:table-cell office:value-type="float" office:value="7.672">
            <text:p>7.672</text:p>
          </table:table-cell>
          <table:table-cell table:number-columns-repeated="3" office:value-type="float" office:value="2">
            <text:p>2</text:p>
          </table:table-cell>
          <table:table-cell office:value-type="float" office:value="314">
            <text:p>314</text:p>
          </table:table-cell>
          <table:table-cell office:value-type="float" office:value="430">
            <text:p>430</text:p>
          </table:table-cell>
          <table:table-cell office:value-type="float" office:value="621">
            <text:p>621</text:p>
          </table:table-cell>
          <table:table-cell office:value-type="float" office:value="10840">
            <text:p>10840</text:p>
          </table:table-cell>
          <table:table-cell office:value-type="float" office:value="16028">
            <text:p>16028</text:p>
          </table:table-cell>
          <table:table-cell office:value-type="float" office:value="27030">
            <text:p>27030</text:p>
          </table:table-cell>
          <table:table-cell office:value-type="float" office:value="464.875">
            <text:p>464.875</text:p>
          </table:table-cell>
          <table:table-cell office:value-type="float" office:value="511.375">
            <text:p>511.375</text:p>
          </table:table-cell>
          <table:table-cell office:value-type="float" office:value="954.25">
            <text:p>954.25</text:p>
          </table:table-cell>
          <table:table-cell office:value-type="float" office:value="0.042885147601476">
            <text:p>0.0428851476</text:p>
          </table:table-cell>
          <table:table-cell office:value-type="float" office:value="0.0319051035687547">
            <text:p>0.0319051036</text:p>
          </table:table-cell>
          <table:table-cell office:value-type="float" office:value="0.0353033666296707">
            <text:p>0.0353033666</text:p>
          </table:table-cell>
          <table:table-cell office:value-type="float" office:value="1.15370272293937">
            <text:p>1.1537027229</text:p>
          </table:table-cell>
          <table:table-cell office:value-type="float" office:value="1.11366301633276">
            <text:p>1.1136630163</text:p>
          </table:table-cell>
          <table:table-cell office:value-type="float" office:value="1.12600458548681">
            <text:p>1.1260045855</text:p>
          </table:table-cell>
          <table:table-cell office:value-type="float" office:value="16.5070208435792">
            <text:p>16.5070208436</text:p>
          </table:table-cell>
          <table:table-cell office:value-type="float" office:value="22.0700354886868">
            <text:p>22.0700354887</text:p>
          </table:table-cell>
          <table:table-cell office:value-type="float" office:value="19.9785945291972">
            <text:p>19.9785945292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date" office:date-value="2021-02-01">
            <text:p>02/01/21</text:p>
          </table:table-cell>
          <table:table-cell office:value-type="float" office:value="54">
            <text:p>54</text:p>
          </table:table-cell>
          <table:table-cell office:value-type="float" office:value="3682">
            <text:p>3682</text:p>
          </table:table-cell>
          <table:table-cell office:value-type="float" office:value="10862">
            <text:p>10862</text:p>
          </table:table-cell>
          <table:table-cell office:value-type="float" office:value="10.35">
            <text:p>10.35</text:p>
          </table:table-cell>
          <table:table-cell office:value-type="float" office:value="73">
            <text:p>73</text:p>
          </table:table-cell>
          <table:table-cell office:value-type="float" office:value="3650.4">
            <text:p>3650.4</text:p>
          </table:table-cell>
          <table:table-cell office:value-type="float" office:value="15118.8">
            <text:p>15118.8</text:p>
          </table:table-cell>
          <table:table-cell office:value-type="float" office:value="7.492">
            <text:p>7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8">
            <text:p>308</text:p>
          </table:table-cell>
          <table:table-cell office:value-type="float" office:value="615">
            <text:p>615</text:p>
          </table:table-cell>
          <table:table-cell office:value-type="float" office:value="10534">
            <text:p>10534</text:p>
          </table:table-cell>
          <table:table-cell office:value-type="float" office:value="17878">
            <text:p>17878</text:p>
          </table:table-cell>
          <table:table-cell office:value-type="float" office:value="26951">
            <text:p>26951</text:p>
          </table:table-cell>
          <table:table-cell office:value-type="float" office:value="592.5">
            <text:p>592.5</text:p>
          </table:table-cell>
          <table:table-cell office:value-type="float" office:value="608.875">
            <text:p>608.875</text:p>
          </table:table-cell>
          <table:table-cell office:value-type="float" office:value="301.75">
            <text:p>301.75</text:p>
          </table:table-cell>
          <table:table-cell office:value-type="float" office:value="0.0562464400987279">
            <text:p>0.0562464401</text:p>
          </table:table-cell>
          <table:table-cell office:value-type="float" office:value="0.0340572211656785">
            <text:p>0.0340572212</text:p>
          </table:table-cell>
          <table:table-cell office:value-type="float" office:value="0.0111962450372899">
            <text:p>0.011196245</text:p>
          </table:table-cell>
          <table:table-cell office:value-type="float" office:value="1.20306331791216">
            <text:p>1.2030633179</text:p>
          </table:table-cell>
          <table:table-cell office:value-type="float" office:value="1.12147366693439">
            <text:p>1.1214736669</text:p>
          </table:table-cell>
          <table:table-cell office:value-type="float" office:value="1.03943255520027">
            <text:p>1.0394325552</text:p>
          </table:table-cell>
          <table:table-cell office:value-type="float" office:value="12.6668093642627">
            <text:p>12.6668093643</text:p>
          </table:table-cell>
          <table:table-cell office:value-type="float" office:value="20.6970683039427">
            <text:p>20.697068303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date" office:date-value="2021-02-02">
            <text:p>02/02/21</text:p>
          </table:table-cell>
          <table:table-cell office:value-type="float" office:value="78">
            <text:p>78</text:p>
          </table:table-cell>
          <table:table-cell office:value-type="float" office:value="3729">
            <text:p>3729</text:p>
          </table:table-cell>
          <table:table-cell office:value-type="float" office:value="7794">
            <text:p>7794</text:p>
          </table:table-cell>
          <table:table-cell office:value-type="float" office:value="7.42">
            <text:p>7.42</text:p>
          </table:table-cell>
          <table:table-cell office:value-type="float" office:value="73.8">
            <text:p>73.8</text:p>
          </table:table-cell>
          <table:table-cell office:value-type="float" office:value="3663.6">
            <text:p>3663.6</text:p>
          </table:table-cell>
          <table:table-cell office:value-type="float" office:value="14480.6">
            <text:p>14480.6</text:p>
          </table:table-cell>
          <table:table-cell office:value-type="float" office:value="8.028">
            <text:p>8.028</text:p>
          </table:table-cell>
          <table:table-cell table:number-columns-repeated="3" office:value-type="float" office:value="2">
            <text:p>2</text:p>
          </table:table-cell>
          <table:table-cell office:value-type="float" office:value="307">
            <text:p>307</text:p>
          </table:table-cell>
          <table:table-cell table:number-columns-repeated="2" office:value-type="float" office:value="615">
            <text:p>615</text:p>
          </table:table-cell>
          <table:table-cell office:value-type="float" office:value="10720">
            <text:p>10720</text:p>
          </table:table-cell>
          <table:table-cell office:value-type="float" office:value="18783">
            <text:p>18783</text:p>
          </table:table-cell>
          <table:table-cell office:value-type="float" office:value="28700">
            <text:p>28700</text:p>
          </table:table-cell>
          <table:table-cell office:value-type="float" office:value="568.5">
            <text:p>568.5</text:p>
          </table:table-cell>
          <table:table-cell office:value-type="float" office:value="968.125">
            <text:p>968.125</text:p>
          </table:table-cell>
          <table:table-cell office:value-type="float" office:value="-416.75">
            <text:p>-416.75</text:p>
          </table:table-cell>
          <table:table-cell office:value-type="float" office:value="0.0530317164179104">
            <text:p>0.0530317164</text:p>
          </table:table-cell>
          <table:table-cell office:value-type="float" office:value="0.0515426183250812">
            <text:p>0.0515426183</text:p>
          </table:table-cell>
          <table:table-cell office:value-type="float" office:value="-0.0145209059233449">
            <text:p>-0.0145209059</text:p>
          </table:table-cell>
          <table:table-cell office:value-type="float" office:value="1.1911232388373">
            <text:p>1.1911232388</text:p>
          </table:table-cell>
          <table:table-cell office:value-type="float" office:value="1.18560618148524">
            <text:p>1.1856061815</text:p>
          </table:table-cell>
          <table:table-cell office:value-type="float" office:value="0.949590108417609">
            <text:p>0.9495901084</text:p>
          </table:table-cell>
          <table:table-cell office:value-type="float" office:value="13.4140159991178">
            <text:p>13.4140159991</text:p>
          </table:table-cell>
          <table:table-cell office:value-type="float" office:value="13.7917104421414">
            <text:p>13.79171044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date" office:date-value="2021-02-03">
            <text:p>02/03/21</text:p>
          </table:table-cell>
          <table:table-cell office:value-type="float" office:value="83">
            <text:p>83</text:p>
          </table:table-cell>
          <table:table-cell office:value-type="float" office:value="3697">
            <text:p>3697</text:p>
          </table:table-cell>
          <table:table-cell office:value-type="float" office:value="15434">
            <text:p>15434</text:p>
          </table:table-cell>
          <table:table-cell office:value-type="float" office:value="6.79">
            <text:p>6.79</text:p>
          </table:table-cell>
          <table:table-cell office:value-type="float" office:value="81.2">
            <text:p>81.2</text:p>
          </table:table-cell>
          <table:table-cell office:value-type="float" office:value="3678.8">
            <text:p>3678.8</text:p>
          </table:table-cell>
          <table:table-cell office:value-type="float" office:value="14190.8">
            <text:p>14190.8</text:p>
          </table:table-cell>
          <table:table-cell office:value-type="float" office:value="8.416">
            <text:p>8.41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6">
            <text:p>306</text:p>
          </table:table-cell>
          <table:table-cell office:value-type="float" office:value="614">
            <text:p>614</text:p>
          </table:table-cell>
          <table:table-cell office:value-type="float" office:value="11104">
            <text:p>11104</text:p>
          </table:table-cell>
          <table:table-cell office:value-type="float" office:value="18892">
            <text:p>18892</text:p>
          </table:table-cell>
          <table:table-cell office:value-type="float" office:value="29777">
            <text:p>29777</text:p>
          </table:table-cell>
          <table:table-cell office:value-type="float" office:value="400">
            <text:p>400</text:p>
          </table:table-cell>
          <table:table-cell office:value-type="float" office:value="615.25">
            <text:p>615.25</text:p>
          </table:table-cell>
          <table:table-cell office:value-type="float" office:value="-408.375">
            <text:p>-408.375</text:p>
          </table:table-cell>
          <table:table-cell office:value-type="float" office:value="0.0360230547550432">
            <text:p>0.0360230548</text:p>
          </table:table-cell>
          <table:table-cell office:value-type="float" office:value="0.032566694897311">
            <text:p>0.0325666949</text:p>
          </table:table-cell>
          <table:table-cell office:value-type="float" office:value="-0.013714444033986">
            <text:p>-0.013714444</text:p>
          </table:table-cell>
          <table:table-cell office:value-type="float" office:value="1.12862410617147">
            <text:p>1.1286241062</text:p>
          </table:table-cell>
          <table:table-cell office:value-type="float" office:value="1.116062187789">
            <text:p>1.1160621878</text:p>
          </table:table-cell>
          <table:table-cell office:value-type="float" office:value="0.952368094392365">
            <text:p>0.9523680944</text:p>
          </table:table-cell>
          <table:table-cell office:value-type="float" office:value="19.58629519355">
            <text:p>19.5862951936</text:p>
          </table:table-cell>
          <table:table-cell office:value-type="float" office:value="21.628650206521">
            <text:p>21.62865020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date" office:date-value="2021-02-04">
            <text:p>02/04/21</text:p>
          </table:table-cell>
          <table:table-cell office:value-type="float" office:value="93">
            <text:p>93</text:p>
          </table:table-cell>
          <table:table-cell office:value-type="float" office:value="3648">
            <text:p>3648</text:p>
          </table:table-cell>
          <table:table-cell office:value-type="float" office:value="18171">
            <text:p>18171</text:p>
          </table:table-cell>
          <table:table-cell office:value-type="float" office:value="9.09">
            <text:p>9.09</text:p>
          </table:table-cell>
          <table:table-cell office:value-type="float" office:value="89.6">
            <text:p>89.6</text:p>
          </table:table-cell>
          <table:table-cell office:value-type="float" office:value="3662.6">
            <text:p>3662.6</text:p>
          </table:table-cell>
          <table:table-cell office:value-type="float" office:value="15537.6">
            <text:p>15537.6</text:p>
          </table:table-cell>
          <table:table-cell office:value-type="float" office:value="8.12">
            <text:p>8.12</text:p>
          </table:table-cell>
          <table:table-cell table:number-columns-repeated="3" office:value-type="float" office:value="2">
            <text:p>2</text:p>
          </table:table-cell>
          <table:table-cell office:value-type="float" office:value="272">
            <text:p>272</text:p>
          </table:table-cell>
          <table:table-cell office:value-type="float" office:value="390">
            <text:p>390</text:p>
          </table:table-cell>
          <table:table-cell office:value-type="float" office:value="582">
            <text:p>582</text:p>
          </table:table-cell>
          <table:table-cell office:value-type="float" office:value="12257">
            <text:p>12257</text:p>
          </table:table-cell>
          <table:table-cell office:value-type="float" office:value="18781">
            <text:p>18781</text:p>
          </table:table-cell>
          <table:table-cell office:value-type="float" office:value="30709">
            <text:p>30709</text:p>
          </table:table-cell>
          <table:table-cell office:value-type="float" office:value="395">
            <text:p>395</text:p>
          </table:table-cell>
          <table:table-cell office:value-type="float" office:value="718.375">
            <text:p>718.375</text:p>
          </table:table-cell>
          <table:table-cell office:value-type="float" office:value="-349.375">
            <text:p>-349.375</text:p>
          </table:table-cell>
          <table:table-cell office:value-type="float" office:value="0.0322264828261402">
            <text:p>0.0322264828</text:p>
          </table:table-cell>
          <table:table-cell office:value-type="float" office:value="0.0382500931792769">
            <text:p>0.0382500932</text:p>
          </table:table-cell>
          <table:table-cell office:value-type="float" office:value="-0.0113769578950796">
            <text:p>-0.0113769579</text:p>
          </table:table-cell>
          <table:table-cell office:value-type="float" office:value="1.11482824043436">
            <text:p>1.1148282404</text:p>
          </table:table-cell>
          <table:table-cell office:value-type="float" office:value="1.13674294259879">
            <text:p>1.1367429426</text:p>
          </table:table-cell>
          <table:table-cell office:value-type="float" office:value="0.960434340302276">
            <text:p>0.9604343403</text:p>
          </table:table-cell>
          <table:table-cell office:value-type="float" office:value="21.853361744745">
            <text:p>21.8533617447</text:p>
          </table:table-cell>
          <table:table-cell office:value-type="float" office:value="18.4658562084362">
            <text:p>18.465856208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date" office:date-value="2021-02-05">
            <text:p>02/05/21</text:p>
          </table:table-cell>
          <table:table-cell office:value-type="float" office:value="98">
            <text:p>98</text:p>
          </table:table-cell>
          <table:table-cell office:value-type="float" office:value="3638">
            <text:p>3638</text:p>
          </table:table-cell>
          <table:table-cell office:value-type="float" office:value="18693">
            <text:p>18693</text:p>
          </table:table-cell>
          <table:table-cell office:value-type="float" office:value="8.43">
            <text:p>8.43</text:p>
          </table:table-cell>
          <table:table-cell office:value-type="float" office:value="86.8">
            <text:p>86.8</text:p>
          </table:table-cell>
          <table:table-cell office:value-type="float" office:value="3632.4">
            <text:p>3632.4</text:p>
          </table:table-cell>
          <table:table-cell office:value-type="float" office:value="17783.6">
            <text:p>17783.6</text:p>
          </table:table-cell>
          <table:table-cell office:value-type="float" office:value="8.076">
            <text:p>8.076</text:p>
          </table:table-cell>
          <table:table-cell table:number-columns-repeated="3" office:value-type="float" office:value="2">
            <text:p>2</text:p>
          </table:table-cell>
          <table:table-cell office:value-type="float" office:value="256">
            <text:p>256</text:p>
          </table:table-cell>
          <table:table-cell table:number-columns-repeated="2" office:value-type="float" office:value="566">
            <text:p>566</text:p>
          </table:table-cell>
          <table:table-cell office:value-type="float" office:value="13482">
            <text:p>13482</text:p>
          </table:table-cell>
          <table:table-cell office:value-type="float" office:value="19086">
            <text:p>19086</text:p>
          </table:table-cell>
          <table:table-cell office:value-type="float" office:value="28587">
            <text:p>28587</text:p>
          </table:table-cell>
          <table:table-cell office:value-type="float" office:value="436.5">
            <text:p>436.5</text:p>
          </table:table-cell>
          <table:table-cell office:value-type="float" office:value="240.5">
            <text:p>240.5</text:p>
          </table:table-cell>
          <table:table-cell office:value-type="float" office:value="-256.25">
            <text:p>-256.25</text:p>
          </table:table-cell>
          <table:table-cell office:value-type="float" office:value="0.0323765020026702">
            <text:p>0.032376502</text:p>
          </table:table-cell>
          <table:table-cell office:value-type="float" office:value="0.0126008592685738">
            <text:p>0.0126008593</text:p>
          </table:table-cell>
          <table:table-cell office:value-type="float" office:value="-0.00896386469374191">
            <text:p>-0.0089638647</text:p>
          </table:table-cell>
          <table:table-cell office:value-type="float" office:value="1.11537230325793">
            <text:p>1.1153723033</text:p>
          </table:table-cell>
          <table:table-cell office:value-type="float" office:value="1.04441421948245">
            <text:p>1.0444142195</text:p>
          </table:table-cell>
          <table:table-cell office:value-type="float" office:value="0.968783961277589">
            <text:p>0.9687839613</text:p>
          </table:table-cell>
          <table:table-cell office:value-type="float" office:value="21.7536913955601">
            <text:p>21.753691395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date" office:date-value="2021-02-06">
            <text:p>02/06/21</text:p>
          </table:table-cell>
          <table:table-cell office:value-type="float" office:value="96">
            <text:p>96</text:p>
          </table:table-cell>
          <table:table-cell office:value-type="float" office:value="3601">
            <text:p>3601</text:p>
          </table:table-cell>
          <table:table-cell office:value-type="float" office:value="17596">
            <text:p>17596</text:p>
          </table:table-cell>
          <table:table-cell office:value-type="float" office:value="8.87">
            <text:p>8.87</text:p>
          </table:table-cell>
          <table:table-cell office:value-type="float" office:value="83.2">
            <text:p>83.2</text:p>
          </table:table-cell>
          <table:table-cell office:value-type="float" office:value="3636.4">
            <text:p>3636.4</text:p>
          </table:table-cell>
          <table:table-cell office:value-type="float" office:value="16640.8">
            <text:p>16640.8</text:p>
          </table:table-cell>
          <table:table-cell office:value-type="float" office:value="9.104">
            <text:p>9.10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8">
            <text:p>288</text:p>
          </table:table-cell>
          <table:table-cell office:value-type="float" office:value="600">
            <text:p>600</text:p>
          </table:table-cell>
          <table:table-cell office:value-type="float" office:value="14062">
            <text:p>14062</text:p>
          </table:table-cell>
          <table:table-cell office:value-type="float" office:value="19160">
            <text:p>19160</text:p>
          </table:table-cell>
          <table:table-cell office:value-type="float" office:value="28010">
            <text:p>28010</text:p>
          </table:table-cell>
          <table:table-cell office:value-type="float" office:value="-135.5">
            <text:p>-135.5</text:p>
          </table:table-cell>
          <table:table-cell office:value-type="float" office:value="-205.25">
            <text:p>-205.25</text:p>
          </table:table-cell>
          <table:table-cell office:value-type="float" office:value="-393">
            <text:p>-393</text:p>
          </table:table-cell>
          <table:table-cell office:value-type="float" office:value="-0.0096358981652681">
            <text:p>-0.0096358982</text:p>
          </table:table-cell>
          <table:table-cell office:value-type="float" office:value="-0.0107124217118998">
            <text:p>-0.0107124217</text:p>
          </table:table-cell>
          <table:table-cell office:value-type="float" office:value="-0.0140307033202428">
            <text:p>-0.0140307033</text:p>
          </table:table-cell>
          <table:table-cell office:value-type="float" office:value="0.966456343467127">
            <text:p>0.9664563435</text:p>
          </table:table-cell>
          <table:table-cell office:value-type="float" office:value="0.96273144572706">
            <text:p>0.9627314457</text:p>
          </table:table-cell>
          <table:table-cell office:value-type="float" office:value="0.951278385225045">
            <text:p>0.951278385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date" office:date-value="2021-02-07">
            <text:p>02/07/21</text:p>
          </table:table-cell>
          <table:table-cell office:value-type="float" office:value="64">
            <text:p>64</text:p>
          </table:table-cell>
          <table:table-cell office:value-type="float" office:value="3578">
            <text:p>3578</text:p>
          </table:table-cell>
          <table:table-cell office:value-type="float" office:value="19024">
            <text:p>19024</text:p>
          </table:table-cell>
          <table:table-cell office:value-type="float" office:value="7.2">
            <text:p>7.2</text:p>
          </table:table-cell>
          <table:table-cell office:value-type="float" office:value="83.4">
            <text:p>83.4</text:p>
          </table:table-cell>
          <table:table-cell office:value-type="float" office:value="3665.2">
            <text:p>3665.2</text:p>
          </table:table-cell>
          <table:table-cell office:value-type="float" office:value="14288.6">
            <text:p>14288.6</text:p>
          </table:table-cell>
          <table:table-cell office:value-type="float" office:value="10.652">
            <text:p>10.65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12">
            <text:p>312</text:p>
          </table:table-cell>
          <table:table-cell office:value-type="float" office:value="431">
            <text:p>431</text:p>
          </table:table-cell>
          <table:table-cell office:value-type="float" office:value="626">
            <text:p>626</text:p>
          </table:table-cell>
          <table:table-cell office:value-type="float" office:value="12710">
            <text:p>12710</text:p>
          </table:table-cell>
          <table:table-cell office:value-type="float" office:value="18732">
            <text:p>18732</text:p>
          </table:table-cell>
          <table:table-cell office:value-type="float" office:value="28775">
            <text:p>28775</text:p>
          </table:table-cell>
          <table:table-cell office:value-type="float" office:value="-228.625">
            <text:p>-228.625</text:p>
          </table:table-cell>
          <table:table-cell office:value-type="float" office:value="742.75">
            <text:p>742.75</text:p>
          </table:table-cell>
          <table:table-cell office:value-type="float" office:value="-505.5">
            <text:p>-505.5</text:p>
          </table:table-cell>
          <table:table-cell office:value-type="float" office:value="-0.0179878048780488">
            <text:p>-0.0179878049</text:p>
          </table:table-cell>
          <table:table-cell office:value-type="float" office:value="0.0396513986760624">
            <text:p>0.0396513987</text:p>
          </table:table-cell>
          <table:table-cell office:value-type="float" office:value="-0.0175673327541268">
            <text:p>-0.0175673328</text:p>
          </table:table-cell>
          <table:table-cell office:value-type="float" office:value="0.937676862730518">
            <text:p>0.9376768627</text:p>
          </table:table-cell>
          <table:table-cell office:value-type="float" office:value="1.14186147286348">
            <text:p>1.1418614729</text:p>
          </table:table-cell>
          <table:table-cell office:value-type="float" office:value="0.939119213273541">
            <text:p>0.9391192133</text:p>
          </table:table-cell>
          <table:table-cell office:value-type="float" office:value="0">
            <text:p>0</text:p>
          </table:table-cell>
          <table:table-cell office:value-type="float" office:value="17.8253547794745">
            <text:p>17.82535477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date" office:date-value="2021-02-08">
            <text:p>02/08/21</text:p>
          </table:table-cell>
          <table:table-cell office:value-type="float" office:value="65">
            <text:p>65</text:p>
          </table:table-cell>
          <table:table-cell office:value-type="float" office:value="3717">
            <text:p>3717</text:p>
          </table:table-cell>
          <table:table-cell office:value-type="float" office:value="9720">
            <text:p>9720</text:p>
          </table:table-cell>
          <table:table-cell office:value-type="float" office:value="11.93">
            <text:p>11.93</text:p>
          </table:table-cell>
          <table:table-cell office:value-type="float" office:value="83.4">
            <text:p>83.4</text:p>
          </table:table-cell>
          <table:table-cell office:value-type="float" office:value="3687">
            <text:p>3687</text:p>
          </table:table-cell>
          <table:table-cell office:value-type="float" office:value="13914.4">
            <text:p>13914.4</text:p>
          </table:table-cell>
          <table:table-cell office:value-type="float" office:value="10.486">
            <text:p>10.48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04">
            <text:p>304</text:p>
          </table:table-cell>
          <table:table-cell office:value-type="float" office:value="619">
            <text:p>619</text:p>
          </table:table-cell>
          <table:table-cell office:value-type="float" office:value="11408">
            <text:p>11408</text:p>
          </table:table-cell>
          <table:table-cell office:value-type="float" office:value="18443">
            <text:p>18443</text:p>
          </table:table-cell>
          <table:table-cell office:value-type="float" office:value="29924">
            <text:p>29924</text:p>
          </table:table-cell>
          <table:table-cell office:value-type="float" office:value="-219.25">
            <text:p>-219.25</text:p>
          </table:table-cell>
          <table:table-cell office:value-type="float" office:value="658.625">
            <text:p>658.625</text:p>
          </table:table-cell>
          <table:table-cell office:value-type="float" office:value="-416.375">
            <text:p>-416.375</text:p>
          </table:table-cell>
          <table:table-cell office:value-type="float" office:value="-0.01921896914446">
            <text:p>-0.0192189691</text:p>
          </table:table-cell>
          <table:table-cell office:value-type="float" office:value="0.035711381011766">
            <text:p>0.035711381</text:p>
          </table:table-cell>
          <table:table-cell office:value-type="float" office:value="-0.0139144165218554">
            <text:p>-0.0139144165</text:p>
          </table:table-cell>
          <table:table-cell office:value-type="float" office:value="0.933457570793342">
            <text:p>0.9334575708</text:p>
          </table:table-cell>
          <table:table-cell office:value-type="float" office:value="1.12748942689937">
            <text:p>1.1274894269</text:p>
          </table:table-cell>
          <table:table-cell office:value-type="float" office:value="0.951679019708308">
            <text:p>0.9516790197</text:p>
          </table:table-cell>
          <table:table-cell office:value-type="float" office:value="0">
            <text:p>0</text:p>
          </table:table-cell>
          <table:table-cell office:value-type="float" office:value="19.754246518728">
            <text:p>19.754246518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date" office:date-value="2021-02-09">
            <text:p>02/09/21</text:p>
          </table:table-cell>
          <table:table-cell office:value-type="float" office:value="94">
            <text:p>94</text:p>
          </table:table-cell>
          <table:table-cell office:value-type="float" office:value="3792">
            <text:p>3792</text:p>
          </table:table-cell>
          <table:table-cell office:value-type="float" office:value="6410">
            <text:p>6410</text:p>
          </table:table-cell>
          <table:table-cell office:value-type="float" office:value="16.83">
            <text:p>16.83</text:p>
          </table:table-cell>
          <table:table-cell office:value-type="float" office:value="83.6">
            <text:p>83.6</text:p>
          </table:table-cell>
          <table:table-cell office:value-type="float" office:value="3726.6">
            <text:p>3726.6</text:p>
          </table:table-cell>
          <table:table-cell office:value-type="float" office:value="14402.4">
            <text:p>14402.4</text:p>
          </table:table-cell>
          <table:table-cell office:value-type="float" office:value="10.57">
            <text:p>10.57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21">
            <text:p>321</text:p>
          </table:table-cell>
          <table:table-cell office:value-type="float" office:value="443">
            <text:p>443</text:p>
          </table:table-cell>
          <table:table-cell office:value-type="float" office:value="639">
            <text:p>639</text:p>
          </table:table-cell>
          <table:table-cell office:value-type="float" office:value="13034">
            <text:p>13034</text:p>
          </table:table-cell>
          <table:table-cell office:value-type="float" office:value="18630">
            <text:p>18630</text:p>
          </table:table-cell>
          <table:table-cell office:value-type="float" office:value="28118">
            <text:p>28118</text:p>
          </table:table-cell>
          <table:table-cell office:value-type="float" office:value="44">
            <text:p>44</text:p>
          </table:table-cell>
          <table:table-cell office:value-type="float" office:value="272.25">
            <text:p>272.25</text:p>
          </table:table-cell>
          <table:table-cell office:value-type="float" office:value="-202.875">
            <text:p>-202.875</text:p>
          </table:table-cell>
          <table:table-cell office:value-type="float" office:value="0.00337578640478748">
            <text:p>0.0033757864</text:p>
          </table:table-cell>
          <table:table-cell office:value-type="float" office:value="0.0146135265700483">
            <text:p>0.0146135266</text:p>
          </table:table-cell>
          <table:table-cell office:value-type="float" office:value="-0.00721512909879792">
            <text:p>-0.0072151291</text:p>
          </table:table-cell>
          <table:table-cell office:value-type="float" office:value="1.0118375884471">
            <text:p>1.0118375884</text:p>
          </table:table-cell>
          <table:table-cell office:value-type="float" office:value="1.05156591110644">
            <text:p>1.0515659111</text:p>
          </table:table-cell>
          <table:table-cell office:value-type="float" office:value="0.974849082006515">
            <text:p>0.9748490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date" office:date-value="2021-02-10">
            <text:p>02/10/21</text:p>
          </table:table-cell>
          <table:table-cell office:value-type="float" office:value="98">
            <text:p>98</text:p>
          </table:table-cell>
          <table:table-cell office:value-type="float" office:value="3747">
            <text:p>3747</text:p>
          </table:table-cell>
          <table:table-cell office:value-type="float" office:value="16822">
            <text:p>16822</text:p>
          </table:table-cell>
          <table:table-cell office:value-type="float" office:value="7.6">
            <text:p>7.6</text:p>
          </table:table-cell>
          <table:table-cell office:value-type="float" office:value="90.6">
            <text:p>90.6</text:p>
          </table:table-cell>
          <table:table-cell office:value-type="float" office:value="3776.6">
            <text:p>3776.6</text:p>
          </table:table-cell>
          <table:table-cell office:value-type="float" office:value="14485.4">
            <text:p>14485.4</text:p>
          </table:table-cell>
          <table:table-cell office:value-type="float" office:value="11.044">
            <text:p>11.04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54">
            <text:p>454</text:p>
          </table:table-cell>
          <table:table-cell office:value-type="float" office:value="651">
            <text:p>651</text:p>
          </table:table-cell>
          <table:table-cell office:value-type="float" office:value="13878">
            <text:p>13878</text:p>
          </table:table-cell>
          <table:table-cell office:value-type="float" office:value="18510">
            <text:p>18510</text:p>
          </table:table-cell>
          <table:table-cell office:value-type="float" office:value="27112">
            <text:p>27112</text:p>
          </table:table-cell>
          <table:table-cell office:value-type="float" office:value="-176.625">
            <text:p>-176.625</text:p>
          </table:table-cell>
          <table:table-cell office:value-type="float" office:value="588.625">
            <text:p>588.625</text:p>
          </table:table-cell>
          <table:table-cell office:value-type="float" office:value="-366.25">
            <text:p>-366.25</text:p>
          </table:table-cell>
          <table:table-cell office:value-type="float" office:value="-0.0127269779507134">
            <text:p>-0.012726978</text:p>
          </table:table-cell>
          <table:table-cell office:value-type="float" office:value="0.03180037817396">
            <text:p>0.0318003782</text:p>
          </table:table-cell>
          <table:table-cell office:value-type="float" office:value="-0.0135087784007082">
            <text:p>-0.0135087784</text:p>
          </table:table-cell>
          <table:table-cell office:value-type="float" office:value="0.955773050069309">
            <text:p>0.9557730501</text:p>
          </table:table-cell>
          <table:table-cell office:value-type="float" office:value="1.11328340115079">
            <text:p>1.1132834012</text:p>
          </table:table-cell>
          <table:table-cell office:value-type="float" office:value="0.953076950301525">
            <text:p>0.9530769503</text:p>
          </table:table-cell>
          <table:table-cell office:value-type="float" office:value="0">
            <text:p>0</text:p>
          </table:table-cell>
          <table:table-cell office:value-type="float" office:value="22.1415872957579">
            <text:p>22.14158729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date" office:date-value="2021-02-11">
            <text:p>02/11/21</text:p>
          </table:table-cell>
          <table:table-cell office:value-type="float" office:value="97">
            <text:p>97</text:p>
          </table:table-cell>
          <table:table-cell office:value-type="float" office:value="3799">
            <text:p>3799</text:p>
          </table:table-cell>
          <table:table-cell office:value-type="float" office:value="20036">
            <text:p>20036</text:p>
          </table:table-cell>
          <table:table-cell office:value-type="float" office:value="9.29">
            <text:p>9.29</text:p>
          </table:table-cell>
          <table:table-cell office:value-type="float" office:value="96.2">
            <text:p>96.2</text:p>
          </table:table-cell>
          <table:table-cell office:value-type="float" office:value="3787.4">
            <text:p>3787.4</text:p>
          </table:table-cell>
          <table:table-cell office:value-type="float" office:value="16418">
            <text:p>16418</text:p>
          </table:table-cell>
          <table:table-cell office:value-type="float" office:value="10.742">
            <text:p>10.74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93">
            <text:p>293</text:p>
          </table:table-cell>
          <table:table-cell office:value-type="float" office:value="417">
            <text:p>417</text:p>
          </table:table-cell>
          <table:table-cell office:value-type="float" office:value="615">
            <text:p>615</text:p>
          </table:table-cell>
          <table:table-cell office:value-type="float" office:value="11875">
            <text:p>11875</text:p>
          </table:table-cell>
          <table:table-cell office:value-type="float" office:value="18780">
            <text:p>18780</text:p>
          </table:table-cell>
          <table:table-cell office:value-type="float" office:value="28344">
            <text:p>28344</text:p>
          </table:table-cell>
          <table:table-cell office:value-type="float" office:value="-117.5">
            <text:p>-117.5</text:p>
          </table:table-cell>
          <table:table-cell office:value-type="float" office:value="915">
            <text:p>915</text:p>
          </table:table-cell>
          <table:table-cell office:value-type="float" office:value="-682.75">
            <text:p>-682.75</text:p>
          </table:table-cell>
          <table:table-cell office:value-type="float" office:value="-0.00989473684210526">
            <text:p>-0.0098947368</text:p>
          </table:table-cell>
          <table:table-cell office:value-type="float" office:value="0.0487220447284345">
            <text:p>0.0487220447</text:p>
          </table:table-cell>
          <table:table-cell office:value-type="float" office:value="-0.0240879904036128">
            <text:p>-0.0240879904</text:p>
          </table:table-cell>
          <table:table-cell office:value-type="float" office:value="0.965560316454294">
            <text:p>0.9655603165</text:p>
          </table:table-cell>
          <table:table-cell office:value-type="float" office:value="1.17517987832886">
            <text:p>1.1751798783</text:p>
          </table:table-cell>
          <table:table-cell office:value-type="float" office:value="0.916829286899457">
            <text:p>0.9168292869</text:p>
          </table:table-cell>
          <table:table-cell office:value-type="float" office:value="0">
            <text:p>0</text:p>
          </table:table-cell>
          <table:table-cell office:value-type="float" office:value="14.5703876130914">
            <text:p>14.5703876131</text:p>
          </table:table-cell>
          <table:table-cell office:value-type="float" office:value="-28.4276513885383">
            <text:p>-28.4276513885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date" office:date-value="2021-02-12">
            <text:p>02/12/21</text:p>
          </table:table-cell>
          <table:table-cell office:value-type="float" office:value="99">
            <text:p>99</text:p>
          </table:table-cell>
          <table:table-cell office:value-type="float" office:value="3828">
            <text:p>3828</text:p>
          </table:table-cell>
          <table:table-cell office:value-type="float" office:value="19439">
            <text:p>19439</text:p>
          </table:table-cell>
          <table:table-cell office:value-type="float" office:value="9.57">
            <text:p>9.57</text:p>
          </table:table-cell>
          <table:table-cell office:value-type="float" office:value="91.4">
            <text:p>91.4</text:p>
          </table:table-cell>
          <table:table-cell office:value-type="float" office:value="3780">
            <text:p>3780</text:p>
          </table:table-cell>
          <table:table-cell office:value-type="float" office:value="19039">
            <text:p>19039</text:p>
          </table:table-cell>
          <table:table-cell office:value-type="float" office:value="9.126">
            <text:p>9.12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75">
            <text:p>275</text:p>
          </table:table-cell>
          <table:table-cell office:value-type="float" office:value="400">
            <text:p>400</text:p>
          </table:table-cell>
          <table:table-cell office:value-type="float" office:value="599">
            <text:p>599</text:p>
          </table:table-cell>
          <table:table-cell office:value-type="float" office:value="11408">
            <text:p>11408</text:p>
          </table:table-cell>
          <table:table-cell office:value-type="float" office:value="18603">
            <text:p>18603</text:p>
          </table:table-cell>
          <table:table-cell office:value-type="float" office:value="29151">
            <text:p>29151</text:p>
          </table:table-cell>
          <table:table-cell office:value-type="float" office:value="-219.25">
            <text:p>-219.25</text:p>
          </table:table-cell>
          <table:table-cell office:value-type="float" office:value="672.75">
            <text:p>672.75</text:p>
          </table:table-cell>
          <table:table-cell office:value-type="float" office:value="-277.125">
            <text:p>-277.125</text:p>
          </table:table-cell>
          <table:table-cell office:value-type="float" office:value="-0.01921896914446">
            <text:p>-0.0192189691</text:p>
          </table:table-cell>
          <table:table-cell office:value-type="float" office:value="0.0361635220125786">
            <text:p>0.036163522</text:p>
          </table:table-cell>
          <table:table-cell office:value-type="float" office:value="-0.00950653493876711">
            <text:p>-0.0095065349</text:p>
          </table:table-cell>
          <table:table-cell office:value-type="float" office:value="0.933457570793342">
            <text:p>0.9334575708</text:p>
          </table:table-cell>
          <table:table-cell office:value-type="float" office:value="1.12913561567976">
            <text:p>1.1291356157</text:p>
          </table:table-cell>
          <table:table-cell office:value-type="float" office:value="0.966904261159137">
            <text:p>0.9669042612</text:p>
          </table:table-cell>
          <table:table-cell office:value-type="float" office:value="0">
            <text:p>0</text:p>
          </table:table-cell>
          <table:table-cell office:value-type="float" office:value="19.5115480148192">
            <text:p>19.51154801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date" office:date-value="2021-02-13">
            <text:p>02/13/21</text:p>
          </table:table-cell>
          <table:table-cell office:value-type="float" office:value="93">
            <text:p>93</text:p>
          </table:table-cell>
          <table:table-cell office:value-type="float" office:value="3771">
            <text:p>3771</text:p>
          </table:table-cell>
          <table:table-cell office:value-type="float" office:value="19383">
            <text:p>19383</text:p>
          </table:table-cell>
          <table:table-cell office:value-type="float" office:value="10.42">
            <text:p>10.42</text:p>
          </table:table-cell>
          <table:table-cell office:value-type="float" office:value="81">
            <text:p>81</text:p>
          </table:table-cell>
          <table:table-cell office:value-type="float" office:value="3807.2">
            <text:p>3807.2</text:p>
          </table:table-cell>
          <table:table-cell office:value-type="float" office:value="17928.6">
            <text:p>17928.6</text:p>
          </table:table-cell>
          <table:table-cell office:value-type="float" office:value="9.978">
            <text:p>9.97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10">
            <text:p>310</text:p>
          </table:table-cell>
          <table:table-cell office:value-type="float" office:value="637">
            <text:p>637</text:p>
          </table:table-cell>
          <table:table-cell office:value-type="float" office:value="310">
            <text:p>310</text:p>
          </table:table-cell>
          <table:table-cell office:value-type="float" office:value="13764">
            <text:p>13764</text:p>
          </table:table-cell>
          <table:table-cell office:value-type="float" office:value="19684">
            <text:p>19684</text:p>
          </table:table-cell>
          <table:table-cell office:value-type="float" office:value="30940">
            <text:p>30940</text:p>
          </table:table-cell>
          <table:table-cell office:value-type="float" office:value="299.625">
            <text:p>299.625</text:p>
          </table:table-cell>
          <table:table-cell office:value-type="float" office:value="-241.875">
            <text:p>-241.875</text:p>
          </table:table-cell>
          <table:table-cell office:value-type="float" office:value="1326">
            <text:p>1326</text:p>
          </table:table-cell>
          <table:table-cell office:value-type="float" office:value="0.0217687445510026">
            <text:p>0.0217687446</text:p>
          </table:table-cell>
          <table:table-cell office:value-type="float" office:value="-0.0122878988010567">
            <text:p>-0.0122878988</text:p>
          </table:table-cell>
          <table:table-cell office:value-type="float" office:value="0.0428571428571429">
            <text:p>0.0428571429</text:p>
          </table:table-cell>
          <table:table-cell office:value-type="float" office:value="1.07711940727759">
            <text:p>1.0771194073</text:p>
          </table:table-cell>
          <table:table-cell office:value-type="float" office:value="0.957288299411914">
            <text:p>0.9572882994</text:p>
          </table:table-cell>
          <table:table-cell office:value-type="float" office:value="1.1536">
            <text:p>1.1536</text:p>
          </table:table-cell>
          <table:table-cell office:value-type="float" office:value="32.1867240656837">
            <text:p>32.1867240657</text:p>
          </table:table-cell>
          <table:table-cell office:value-type="float" office:value="0">
            <text:p>0</text:p>
          </table:table-cell>
          <table:table-cell office:value-type="float" office:value="16.5175839272941">
            <text:p>16.5175839273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date" office:date-value="2021-02-14">
            <text:p>02/14/21</text:p>
          </table:table-cell>
          <table:table-cell office:value-type="float" office:value="70">
            <text:p>70</text:p>
          </table:table-cell>
          <table:table-cell office:value-type="float" office:value="3755">
            <text:p>3755</text:p>
          </table:table-cell>
          <table:table-cell office:value-type="float" office:value="19515">
            <text:p>19515</text:p>
          </table:table-cell>
          <table:table-cell office:value-type="float" office:value="8.75">
            <text:p>8.75</text:p>
          </table:table-cell>
          <table:table-cell office:value-type="float" office:value="78.6">
            <text:p>78.6</text:p>
          </table:table-cell>
          <table:table-cell office:value-type="float" office:value="3843.2">
            <text:p>3843.2</text:p>
          </table:table-cell>
          <table:table-cell office:value-type="float" office:value="15166.8">
            <text:p>15166.8</text:p>
          </table:table-cell>
          <table:table-cell office:value-type="float" office:value="10.764">
            <text:p>10.76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320">
            <text:p>320</text:p>
          </table:table-cell>
          <table:table-cell office:value-type="float" office:value="446">
            <text:p>446</text:p>
          </table:table-cell>
          <table:table-cell office:value-type="float" office:value="320">
            <text:p>320</text:p>
          </table:table-cell>
          <table:table-cell office:value-type="float" office:value="13574">
            <text:p>13574</text:p>
          </table:table-cell>
          <table:table-cell office:value-type="float" office:value="18510">
            <text:p>18510</text:p>
          </table:table-cell>
          <table:table-cell office:value-type="float" office:value="30420">
            <text:p>30420</text:p>
          </table:table-cell>
          <table:table-cell office:value-type="float" office:value="-223.5">
            <text:p>-223.5</text:p>
          </table:table-cell>
          <table:table-cell office:value-type="float" office:value="588.625">
            <text:p>588.625</text:p>
          </table:table-cell>
          <table:table-cell office:value-type="float" office:value="1482">
            <text:p>1482</text:p>
          </table:table-cell>
          <table:table-cell office:value-type="float" office:value="-0.0164653013113305">
            <text:p>-0.0164653013</text:p>
          </table:table-cell>
          <table:table-cell office:value-type="float" office:value="0.03180037817396">
            <text:p>0.0318003782</text:p>
          </table:table-cell>
          <table:table-cell office:value-type="float" office:value="0.0487179487179487">
            <text:p>0.0487179487</text:p>
          </table:table-cell>
          <table:table-cell office:value-type="float" office:value="0.942902813458998">
            <text:p>0.9429028135</text:p>
          </table:table-cell>
          <table:table-cell office:value-type="float" office:value="1.11328340115079">
            <text:p>1.1132834012</text:p>
          </table:table-cell>
          <table:table-cell office:value-type="float" office:value="1.1751647600263">
            <text:p>1.17516476</text:p>
          </table:table-cell>
          <table:table-cell office:value-type="float" office:value="0">
            <text:p>0</text:p>
          </table:table-cell>
          <table:table-cell office:value-type="float" office:value="22.1415872957579">
            <text:p>22.1415872958</text:p>
          </table:table-cell>
          <table:table-cell office:value-type="float" office:value="14.5715839511465">
            <text:p>14.5715839511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date" office:date-value="2021-02-15">
            <text:p>02/15/21</text:p>
          </table:table-cell>
          <table:table-cell office:value-type="float" office:value="46">
            <text:p>46</text:p>
          </table:table-cell>
          <table:table-cell office:value-type="float" office:value="3883">
            <text:p>3883</text:p>
          </table:table-cell>
          <table:table-cell office:value-type="float" office:value="11270">
            <text:p>11270</text:p>
          </table:table-cell>
          <table:table-cell office:value-type="float" office:value="11.86">
            <text:p>11.86</text:p>
          </table:table-cell>
          <table:table-cell office:value-type="float" office:value="77.6">
            <text:p>77.6</text:p>
          </table:table-cell>
          <table:table-cell office:value-type="float" office:value="3880.4">
            <text:p>3880.4</text:p>
          </table:table-cell>
          <table:table-cell office:value-type="float" office:value="15146.8">
            <text:p>15146.8</text:p>
          </table:table-cell>
          <table:table-cell office:value-type="float" office:value="10.45">
            <text:p>10.45</text:p>
          </table:table-cell>
          <table:table-cell table:number-columns-repeated="3" office:value-type="float" office:value="3">
            <text:p>3</text:p>
          </table:table-cell>
          <table:table-cell office:value-type="float" office:value="322">
            <text:p>322</text:p>
          </table:table-cell>
          <table:table-cell office:value-type="float" office:value="449">
            <text:p>449</text:p>
          </table:table-cell>
          <table:table-cell office:value-type="float" office:value="322">
            <text:p>322</text:p>
          </table:table-cell>
          <table:table-cell office:value-type="float" office:value="11040">
            <text:p>11040</text:p>
          </table:table-cell>
          <table:table-cell office:value-type="float" office:value="19008">
            <text:p>19008</text:p>
          </table:table-cell>
          <table:table-cell office:value-type="float" office:value="32032">
            <text:p>32032</text:p>
          </table:table-cell>
          <table:table-cell office:value-type="float" office:value="-190.125">
            <text:p>-190.125</text:p>
          </table:table-cell>
          <table:table-cell office:value-type="float" office:value="789">
            <text:p>789</text:p>
          </table:table-cell>
          <table:table-cell office:value-type="float" office:value="1293.5">
            <text:p>1293.5</text:p>
          </table:table-cell>
          <table:table-cell office:value-type="float" office:value="-0.0172214673913043">
            <text:p>-0.0172214674</text:p>
          </table:table-cell>
          <table:table-cell office:value-type="float" office:value="0.0415088383838384">
            <text:p>0.0415088384</text:p>
          </table:table-cell>
          <table:table-cell office:value-type="float" office:value="0.0403814935064935">
            <text:p>0.0403814935</text:p>
          </table:table-cell>
          <table:table-cell office:value-type="float" office:value="0.94030615885109">
            <text:p>0.9403061589</text:p>
          </table:table-cell>
          <table:table-cell office:value-type="float" office:value="1.14865798232483">
            <text:p>1.1486579823</text:p>
          </table:table-cell>
          <table:table-cell office:value-type="float" office:value="1.14453133070764">
            <text:p>1.1445313307</text:p>
          </table:table-cell>
          <table:table-cell office:value-type="float" office:value="0">
            <text:p>0</text:p>
          </table:table-cell>
          <table:table-cell office:value-type="float" office:value="17.0430097447857">
            <text:p>17.0430097448</text:p>
          </table:table-cell>
          <table:table-cell office:value-type="float" office:value="17.5092583741943">
            <text:p>17.5092583742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date" office:date-value="2021-02-16">
            <text:p>02/16/21</text:p>
          </table:table-cell>
          <table:table-cell office:value-type="float" office:value="85">
            <text:p>85</text:p>
          </table:table-cell>
          <table:table-cell office:value-type="float" office:value="3979">
            <text:p>3979</text:p>
          </table:table-cell>
          <table:table-cell office:value-type="float" office:value="6227">
            <text:p>6227</text:p>
          </table:table-cell>
          <table:table-cell office:value-type="float" office:value="13.22">
            <text:p>13.22</text:p>
          </table:table-cell>
          <table:table-cell office:value-type="float" office:value="79.8">
            <text:p>79.8</text:p>
          </table:table-cell>
          <table:table-cell office:value-type="float" office:value="3930.4">
            <text:p>3930.4</text:p>
          </table:table-cell>
          <table:table-cell office:value-type="float" office:value="15441.2">
            <text:p>15441.2</text:p>
          </table:table-cell>
          <table:table-cell office:value-type="float" office:value="11.102">
            <text:p>11.10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337">
            <text:p>337</text:p>
          </table:table-cell>
          <table:table-cell office:value-type="float" office:value="673">
            <text:p>673</text:p>
          </table:table-cell>
          <table:table-cell office:value-type="float" office:value="11647">
            <text:p>11647</text:p>
          </table:table-cell>
          <table:table-cell office:value-type="float" office:value="19578">
            <text:p>19578</text:p>
          </table:table-cell>
          <table:table-cell office:value-type="float" office:value="31958">
            <text:p>31958</text:p>
          </table:table-cell>
          <table:table-cell office:value-type="float" office:value="-285">
            <text:p>-285</text:p>
          </table:table-cell>
          <table:table-cell office:value-type="float" office:value="1194.375">
            <text:p>1194.375</text:p>
          </table:table-cell>
          <table:table-cell office:value-type="float" office:value="1486.25">
            <text:p>1486.25</text:p>
          </table:table-cell>
          <table:table-cell office:value-type="float" office:value="-0.0244698205546493">
            <text:p>-0.0244698206</text:p>
          </table:table-cell>
          <table:table-cell office:value-type="float" office:value="0.0610059760956175">
            <text:p>0.0610059761</text:p>
          </table:table-cell>
          <table:table-cell office:value-type="float" office:value="0.0465063520871143">
            <text:p>0.0465063521</text:p>
          </table:table-cell>
          <table:table-cell office:value-type="float" office:value="0.915529221409962">
            <text:p>0.9155292214</text:p>
          </table:table-cell>
          <table:table-cell office:value-type="float" office:value="1.22081550540864">
            <text:p>1.2208155054</text:p>
          </table:table-cell>
          <table:table-cell office:value-type="float" office:value="1.16701140024242">
            <text:p>1.1670114002</text:p>
          </table:table-cell>
          <table:table-cell office:value-type="float" office:value="-27.978610190375">
            <text:p>-27.9786101904</text:p>
          </table:table-cell>
          <table:table-cell office:value-type="float" office:value="11.7051086705535">
            <text:p>11.7051086706</text:p>
          </table:table-cell>
          <table:table-cell office:value-type="float" office:value="15.248302947121">
            <text:p>15.2483029471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date" office:date-value="2021-02-17">
            <text:p>02/17/21</text:p>
          </table:table-cell>
          <table:table-cell office:value-type="float" office:value="94">
            <text:p>94</text:p>
          </table:table-cell>
          <table:table-cell office:value-type="float" office:value="4014">
            <text:p>4014</text:p>
          </table:table-cell>
          <table:table-cell office:value-type="float" office:value="19339">
            <text:p>19339</text:p>
          </table:table-cell>
          <table:table-cell office:value-type="float" office:value="8">
            <text:p>8</text:p>
          </table:table-cell>
          <table:table-cell office:value-type="float" office:value="87.8">
            <text:p>87.8</text:p>
          </table:table-cell>
          <table:table-cell office:value-type="float" office:value="3984.2">
            <text:p>3984.2</text:p>
          </table:table-cell>
          <table:table-cell office:value-type="float" office:value="16070.2">
            <text:p>16070.2</text:p>
          </table:table-cell>
          <table:table-cell office:value-type="float" office:value="12.082">
            <text:p>12.082</text:p>
          </table:table-cell>
          <table:table-cell table:number-columns-repeated="3" office:value-type="float" office:value="3">
            <text:p>3</text:p>
          </table:table-cell>
          <table:table-cell office:value-type="float" office:value="342">
            <text:p>342</text:p>
          </table:table-cell>
          <table:table-cell office:value-type="float" office:value="682">
            <text:p>682</text:p>
          </table:table-cell>
          <table:table-cell office:value-type="float" office:value="342">
            <text:p>342</text:p>
          </table:table-cell>
          <table:table-cell office:value-type="float" office:value="12312">
            <text:p>12312</text:p>
          </table:table-cell>
          <table:table-cell office:value-type="float" office:value="21375">
            <text:p>21375</text:p>
          </table:table-cell>
          <table:table-cell office:value-type="float" office:value="37485">
            <text:p>37485</text:p>
          </table:table-cell>
          <table:table-cell office:value-type="float" office:value="-85.125">
            <text:p>-85.125</text:p>
          </table:table-cell>
          <table:table-cell office:value-type="float" office:value="900">
            <text:p>900</text:p>
          </table:table-cell>
          <table:table-cell office:value-type="float" office:value="1606.5">
            <text:p>1606.5</text:p>
          </table:table-cell>
          <table:table-cell office:value-type="float" office:value="-0.00691398635477583">
            <text:p>-0.0069139864</text:p>
          </table:table-cell>
          <table:table-cell office:value-type="float" office:value="0.0421052631578947">
            <text:p>0.0421052632</text:p>
          </table:table-cell>
          <table:table-cell office:value-type="float" office:value="0.0428571428571429">
            <text:p>0.0428571429</text:p>
          </table:table-cell>
          <table:table-cell office:value-type="float" office:value="0.97589474204462">
            <text:p>0.975894742</text:p>
          </table:table-cell>
          <table:table-cell office:value-type="float" office:value="1.1508432132964">
            <text:p>1.1508432133</text:p>
          </table:table-cell>
          <table:table-cell office:value-type="float" office:value="1.1536">
            <text:p>1.1536</text:p>
          </table:table-cell>
          <table:table-cell office:value-type="float" office:value="0">
            <text:p>0</text:p>
          </table:table-cell>
          <table:table-cell office:value-type="float" office:value="16.8064369094109">
            <text:p>16.8064369094</text:p>
          </table:table-cell>
          <table:table-cell office:value-type="float" office:value="16.5175839272941">
            <text:p>16.5175839273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date" office:date-value="2021-02-18">
            <text:p>02/18/21</text:p>
          </table:table-cell>
          <table:table-cell office:value-type="float" office:value="104">
            <text:p>104</text:p>
          </table:table-cell>
          <table:table-cell office:value-type="float" office:value="4021">
            <text:p>4021</text:p>
          </table:table-cell>
          <table:table-cell office:value-type="float" office:value="20855">
            <text:p>20855</text:p>
          </table:table-cell>
          <table:table-cell office:value-type="float" office:value="13.68">
            <text:p>13.68</text:p>
          </table:table-cell>
          <table:table-cell office:value-type="float" office:value="100">
            <text:p>100</text:p>
          </table:table-cell>
          <table:table-cell office:value-type="float" office:value="4037">
            <text:p>4037</text:p>
          </table:table-cell>
          <table:table-cell office:value-type="float" office:value="18397.4">
            <text:p>18397.4</text:p>
          </table:table-cell>
          <table:table-cell office:value-type="float" office:value="12.326">
            <text:p>12.326</text:p>
          </table:table-cell>
          <table:table-cell table:number-columns-repeated="3" office:value-type="float" office:value="3">
            <text:p>3</text:p>
          </table:table-cell>
          <table:table-cell office:value-type="float" office:value="343">
            <text:p>343</text:p>
          </table:table-cell>
          <table:table-cell office:value-type="float" office:value="475">
            <text:p>475</text:p>
          </table:table-cell>
          <table:table-cell office:value-type="float" office:value="343">
            <text:p>343</text:p>
          </table:table-cell>
          <table:table-cell office:value-type="float" office:value="13262">
            <text:p>13262</text:p>
          </table:table-cell>
          <table:table-cell office:value-type="float" office:value="21910">
            <text:p>21910</text:p>
          </table:table-cell>
          <table:table-cell office:value-type="float" office:value="36855">
            <text:p>36855</text:p>
          </table:table-cell>
          <table:table-cell office:value-type="float" office:value="77.375">
            <text:p>77.375</text:p>
          </table:table-cell>
          <table:table-cell office:value-type="float" office:value="1067.5">
            <text:p>1067.5</text:p>
          </table:table-cell>
          <table:table-cell office:value-type="float" office:value="1795.5">
            <text:p>1795.5</text:p>
          </table:table-cell>
          <table:table-cell office:value-type="float" office:value="0.00583433871210979">
            <text:p>0.0058343387</text:p>
          </table:table-cell>
          <table:table-cell office:value-type="float" office:value="0.0487220447284345">
            <text:p>0.0487220447</text:p>
          </table:table-cell>
          <table:table-cell office:value-type="float" office:value="0.0487179487179487">
            <text:p>0.0487179487</text:p>
          </table:table-cell>
          <table:table-cell office:value-type="float" office:value="1.02048690292847">
            <text:p>1.0204869029</text:p>
          </table:table-cell>
          <table:table-cell office:value-type="float" office:value="1.17517987832886">
            <text:p>1.1751798783</text:p>
          </table:table-cell>
          <table:table-cell office:value-type="float" office:value="1.1751647600263">
            <text:p>1.17516476</text:p>
          </table:table-cell>
          <table:table-cell office:value-type="float" office:value="0">
            <text:p>0</text:p>
          </table:table-cell>
          <table:table-cell office:value-type="float" office:value="14.5703876130914">
            <text:p>14.5703876131</text:p>
          </table:table-cell>
          <table:table-cell office:value-type="float" office:value="14.5715839511465">
            <text:p>14.5715839511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date" office:date-value="2021-02-19">
            <text:p>02/19/21</text:p>
          </table:table-cell>
          <table:table-cell office:value-type="float" office:value="110">
            <text:p>110</text:p>
          </table:table-cell>
          <table:table-cell office:value-type="float" office:value="4024">
            <text:p>4024</text:p>
          </table:table-cell>
          <table:table-cell office:value-type="float" office:value="22660">
            <text:p>22660</text:p>
          </table:table-cell>
          <table:table-cell office:value-type="float" office:value="13.65">
            <text:p>13.65</text:p>
          </table:table-cell>
          <table:table-cell office:value-type="float" office:value="92.4">
            <text:p>92.4</text:p>
          </table:table-cell>
          <table:table-cell office:value-type="float" office:value="4087.8">
            <text:p>4087.8</text:p>
          </table:table-cell>
          <table:table-cell office:value-type="float" office:value="21785.4">
            <text:p>21785.4</text:p>
          </table:table-cell>
          <table:table-cell office:value-type="float" office:value="12.196">
            <text:p>12.196</text:p>
          </table:table-cell>
          <table:table-cell table:number-columns-repeated="3" office:value-type="float" office:value="3">
            <text:p>3</text:p>
          </table:table-cell>
          <table:table-cell office:value-type="float" office:value="343">
            <text:p>343</text:p>
          </table:table-cell>
          <table:table-cell office:value-type="float" office:value="691">
            <text:p>691</text:p>
          </table:table-cell>
          <table:table-cell office:value-type="float" office:value="343">
            <text:p>343</text:p>
          </table:table-cell>
          <table:table-cell office:value-type="float" office:value="12806">
            <text:p>12806</text:p>
          </table:table-cell>
          <table:table-cell office:value-type="float" office:value="22722">
            <text:p>22722</text:p>
          </table:table-cell>
          <table:table-cell office:value-type="float" office:value="38808">
            <text:p>38808</text:p>
          </table:table-cell>
          <table:table-cell office:value-type="float" office:value="168.625">
            <text:p>168.625</text:p>
          </table:table-cell>
          <table:table-cell office:value-type="float" office:value="971.25">
            <text:p>971.25</text:p>
          </table:table-cell>
          <table:table-cell office:value-type="float" office:value="1567.125">
            <text:p>1567.125</text:p>
          </table:table-cell>
          <table:table-cell office:value-type="float" office:value="0.0131676557863501">
            <text:p>0.0131676558</text:p>
          </table:table-cell>
          <table:table-cell office:value-type="float" office:value="0.0427449168207024">
            <text:p>0.0427449168</text:p>
          </table:table-cell>
          <table:table-cell office:value-type="float" office:value="0.0403814935064935">
            <text:p>0.0403814935</text:p>
          </table:table-cell>
          <table:table-cell office:value-type="float" office:value="1.04642663408368">
            <text:p>1.0464266341</text:p>
          </table:table-cell>
          <table:table-cell office:value-type="float" office:value="1.15318837958392">
            <text:p>1.1531883796</text:p>
          </table:table-cell>
          <table:table-cell office:value-type="float" office:value="1.14453133070764">
            <text:p>1.1445313307</text:p>
          </table:table-cell>
          <table:table-cell office:value-type="float" office:value="0">
            <text:p>0</text:p>
          </table:table-cell>
          <table:table-cell office:value-type="float" office:value="16.5600532136324">
            <text:p>16.5600532136</text:p>
          </table:table-cell>
          <table:table-cell office:value-type="float" office:value="17.5092583741943">
            <text:p>17.5092583742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date" office:date-value="2021-02-20">
            <text:p>02/20/21</text:p>
          </table:table-cell>
          <table:table-cell office:value-type="float" office:value="107">
            <text:p>107</text:p>
          </table:table-cell>
          <table:table-cell office:value-type="float" office:value="4147">
            <text:p>4147</text:p>
          </table:table-cell>
          <table:table-cell office:value-type="float" office:value="22906">
            <text:p>22906</text:p>
          </table:table-cell>
          <table:table-cell office:value-type="float" office:value="13.08">
            <text:p>13.08</text:p>
          </table:table-cell>
          <table:table-cell office:value-type="float" office:value="83.2">
            <text:p>83.2</text:p>
          </table:table-cell>
          <table:table-cell office:value-type="float" office:value="4182.8">
            <text:p>4182.8</text:p>
          </table:table-cell>
          <table:table-cell office:value-type="float" office:value="21102.6">
            <text:p>21102.6</text:p>
          </table:table-cell>
          <table:table-cell office:value-type="float" office:value="13.89">
            <text:p>13.89</text:p>
          </table:table-cell>
          <table:table-cell table:number-columns-repeated="3" office:value-type="float" office:value="3">
            <text:p>3</text:p>
          </table:table-cell>
          <table:table-cell office:value-type="float" office:value="390">
            <text:p>390</text:p>
          </table:table-cell>
          <table:table-cell office:value-type="float" office:value="526">
            <text:p>526</text:p>
          </table:table-cell>
          <table:table-cell office:value-type="float" office:value="390">
            <text:p>390</text:p>
          </table:table-cell>
          <table:table-cell office:value-type="float" office:value="13794">
            <text:p>13794</text:p>
          </table:table-cell>
          <table:table-cell office:value-type="float" office:value="23800">
            <text:p>23800</text:p>
          </table:table-cell>
          <table:table-cell office:value-type="float" office:value="42245">
            <text:p>42245</text:p>
          </table:table-cell>
          <table:table-cell office:value-type="float" office:value="311.125">
            <text:p>311.125</text:p>
          </table:table-cell>
          <table:table-cell office:value-type="float" office:value="681.25">
            <text:p>681.25</text:p>
          </table:table-cell>
          <table:table-cell office:value-type="float" office:value="1810.5">
            <text:p>1810.5</text:p>
          </table:table-cell>
          <table:table-cell office:value-type="float" office:value="0.0225550964187328">
            <text:p>0.0225550964</text:p>
          </table:table-cell>
          <table:table-cell office:value-type="float" office:value="0.0286239495798319">
            <text:p>0.0286239496</text:p>
          </table:table-cell>
          <table:table-cell office:value-type="float" office:value="0.0428571428571429">
            <text:p>0.0428571429</text:p>
          </table:table-cell>
          <table:table-cell office:value-type="float" office:value="1.0799399529195">
            <text:p>1.0799399529</text:p>
          </table:table-cell>
          <table:table-cell office:value-type="float" office:value="1.10178971128893">
            <text:p>1.1017897113</text:p>
          </table:table-cell>
          <table:table-cell office:value-type="float" office:value="1.1536">
            <text:p>1.1536</text:p>
          </table:table-cell>
          <table:table-cell office:value-type="float" office:value="31.0765739811198">
            <text:p>31.0765739811</text:p>
          </table:table-cell>
          <table:table-cell office:value-type="float" office:value="24.5605807293502">
            <text:p>24.5605807294</text:p>
          </table:table-cell>
          <table:table-cell office:value-type="float" office:value="16.5175839272941">
            <text:p>16.5175839273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date" office:date-value="2021-02-21">
            <text:p>02/21/21</text:p>
          </table:table-cell>
          <table:table-cell office:value-type="float" office:value="47">
            <text:p>47</text:p>
          </table:table-cell>
          <table:table-cell office:value-type="float" office:value="4233">
            <text:p>4233</text:p>
          </table:table-cell>
          <table:table-cell office:value-type="float" office:value="23167">
            <text:p>23167</text:p>
          </table:table-cell>
          <table:table-cell office:value-type="float" office:value="12.57">
            <text:p>12.57</text:p>
          </table:table-cell>
          <table:table-cell office:value-type="float" office:value="83">
            <text:p>83</text:p>
          </table:table-cell>
          <table:table-cell office:value-type="float" office:value="4295">
            <text:p>4295</text:p>
          </table:table-cell>
          <table:table-cell office:value-type="float" office:value="18796.8">
            <text:p>18796.8</text:p>
          </table:table-cell>
          <table:table-cell office:value-type="float" office:value="14.646">
            <text:p>14.646</text:p>
          </table:table-cell>
          <table:table-cell table:number-columns-repeated="3" office:value-type="float" office:value="3">
            <text:p>3</text:p>
          </table:table-cell>
          <table:table-cell office:value-type="float" office:value="410">
            <text:p>410</text:p>
          </table:table-cell>
          <table:table-cell office:value-type="float" office:value="770">
            <text:p>770</text:p>
          </table:table-cell>
          <table:table-cell office:value-type="float" office:value="410">
            <text:p>410</text:p>
          </table:table-cell>
          <table:table-cell office:value-type="float" office:value="14744">
            <text:p>14744</text:p>
          </table:table-cell>
          <table:table-cell office:value-type="float" office:value="25236">
            <text:p>25236</text:p>
          </table:table-cell>
          <table:table-cell office:value-type="float" office:value="41535">
            <text:p>41535</text:p>
          </table:table-cell>
          <table:table-cell office:value-type="float" office:value="-99.75">
            <text:p>-99.75</text:p>
          </table:table-cell>
          <table:table-cell office:value-type="float" office:value="402.75">
            <text:p>402.75</text:p>
          </table:table-cell>
          <table:table-cell office:value-type="float" office:value="2023.5">
            <text:p>2023.5</text:p>
          </table:table-cell>
          <table:table-cell office:value-type="float" office:value="-0.00676546391752577">
            <text:p>-0.0067654639</text:p>
          </table:table-cell>
          <table:table-cell office:value-type="float" office:value="0.0159593437945792">
            <text:p>0.0159593438</text:p>
          </table:table-cell>
          <table:table-cell office:value-type="float" office:value="0.0487179487179487">
            <text:p>0.0487179487</text:p>
          </table:table-cell>
          <table:table-cell office:value-type="float" office:value="0.976410588432618">
            <text:p>0.9764105884</text:p>
          </table:table-cell>
          <table:table-cell office:value-type="float" office:value="1.05635691656356">
            <text:p>1.0563569166</text:p>
          </table:table-cell>
          <table:table-cell office:value-type="float" office:value="1.1751647600263">
            <text:p>1.17516476</text:p>
          </table:table-cell>
          <table:table-cell table:number-columns-repeated="2" office:value-type="float" office:value="0">
            <text:p>0</text:p>
          </table:table-cell>
          <table:table-cell office:value-type="float" office:value="14.5715839511465">
            <text:p>14.5715839511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date" office:date-value="2021-02-22">
            <text:p>02/22/21</text:p>
          </table:table-cell>
          <table:table-cell office:value-type="float" office:value="48">
            <text:p>48</text:p>
          </table:table-cell>
          <table:table-cell office:value-type="float" office:value="4489">
            <text:p>4489</text:p>
          </table:table-cell>
          <table:table-cell office:value-type="float" office:value="15925">
            <text:p>15925</text:p>
          </table:table-cell>
          <table:table-cell office:value-type="float" office:value="16.47">
            <text:p>16.47</text:p>
          </table:table-cell>
          <table:table-cell office:value-type="float" office:value="81.4">
            <text:p>81.4</text:p>
          </table:table-cell>
          <table:table-cell office:value-type="float" office:value="4360.8">
            <text:p>4360.8</text:p>
          </table:table-cell>
          <table:table-cell office:value-type="float" office:value="18944.6">
            <text:p>18944.6</text:p>
          </table:table-cell>
          <table:table-cell office:value-type="float" office:value="14.356">
            <text:p>14.356</text:p>
          </table:table-cell>
          <table:table-cell table:number-columns-repeated="3" office:value-type="float" office:value="3">
            <text:p>3</text:p>
          </table:table-cell>
          <table:table-cell office:value-type="float" office:value="368">
            <text:p>368</text:p>
          </table:table-cell>
          <table:table-cell office:value-type="float" office:value="735">
            <text:p>735</text:p>
          </table:table-cell>
          <table:table-cell office:value-type="float" office:value="368">
            <text:p>368</text:p>
          </table:table-cell>
          <table:table-cell office:value-type="float" office:value="14193">
            <text:p>14193</text:p>
          </table:table-cell>
          <table:table-cell office:value-type="float" office:value="25998">
            <text:p>25998</text:p>
          </table:table-cell>
          <table:table-cell office:value-type="float" office:value="43974">
            <text:p>43974</text:p>
          </table:table-cell>
          <table:table-cell office:value-type="float" office:value="-289.75">
            <text:p>-289.75</text:p>
          </table:table-cell>
          <table:table-cell office:value-type="float" office:value="976.5">
            <text:p>976.5</text:p>
          </table:table-cell>
          <table:table-cell office:value-type="float" office:value="1275.75">
            <text:p>1275.75</text:p>
          </table:table-cell>
          <table:table-cell office:value-type="float" office:value="-0.0204149933065596">
            <text:p>-0.0204149933</text:p>
          </table:table-cell>
          <table:table-cell office:value-type="float" office:value="0.0375605815831987">
            <text:p>0.0375605816</text:p>
          </table:table-cell>
          <table:table-cell office:value-type="float" office:value="0.0290114613180516">
            <text:p>0.0290114613</text:p>
          </table:table-cell>
          <table:table-cell office:value-type="float" office:value="0.929364396452387">
            <text:p>0.9293643965</text:p>
          </table:table-cell>
          <table:table-cell office:value-type="float" office:value="1.13422719822738">
            <text:p>1.1342271982</text:p>
          </table:table-cell>
          <table:table-cell office:value-type="float" office:value="1.10318977779329">
            <text:p>1.1031897778</text:p>
          </table:table-cell>
          <table:table-cell office:value-type="float" office:value="-33.6050837775998">
            <text:p>-33.6050837776</text:p>
          </table:table-cell>
          <table:table-cell office:value-type="float" office:value="18.7985558402895">
            <text:p>18.7985558403</text:p>
          </table:table-cell>
          <table:table-cell office:value-type="float" office:value="24.2371059909867">
            <text:p>24.237105991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date" office:date-value="2021-02-23">
            <text:p>02/23/21</text:p>
          </table:table-cell>
          <table:table-cell office:value-type="float" office:value="103">
            <text:p>103</text:p>
          </table:table-cell>
          <table:table-cell office:value-type="float" office:value="4582">
            <text:p>4582</text:p>
          </table:table-cell>
          <table:table-cell office:value-type="float" office:value="9326">
            <text:p>9326</text:p>
          </table:table-cell>
          <table:table-cell office:value-type="float" office:value="17.46">
            <text:p>17.46</text:p>
          </table:table-cell>
          <table:table-cell office:value-type="float" office:value="84">
            <text:p>84</text:p>
          </table:table-cell>
          <table:table-cell office:value-type="float" office:value="4498.6">
            <text:p>4498.6</text:p>
          </table:table-cell>
          <table:table-cell office:value-type="float" office:value="19465.2">
            <text:p>19465.2</text:p>
          </table:table-cell>
          <table:table-cell office:value-type="float" office:value="15.178">
            <text:p>15.178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444">
            <text:p>444</text:p>
          </table:table-cell>
          <table:table-cell office:value-type="float" office:value="13053">
            <text:p>13053</text:p>
          </table:table-cell>
          <table:table-cell office:value-type="float" office:value="25612">
            <text:p>25612</text:p>
          </table:table-cell>
          <table:table-cell office:value-type="float" office:value="43523">
            <text:p>43523</text:p>
          </table:table-cell>
          <table:table-cell office:value-type="float" office:value="11.125">
            <text:p>11.125</text:p>
          </table:table-cell>
          <table:table-cell office:value-type="float" office:value="337.25">
            <text:p>337.25</text:p>
          </table:table-cell>
          <table:table-cell office:value-type="float" office:value="1988">
            <text:p>1988</text:p>
          </table:table-cell>
          <table:table-cell office:value-type="float" office:value="0.000852294491687735">
            <text:p>0.0008522945</text:p>
          </table:table-cell>
          <table:table-cell office:value-type="float" office:value="0.0131676557863501">
            <text:p>0.0131676558</text:p>
          </table:table-cell>
          <table:table-cell office:value-type="float" office:value="0.0456769983686786">
            <text:p>0.0456769984</text:p>
          </table:table-cell>
          <table:table-cell office:value-type="float" office:value="1.00298445447647">
            <text:p>1.0029844545</text:p>
          </table:table-cell>
          <table:table-cell office:value-type="float" office:value="1.04642663408368">
            <text:p>1.0464266341</text:p>
          </table:table-cell>
          <table:table-cell office:value-type="float" office:value="1.16395881512312">
            <text:p>1.1639588151</text:p>
          </table:table-cell>
          <table:table-cell table:number-columns-repeated="2" office:value-type="float" office:value="0">
            <text:p>0</text:p>
          </table:table-cell>
          <table:table-cell office:value-type="float" office:value="15.5189659551287">
            <text:p>15.5189659551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date" office:date-value="2021-02-24">
            <text:p>02/24/21</text:p>
          </table:table-cell>
          <table:table-cell office:value-type="float" office:value="102">
            <text:p>102</text:p>
          </table:table-cell>
          <table:table-cell office:value-type="float" office:value="4353">
            <text:p>4353</text:p>
          </table:table-cell>
          <table:table-cell office:value-type="float" office:value="23399">
            <text:p>23399</text:p>
          </table:table-cell>
          <table:table-cell office:value-type="float" office:value="12.2">
            <text:p>12.2</text:p>
          </table:table-cell>
          <table:table-cell office:value-type="float" office:value="99.2">
            <text:p>99.2</text:p>
          </table:table-cell>
          <table:table-cell office:value-type="float" office:value="4657.4">
            <text:p>4657.4</text:p>
          </table:table-cell>
          <table:table-cell office:value-type="float" office:value="20257.4">
            <text:p>20257.4</text:p>
          </table:table-cell>
          <table:table-cell office:value-type="float" office:value="16.106">
            <text:p>16.10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470">
            <text:p>470</text:p>
          </table:table-cell>
          <table:table-cell office:value-type="float" office:value="14136">
            <text:p>14136</text:p>
          </table:table-cell>
          <table:table-cell office:value-type="float" office:value="27588">
            <text:p>27588</text:p>
          </table:table-cell>
          <table:table-cell office:value-type="float" office:value="46008">
            <text:p>46008</text:p>
          </table:table-cell>
          <table:table-cell office:value-type="float" office:value="18.375">
            <text:p>18.375</text:p>
          </table:table-cell>
          <table:table-cell office:value-type="float" office:value="622.25">
            <text:p>622.25</text:p>
          </table:table-cell>
          <table:table-cell office:value-type="float" office:value="1606.375">
            <text:p>1606.375</text:p>
          </table:table-cell>
          <table:table-cell office:value-type="float" office:value="0.0012998726655348">
            <text:p>0.0012998727</text:p>
          </table:table-cell>
          <table:table-cell office:value-type="float" office:value="0.0225550964187328">
            <text:p>0.0225550964</text:p>
          </table:table-cell>
          <table:table-cell office:value-type="float" office:value="0.0349151234567901">
            <text:p>0.0349151235</text:p>
          </table:table-cell>
          <table:table-cell office:value-type="float" office:value="1.00455286608051">
            <text:p>1.0045528661</text:p>
          </table:table-cell>
          <table:table-cell office:value-type="float" office:value="1.0799399529195">
            <text:p>1.0799399529</text:p>
          </table:table-cell>
          <table:table-cell office:value-type="float" office:value="1.12459230115693">
            <text:p>1.1245923012</text:p>
          </table:table-cell>
          <table:table-cell office:value-type="float" office:value="0">
            <text:p>0</text:p>
          </table:table-cell>
          <table:table-cell office:value-type="float" office:value="31.0765739811198">
            <text:p>31.0765739811</text:p>
          </table:table-cell>
          <table:table-cell office:value-type="float" office:value="20.1969392399569">
            <text:p>20.19693924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date" office:date-value="2021-02-25">
            <text:p>02/25/21</text:p>
          </table:table-cell>
          <table:table-cell office:value-type="float" office:value="120">
            <text:p>120</text:p>
          </table:table-cell>
          <table:table-cell office:value-type="float" office:value="4836">
            <text:p>4836</text:p>
          </table:table-cell>
          <table:table-cell office:value-type="float" office:value="25509">
            <text:p>25509</text:p>
          </table:table-cell>
          <table:table-cell office:value-type="float" office:value="17.19">
            <text:p>17.19</text:p>
          </table:table-cell>
          <table:table-cell office:value-type="float" office:value="111">
            <text:p>111</text:p>
          </table:table-cell>
          <table:table-cell office:value-type="float" office:value="4816">
            <text:p>4816</text:p>
          </table:table-cell>
          <table:table-cell office:value-type="float" office:value="22635.2">
            <text:p>22635.2</text:p>
          </table:table-cell>
          <table:table-cell office:value-type="float" office:value="16.37">
            <text:p>16.37</text:p>
          </table:table-cell>
          <table:table-cell table:number-columns-repeated="3" office:value-type="float" office:value="3">
            <text:p>3</text:p>
          </table:table-cell>
          <table:table-cell office:value-type="float" office:value="475">
            <text:p>475</text:p>
          </table:table-cell>
          <table:table-cell office:value-type="float" office:value="872">
            <text:p>872</text:p>
          </table:table-cell>
          <table:table-cell office:value-type="float" office:value="475">
            <text:p>475</text:p>
          </table:table-cell>
          <table:table-cell office:value-type="float" office:value="11514">
            <text:p>11514</text:p>
          </table:table-cell>
          <table:table-cell office:value-type="float" office:value="27236">
            <text:p>27236</text:p>
          </table:table-cell>
          <table:table-cell office:value-type="float" office:value="49558">
            <text:p>49558</text:p>
          </table:table-cell>
          <table:table-cell office:value-type="float" office:value="-132.5">
            <text:p>-132.5</text:p>
          </table:table-cell>
          <table:table-cell office:value-type="float" office:value="1023">
            <text:p>1023</text:p>
          </table:table-cell>
          <table:table-cell office:value-type="float" office:value="1437.75">
            <text:p>1437.75</text:p>
          </table:table-cell>
          <table:table-cell office:value-type="float" office:value="-0.0115077297203405">
            <text:p>-0.0115077297</text:p>
          </table:table-cell>
          <table:table-cell office:value-type="float" office:value="0.0375605815831987">
            <text:p>0.0375605816</text:p>
          </table:table-cell>
          <table:table-cell office:value-type="float" office:value="0.0290114613180516">
            <text:p>0.0290114613</text:p>
          </table:table-cell>
          <table:table-cell office:value-type="float" office:value="0.959982504551709">
            <text:p>0.9599825046</text:p>
          </table:table-cell>
          <table:table-cell office:value-type="float" office:value="1.13422719822738">
            <text:p>1.1342271982</text:p>
          </table:table-cell>
          <table:table-cell office:value-type="float" office:value="1.10318977779329">
            <text:p>1.1031897778</text:p>
          </table:table-cell>
          <table:table-cell office:value-type="float" office:value="0">
            <text:p>0</text:p>
          </table:table-cell>
          <table:table-cell office:value-type="float" office:value="18.7985558402895">
            <text:p>18.7985558403</text:p>
          </table:table-cell>
          <table:table-cell office:value-type="float" office:value="24.2371059909867">
            <text:p>24.237105991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date" office:date-value="2021-02-26">
            <text:p>02/26/21</text:p>
          </table:table-cell>
          <table:table-cell office:value-type="float" office:value="123">
            <text:p>123</text:p>
          </table:table-cell>
          <table:table-cell office:value-type="float" office:value="5027">
            <text:p>5027</text:p>
          </table:table-cell>
          <table:table-cell office:value-type="float" office:value="27128">
            <text:p>27128</text:p>
          </table:table-cell>
          <table:table-cell office:value-type="float" office:value="17.21">
            <text:p>17.21</text:p>
          </table:table-cell>
          <table:table-cell office:value-type="float" office:value="104.8">
            <text:p>104.8</text:p>
          </table:table-cell>
          <table:table-cell office:value-type="float" office:value="4996">
            <text:p>4996</text:p>
          </table:table-cell>
          <table:table-cell office:value-type="float" office:value="26296">
            <text:p>26296</text:p>
          </table:table-cell>
          <table:table-cell office:value-type="float" office:value="16.112">
            <text:p>16.112</text:p>
          </table:table-cell>
          <table:table-cell table:number-columns-repeated="3" office:value-type="float" office:value="3">
            <text:p>3</text:p>
          </table:table-cell>
          <table:table-cell office:value-type="float" office:value="502">
            <text:p>502</text:p>
          </table:table-cell>
          <table:table-cell office:value-type="float" office:value="913">
            <text:p>913</text:p>
          </table:table-cell>
          <table:table-cell office:value-type="float" office:value="502">
            <text:p>502</text:p>
          </table:table-cell>
          <table:table-cell office:value-type="float" office:value="10944">
            <text:p>10944</text:p>
          </table:table-cell>
          <table:table-cell office:value-type="float" office:value="27324">
            <text:p>27324</text:p>
          </table:table-cell>
          <table:table-cell office:value-type="float" office:value="47854">
            <text:p>47854</text:p>
          </table:table-cell>
          <table:table-cell office:value-type="float" office:value="49.375">
            <text:p>49.375</text:p>
          </table:table-cell>
          <table:table-cell office:value-type="float" office:value="792">
            <text:p>792</text:p>
          </table:table-cell>
          <table:table-cell office:value-type="float" office:value="630.125">
            <text:p>630.125</text:p>
          </table:table-cell>
          <table:table-cell office:value-type="float" office:value="0.00451160453216374">
            <text:p>0.0045116045</text:p>
          </table:table-cell>
          <table:table-cell office:value-type="float" office:value="0.0289855072463768">
            <text:p>0.0289855072</text:p>
          </table:table-cell>
          <table:table-cell office:value-type="float" office:value="0.0131676557863501">
            <text:p>0.0131676558</text:p>
          </table:table-cell>
          <table:table-cell office:value-type="float" office:value="1.01583051083046">
            <text:p>1.0158305108</text:p>
          </table:table-cell>
          <table:table-cell office:value-type="float" office:value="1.10309598823777">
            <text:p>1.1030959882</text:p>
          </table:table-cell>
          <table:table-cell office:value-type="float" office:value="1.04642663408368">
            <text:p>1.0464266341</text:p>
          </table:table-cell>
          <table:table-cell office:value-type="float" office:value="0">
            <text:p>0</text:p>
          </table:table-cell>
          <table:table-cell office:value-type="float" office:value="24.2585008793437">
            <text:p>24.25850087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date" office:date-value="2021-02-27">
            <text:p>02/27/21</text:p>
          </table:table-cell>
          <table:table-cell office:value-type="float" office:value="107">
            <text:p>107</text:p>
          </table:table-cell>
          <table:table-cell office:value-type="float" office:value="5282">
            <text:p>5282</text:p>
          </table:table-cell>
          <table:table-cell office:value-type="float" office:value="27814">
            <text:p>27814</text:p>
          </table:table-cell>
          <table:table-cell office:value-type="float" office:value="17.79">
            <text:p>17.79</text:p>
          </table:table-cell>
          <table:table-cell office:value-type="float" office:value="101.2">
            <text:p>101.2</text:p>
          </table:table-cell>
          <table:table-cell office:value-type="float" office:value="5261.2">
            <text:p>5261.2</text:p>
          </table:table-cell>
          <table:table-cell office:value-type="float" office:value="25662.2">
            <text:p>25662.2</text:p>
          </table:table-cell>
          <table:table-cell office:value-type="float" office:value="17.948">
            <text:p>17.94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595">
            <text:p>595</text:p>
          </table:table-cell>
          <table:table-cell office:value-type="float" office:value="12895">
            <text:p>12895</text:p>
          </table:table-cell>
          <table:table-cell office:value-type="float" office:value="27588">
            <text:p>27588</text:p>
          </table:table-cell>
          <table:table-cell office:value-type="float" office:value="51546">
            <text:p>51546</text:p>
          </table:table-cell>
          <table:table-cell office:value-type="float" office:value="373.5">
            <text:p>373.5</text:p>
          </table:table-cell>
          <table:table-cell office:value-type="float" office:value="622.25">
            <text:p>622.25</text:p>
          </table:table-cell>
          <table:table-cell office:value-type="float" office:value="1162.625">
            <text:p>1162.625</text:p>
          </table:table-cell>
          <table:table-cell office:value-type="float" office:value="0.0289647150058162">
            <text:p>0.028964715</text:p>
          </table:table-cell>
          <table:table-cell table:number-columns-repeated="2" office:value-type="float" office:value="0.0225550964187328">
            <text:p>0.0225550964</text:p>
          </table:table-cell>
          <table:table-cell office:value-type="float" office:value="1.10302085376248">
            <text:p>1.1030208538</text:p>
          </table:table-cell>
          <table:table-cell table:number-columns-repeated="2" office:value-type="float" office:value="1.0799399529195">
            <text:p>1.0799399529</text:p>
          </table:table-cell>
          <table:table-cell office:value-type="float" office:value="24.2756683421199">
            <text:p>24.2756683421</text:p>
          </table:table-cell>
          <table:table-cell table:number-columns-repeated="2" office:value-type="float" office:value="31.0765739811198">
            <text:p>31.0765739811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date" office:date-value="2021-02-28">
            <text:p>02/28/21</text:p>
          </table:table-cell>
          <table:table-cell office:value-type="float" office:value="72">
            <text:p>72</text:p>
          </table:table-cell>
          <table:table-cell office:value-type="float" office:value="5482">
            <text:p>5482</text:p>
          </table:table-cell>
          <table:table-cell office:value-type="float" office:value="27630">
            <text:p>27630</text:p>
          </table:table-cell>
          <table:table-cell office:value-type="float" office:value="16.17">
            <text:p>16.17</text:p>
          </table:table-cell>
          <table:table-cell office:value-type="float" office:value="103.2">
            <text:p>103.2</text:p>
          </table:table-cell>
          <table:table-cell office:value-type="float" office:value="5508.2">
            <text:p>5508.2</text:p>
          </table:table-cell>
          <table:table-cell office:value-type="float" office:value="23124">
            <text:p>23124</text:p>
          </table:table-cell>
          <table:table-cell office:value-type="float" office:value="18.822">
            <text:p>18.82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85">
            <text:p>585</text:p>
          </table:table-cell>
          <table:table-cell office:value-type="float" office:value="754">
            <text:p>754</text:p>
          </table:table-cell>
          <table:table-cell office:value-type="float" office:value="585">
            <text:p>585</text:p>
          </table:table-cell>
          <table:table-cell office:value-type="float" office:value="13941">
            <text:p>13941</text:p>
          </table:table-cell>
          <table:table-cell office:value-type="float" office:value="29464">
            <text:p>29464</text:p>
          </table:table-cell>
          <table:table-cell office:value-type="float" office:value="55096">
            <text:p>55096</text:p>
          </table:table-cell>
          <table:table-cell office:value-type="float" office:value="209.5">
            <text:p>209.5</text:p>
          </table:table-cell>
          <table:table-cell office:value-type="float" office:value="-530.75">
            <text:p>-530.75</text:p>
          </table:table-cell>
          <table:table-cell office:value-type="float" office:value="-372.75">
            <text:p>-372.75</text:p>
          </table:table-cell>
          <table:table-cell office:value-type="float" office:value="0.0150276163833297">
            <text:p>0.0150276164</text:p>
          </table:table-cell>
          <table:table-cell office:value-type="float" office:value="-0.0180135080097746">
            <text:p>-0.018013508</text:p>
          </table:table-cell>
          <table:table-cell office:value-type="float" office:value="-0.00676546391752577">
            <text:p>-0.0067654639</text:p>
          </table:table-cell>
          <table:table-cell office:value-type="float" office:value="1.05303928267982">
            <text:p>1.0530392827</text:p>
          </table:table-cell>
          <table:table-cell office:value-type="float" office:value="0.937588715448592">
            <text:p>0.9375887154</text:p>
          </table:table-cell>
          <table:table-cell office:value-type="float" office:value="0.976410588432618">
            <text:p>0.976410588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date" office:date-value="2021-03-01">
            <text:p>03/01/21</text:p>
          </table:table-cell>
          <table:table-cell office:value-type="float" office:value="84">
            <text:p>84</text:p>
          </table:table-cell>
          <table:table-cell office:value-type="float" office:value="5679">
            <text:p>5679</text:p>
          </table:table-cell>
          <table:table-cell office:value-type="float" office:value="20230">
            <text:p>20230</text:p>
          </table:table-cell>
          <table:table-cell office:value-type="float" office:value="21.38">
            <text:p>21.38</text:p>
          </table:table-cell>
          <table:table-cell office:value-type="float" office:value="105.8">
            <text:p>105.8</text:p>
          </table:table-cell>
          <table:table-cell office:value-type="float" office:value="5776.2">
            <text:p>5776.2</text:p>
          </table:table-cell>
          <table:table-cell office:value-type="float" office:value="22843">
            <text:p>22843</text:p>
          </table:table-cell>
          <table:table-cell office:value-type="float" office:value="18.654">
            <text:p>18.65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616">
            <text:p>616</text:p>
          </table:table-cell>
          <table:table-cell office:value-type="float" office:value="1082">
            <text:p>1082</text:p>
          </table:table-cell>
          <table:table-cell office:value-type="float" office:value="616">
            <text:p>616</text:p>
          </table:table-cell>
          <table:table-cell office:value-type="float" office:value="13684">
            <text:p>13684</text:p>
          </table:table-cell>
          <table:table-cell office:value-type="float" office:value="28060">
            <text:p>28060</text:p>
          </table:table-cell>
          <table:table-cell office:value-type="float" office:value="53037">
            <text:p>53037</text:p>
          </table:table-cell>
          <table:table-cell office:value-type="float" office:value="430.375">
            <text:p>430.375</text:p>
          </table:table-cell>
          <table:table-cell office:value-type="float" office:value="230">
            <text:p>230</text:p>
          </table:table-cell>
          <table:table-cell office:value-type="float" office:value="-1082.75">
            <text:p>-1082.75</text:p>
          </table:table-cell>
          <table:table-cell office:value-type="float" office:value="0.0314509646302251">
            <text:p>0.0314509646</text:p>
          </table:table-cell>
          <table:table-cell office:value-type="float" office:value="0.00819672131147541">
            <text:p>0.0081967213</text:p>
          </table:table-cell>
          <table:table-cell office:value-type="float" office:value="-0.0204149933065596">
            <text:p>-0.0204149933</text:p>
          </table:table-cell>
          <table:table-cell office:value-type="float" office:value="1.11201713603108">
            <text:p>1.112017136</text:p>
          </table:table-cell>
          <table:table-cell office:value-type="float" office:value="1.02882020962107">
            <text:p>1.0288202096</text:p>
          </table:table-cell>
          <table:table-cell office:value-type="float" office:value="0.929364396452387">
            <text:p>0.9293643965</text:p>
          </table:table-cell>
          <table:table-cell office:value-type="float" office:value="22.3837649258293">
            <text:p>22.3837649258</text:p>
          </table:table-cell>
          <table:table-cell office:value-type="float" office:value="0">
            <text:p>0</text:p>
          </table:table-cell>
          <table:table-cell office:value-type="float" office:value="-33.6050837775998">
            <text:p>-33.6050837776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date" office:date-value="2021-03-02">
            <text:p>03/02/21</text:p>
          </table:table-cell>
          <table:table-cell office:value-type="float" office:value="130">
            <text:p>130</text:p>
          </table:table-cell>
          <table:table-cell office:value-type="float" office:value="6071">
            <text:p>6071</text:p>
          </table:table-cell>
          <table:table-cell office:value-type="float" office:value="12818">
            <text:p>12818</text:p>
          </table:table-cell>
          <table:table-cell office:value-type="float" office:value="21.56">
            <text:p>21.56</text:p>
          </table:table-cell>
          <table:table-cell office:value-type="float" office:value="114.8">
            <text:p>114.8</text:p>
          </table:table-cell>
          <table:table-cell office:value-type="float" office:value="6030.6">
            <text:p>6030.6</text:p>
          </table:table-cell>
          <table:table-cell office:value-type="float" office:value="23439">
            <text:p>23439</text:p>
          </table:table-cell>
          <table:table-cell office:value-type="float" office:value="19.174">
            <text:p>19.17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13">
            <text:p>613</text:p>
          </table:table-cell>
          <table:table-cell office:value-type="float" office:value="798">
            <text:p>798</text:p>
          </table:table-cell>
          <table:table-cell office:value-type="float" office:value="1102">
            <text:p>1102</text:p>
          </table:table-cell>
          <table:table-cell office:value-type="float" office:value="14400">
            <text:p>14400</text:p>
          </table:table-cell>
          <table:table-cell office:value-type="float" office:value="27606">
            <text:p>27606</text:p>
          </table:table-cell>
          <table:table-cell office:value-type="float" office:value="50690">
            <text:p>50690</text:p>
          </table:table-cell>
          <table:table-cell office:value-type="float" office:value="-827">
            <text:p>-827</text:p>
          </table:table-cell>
          <table:table-cell office:value-type="float" office:value="950.571428571429">
            <text:p>950.5714285714</text:p>
          </table:table-cell>
          <table:table-cell office:value-type="float" office:value="637.625">
            <text:p>637.625</text:p>
          </table:table-cell>
          <table:table-cell office:value-type="float" office:value="-0.0574305555555556">
            <text:p>-0.0574305556</text:p>
          </table:table-cell>
          <table:table-cell office:value-type="float" office:value="0.0344335082435495">
            <text:p>0.0344335082</text:p>
          </table:table-cell>
          <table:table-cell office:value-type="float" office:value="0.0125789110278161">
            <text:p>0.012578911</text:p>
          </table:table-cell>
          <table:table-cell office:value-type="float" office:value="0.805457662229938">
            <text:p>0.8054576622</text:p>
          </table:table-cell>
          <table:table-cell office:value-type="float" office:value="1.12284118517274">
            <text:p>1.1228411852</text:p>
          </table:table-cell>
          <table:table-cell office:value-type="float" office:value="1.04433631744254">
            <text:p>1.0443363174</text:p>
          </table:table-cell>
          <table:table-cell office:value-type="float" office:value="-11.7193202567254">
            <text:p>-11.7193202567</text:p>
          </table:table-cell>
          <table:table-cell office:value-type="float" office:value="20.4746373035314">
            <text:p>20.47463730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date" office:date-value="2021-03-03">
            <text:p>03/03/21</text:p>
          </table:table-cell>
          <table:table-cell office:value-type="float" office:value="136">
            <text:p>136</text:p>
          </table:table-cell>
          <table:table-cell office:value-type="float" office:value="6367">
            <text:p>6367</text:p>
          </table:table-cell>
          <table:table-cell office:value-type="float" office:value="25723">
            <text:p>25723</text:p>
          </table:table-cell>
          <table:table-cell office:value-type="float" office:value="16.37">
            <text:p>16.37</text:p>
          </table:table-cell>
          <table:table-cell office:value-type="float" office:value="129">
            <text:p>129</text:p>
          </table:table-cell>
          <table:table-cell office:value-type="float" office:value="6307.6">
            <text:p>6307.6</text:p>
          </table:table-cell>
          <table:table-cell office:value-type="float" office:value="24167.8">
            <text:p>24167.8</text:p>
          </table:table-cell>
          <table:table-cell office:value-type="float" office:value="20.014">
            <text:p>20.01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48">
            <text:p>648</text:p>
          </table:table-cell>
          <table:table-cell office:value-type="float" office:value="842">
            <text:p>842</text:p>
          </table:table-cell>
          <table:table-cell office:value-type="float" office:value="1162">
            <text:p>1162</text:p>
          </table:table-cell>
          <table:table-cell office:value-type="float" office:value="14206">
            <text:p>14206</text:p>
          </table:table-cell>
          <table:table-cell office:value-type="float" office:value="29141">
            <text:p>29141</text:p>
          </table:table-cell>
          <table:table-cell office:value-type="float" office:value="53835">
            <text:p>53835</text:p>
          </table:table-cell>
          <table:table-cell office:value-type="float" office:value="-167.875">
            <text:p>-167.875</text:p>
          </table:table-cell>
          <table:table-cell office:value-type="float" office:value="1130.875">
            <text:p>1130.875</text:p>
          </table:table-cell>
          <table:table-cell office:value-type="float" office:value="2259.75">
            <text:p>2259.75</text:p>
          </table:table-cell>
          <table:table-cell office:value-type="float" office:value="-0.0118171899197522">
            <text:p>-0.0118171899</text:p>
          </table:table-cell>
          <table:table-cell office:value-type="float" office:value="0.0388070073092893">
            <text:p>0.0388070073</text:p>
          </table:table-cell>
          <table:table-cell office:value-type="float" office:value="0.0419754806352744">
            <text:p>0.0419754806</text:p>
          </table:table-cell>
          <table:table-cell office:value-type="float" office:value="0.958913541396962">
            <text:p>0.9589135414</text:p>
          </table:table-cell>
          <table:table-cell office:value-type="float" office:value="1.13877625386247">
            <text:p>1.1387762539</text:p>
          </table:table-cell>
          <table:table-cell office:value-type="float" office:value="1.1503675865336">
            <text:p>1.1503675865</text:p>
          </table:table-cell>
          <table:table-cell office:value-type="float" office:value="0">
            <text:p>0</text:p>
          </table:table-cell>
          <table:table-cell office:value-type="float" office:value="18.2057667385301">
            <text:p>18.2057667385</text:p>
          </table:table-cell>
          <table:table-cell office:value-type="float" office:value="16.857343144942">
            <text:p>16.8573431449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date" office:date-value="2021-03-04">
            <text:p>03/04/21</text:p>
          </table:table-cell>
          <table:table-cell office:value-type="float" office:value="152">
            <text:p>152</text:p>
          </table:table-cell>
          <table:table-cell office:value-type="float" office:value="6554">
            <text:p>6554</text:p>
          </table:table-cell>
          <table:table-cell office:value-type="float" office:value="30794">
            <text:p>30794</text:p>
          </table:table-cell>
          <table:table-cell office:value-type="float" office:value="20.39">
            <text:p>20.39</text:p>
          </table:table-cell>
          <table:table-cell office:value-type="float" office:value="141.4">
            <text:p>141.4</text:p>
          </table:table-cell>
          <table:table-cell office:value-type="float" office:value="6620.4">
            <text:p>6620.4</text:p>
          </table:table-cell>
          <table:table-cell office:value-type="float" office:value="27256">
            <text:p>27256</text:p>
          </table:table-cell>
          <table:table-cell office:value-type="float" office:value="19.814">
            <text:p>19.81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98">
            <text:p>698</text:p>
          </table:table-cell>
          <table:table-cell office:value-type="float" office:value="901">
            <text:p>901</text:p>
          </table:table-cell>
          <table:table-cell office:value-type="float" office:value="1238">
            <text:p>1238</text:p>
          </table:table-cell>
          <table:table-cell office:value-type="float" office:value="14004">
            <text:p>14004</text:p>
          </table:table-cell>
          <table:table-cell office:value-type="float" office:value="27528">
            <text:p>27528</text:p>
          </table:table-cell>
          <table:table-cell office:value-type="float" office:value="51700">
            <text:p>51700</text:p>
          </table:table-cell>
          <table:table-cell office:value-type="float" office:value="-423.375">
            <text:p>-423.375</text:p>
          </table:table-cell>
          <table:table-cell office:value-type="float" office:value="603.25">
            <text:p>603.25</text:p>
          </table:table-cell>
          <table:table-cell office:value-type="float" office:value="1322.625">
            <text:p>1322.625</text:p>
          </table:table-cell>
          <table:table-cell office:value-type="float" office:value="-0.0302324335904027">
            <text:p>-0.0302324336</text:p>
          </table:table-cell>
          <table:table-cell office:value-type="float" office:value="0.0219140511479221">
            <text:p>0.0219140511</text:p>
          </table:table-cell>
          <table:table-cell office:value-type="float" office:value="0.0255826885880077">
            <text:p>0.0255826886</text:p>
          </table:table-cell>
          <table:table-cell office:value-type="float" office:value="0.895977922513555">
            <text:p>0.8959779225</text:p>
          </table:table-cell>
          <table:table-cell office:value-type="float" office:value="1.07764042126765">
            <text:p>1.0776404213</text:p>
          </table:table-cell>
          <table:table-cell office:value-type="float" office:value="1.09082217901059">
            <text:p>1.090822179</text:p>
          </table:table-cell>
          <table:table-cell office:value-type="float" office:value="-22.5789236278635">
            <text:p>-22.5789236279</text:p>
          </table:table-cell>
          <table:table-cell office:value-type="float" office:value="31.975583522908">
            <text:p>31.9755835229</text:p>
          </table:table-cell>
          <table:table-cell office:value-type="float" office:value="27.439498172659">
            <text:p>27.4394981727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date" office:date-value="2021-03-05">
            <text:p>03/05/21</text:p>
          </table:table-cell>
          <table:table-cell office:value-type="float" office:value="143">
            <text:p>143</text:p>
          </table:table-cell>
          <table:table-cell office:value-type="float" office:value="6867">
            <text:p>6867</text:p>
          </table:table-cell>
          <table:table-cell office:value-type="float" office:value="31274">
            <text:p>31274</text:p>
          </table:table-cell>
          <table:table-cell office:value-type="float" office:value="20.37">
            <text:p>20.37</text:p>
          </table:table-cell>
          <table:table-cell office:value-type="float" office:value="137">
            <text:p>137</text:p>
          </table:table-cell>
          <table:table-cell office:value-type="float" office:value="6895.2">
            <text:p>6895.2</text:p>
          </table:table-cell>
          <table:table-cell office:value-type="float" office:value="31446.6">
            <text:p>31446.6</text:p>
          </table:table-cell>
          <table:table-cell office:value-type="float" office:value="19.174">
            <text:p>19.17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674">
            <text:p>674</text:p>
          </table:table-cell>
          <table:table-cell office:value-type="float" office:value="889">
            <text:p>889</text:p>
          </table:table-cell>
          <table:table-cell office:value-type="float" office:value="1242">
            <text:p>1242</text:p>
          </table:table-cell>
          <table:table-cell office:value-type="float" office:value="13247">
            <text:p>13247</text:p>
          </table:table-cell>
          <table:table-cell office:value-type="float" office:value="26846">
            <text:p>26846</text:p>
          </table:table-cell>
          <table:table-cell office:value-type="float" office:value="49210">
            <text:p>49210</text:p>
          </table:table-cell>
          <table:table-cell office:value-type="float" office:value="9">
            <text:p>9</text:p>
          </table:table-cell>
          <table:table-cell office:value-type="float" office:value="764.714285714286">
            <text:p>764.7142857143</text:p>
          </table:table-cell>
          <table:table-cell office:value-type="float" office:value="1785.42857142857">
            <text:p>1785.4285714286</text:p>
          </table:table-cell>
          <table:table-cell office:value-type="float" office:value="0.000679399109232279">
            <text:p>0.0006793991</text:p>
          </table:table-cell>
          <table:table-cell office:value-type="float" office:value="0.0284852225923521">
            <text:p>0.0284852226</text:p>
          </table:table-cell>
          <table:table-cell office:value-type="float" office:value="0.0362818242517491">
            <text:p>0.0362818243</text:p>
          </table:table-cell>
          <table:table-cell office:value-type="float" office:value="1.00237880158529">
            <text:p>1.0023788016</text:p>
          </table:table-cell>
          <table:table-cell office:value-type="float" office:value="1.10128863856926">
            <text:p>1.1012886386</text:p>
          </table:table-cell>
          <table:table-cell office:value-type="float" office:value="1.12956647159235">
            <text:p>1.1295664716</text:p>
          </table:table-cell>
          <table:table-cell office:value-type="float" office:value="0">
            <text:p>0</text:p>
          </table:table-cell>
          <table:table-cell office:value-type="float" office:value="24.6785220342021">
            <text:p>24.6785220342</text:p>
          </table:table-cell>
          <table:table-cell office:value-type="float" office:value="19.4490445042372">
            <text:p>19.4490445042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date" office:date-value="2021-03-06">
            <text:p>03/06/21</text:p>
          </table:table-cell>
          <table:table-cell office:value-type="float" office:value="146">
            <text:p>146</text:p>
          </table:table-cell>
          <table:table-cell office:value-type="float" office:value="7243">
            <text:p>7243</text:p>
          </table:table-cell>
          <table:table-cell office:value-type="float" office:value="35671">
            <text:p>35671</text:p>
          </table:table-cell>
          <table:table-cell office:value-type="float" office:value="20.38">
            <text:p>20.38</text:p>
          </table:table-cell>
          <table:table-cell office:value-type="float" office:value="132.8">
            <text:p>132.8</text:p>
          </table:table-cell>
          <table:table-cell office:value-type="float" office:value="7206.6">
            <text:p>7206.6</text:p>
          </table:table-cell>
          <table:table-cell office:value-type="float" office:value="31080">
            <text:p>31080</text:p>
          </table:table-cell>
          <table:table-cell office:value-type="float" office:value="18.158">
            <text:p>18.158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726">
            <text:p>726</text:p>
          </table:table-cell>
          <table:table-cell office:value-type="float" office:value="1323">
            <text:p>1323</text:p>
          </table:table-cell>
          <table:table-cell office:value-type="float" office:value="12059">
            <text:p>12059</text:p>
          </table:table-cell>
          <table:table-cell office:value-type="float" office:value="25082">
            <text:p>25082</text:p>
          </table:table-cell>
          <table:table-cell office:value-type="float" office:value="51055">
            <text:p>51055</text:p>
          </table:table-cell>
          <table:table-cell office:value-type="float" office:value="135.5">
            <text:p>135.5</text:p>
          </table:table-cell>
          <table:table-cell office:value-type="float" office:value="281.666666666667">
            <text:p>281.6666666667</text:p>
          </table:table-cell>
          <table:table-cell office:value-type="float" office:value="2286.5">
            <text:p>2286.5</text:p>
          </table:table-cell>
          <table:table-cell office:value-type="float" office:value="0.0112364209304254">
            <text:p>0.0112364209</text:p>
          </table:table-cell>
          <table:table-cell office:value-type="float" office:value="0.0112298328150334">
            <text:p>0.0112298328</text:p>
          </table:table-cell>
          <table:table-cell office:value-type="float" office:value="0.0447850357457644">
            <text:p>0.0447850357</text:p>
          </table:table-cell>
          <table:table-cell office:value-type="float" office:value="1.03957493728093">
            <text:p>1.0395749373</text:p>
          </table:table-cell>
          <table:table-cell office:value-type="float" office:value="1.03955158877692">
            <text:p>1.0395515888</text:p>
          </table:table-cell>
          <table:table-cell office:value-type="float" office:value="1.1606787959866">
            <text:p>1.160678796</text:p>
          </table:table-cell>
          <table:table-cell table:number-columns-repeated="2" office:value-type="float" office:value="0">
            <text:p>0</text:p>
          </table:table-cell>
          <table:table-cell office:value-type="float" office:value="15.8212480706253">
            <text:p>15.8212480706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date" office:date-value="2021-03-07">
            <text:p>03/07/21</text:p>
          </table:table-cell>
          <table:table-cell office:value-type="float" office:value="108">
            <text:p>108</text:p>
          </table:table-cell>
          <table:table-cell office:value-type="float" office:value="7445">
            <text:p>7445</text:p>
          </table:table-cell>
          <table:table-cell office:value-type="float" office:value="33771">
            <text:p>33771</text:p>
          </table:table-cell>
          <table:table-cell office:value-type="float" office:value="18.36">
            <text:p>18.36</text:p>
          </table:table-cell>
          <table:table-cell office:value-type="float" office:value="134">
            <text:p>134</text:p>
          </table:table-cell>
          <table:table-cell office:value-type="float" office:value="7549.8">
            <text:p>7549.8</text:p>
          </table:table-cell>
          <table:table-cell office:value-type="float" office:value="28374.2">
            <text:p>28374.2</text:p>
          </table:table-cell>
          <table:table-cell office:value-type="float" office:value="21.602">
            <text:p>21.602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76">
            <text:p>776</text:p>
          </table:table-cell>
          <table:table-cell table:number-columns-repeated="2" office:value-type="float" office:value="1402">
            <text:p>1402</text:p>
          </table:table-cell>
          <table:table-cell office:value-type="float" office:value="11919">
            <text:p>11919</text:p>
          </table:table-cell>
          <table:table-cell office:value-type="float" office:value="31500">
            <text:p>31500</text:p>
          </table:table-cell>
          <table:table-cell office:value-type="float" office:value="67029">
            <text:p>67029</text:p>
          </table:table-cell>
          <table:table-cell table:number-columns-repeated="2" office:value-type="float" office:value="0">
            <text:p>0</text:p>
          </table:table-cell>
          <table:table-cell office:value-type="float" office:value="2114.8">
            <text:p>2114.8</text:p>
          </table:table-cell>
          <table:table-cell table:number-columns-repeated="2" office:value-type="float" office:value="0">
            <text:p>0</text:p>
          </table:table-cell>
          <table:table-cell office:value-type="float" office:value="0.0315505229079951">
            <text:p>0.0315505229</text:p>
          </table:table-cell>
          <table:table-cell office:value-type="float" office:value="0.82">
            <text:p>0.82</text:p>
          </table:table-cell>
          <table:table-cell office:value-type="float" office:value="1.07">
            <text:p>1.07</text:p>
          </table:table-cell>
          <table:table-cell office:value-type="float" office:value="1.11237788374969">
            <text:p>1.1123778837</text:p>
          </table:table-cell>
          <table:table-cell table:number-columns-repeated="2" office:value-type="float" office:value="0">
            <text:p>0</text:p>
          </table:table-cell>
          <table:table-cell office:value-type="float" office:value="22.3142149285784">
            <text:p>22.3142149286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date" office:date-value="2021-03-08">
            <text:p>03/08/21</text:p>
          </table:table-cell>
          <table:table-cell office:value-type="float" office:value="115">
            <text:p>115</text:p>
          </table:table-cell>
          <table:table-cell office:value-type="float" office:value="7924">
            <text:p>7924</text:p>
          </table:table-cell>
          <table:table-cell office:value-type="float" office:value="23890">
            <text:p>23890</text:p>
          </table:table-cell>
          <table:table-cell office:value-type="float" office:value="11.29">
            <text:p>11.29</text:p>
          </table:table-cell>
          <table:table-cell office:value-type="float" office:value="141.2">
            <text:p>141.2</text:p>
          </table:table-cell>
          <table:table-cell office:value-type="float" office:value="7846">
            <text:p>7846</text:p>
          </table:table-cell>
          <table:table-cell office:value-type="float" office:value="28269.8">
            <text:p>28269.8</text:p>
          </table:table-cell>
          <table:table-cell office:value-type="float" office:value="21.204">
            <text:p>21.20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47">
            <text:p>747</text:p>
          </table:table-cell>
          <table:table-cell office:value-type="float" office:value="996">
            <text:p>996</text:p>
          </table:table-cell>
          <table:table-cell office:value-type="float" office:value="1403">
            <text:p>1403</text:p>
          </table:table-cell>
          <table:table-cell office:value-type="float" office:value="11306">
            <text:p>11306</text:p>
          </table:table-cell>
          <table:table-cell office:value-type="float" office:value="31205">
            <text:p>31205</text:p>
          </table:table-cell>
          <table:table-cell office:value-type="float" office:value="70805">
            <text:p>70805</text:p>
          </table:table-cell>
          <table:table-cell office:value-type="float" office:value="0">
            <text:p>0</text:p>
          </table:table-cell>
          <table:table-cell office:value-type="float" office:value="620">
            <text:p>620</text:p>
          </table:table-cell>
          <table:table-cell table:number-columns-repeated="2" office:value-type="float" office:value="0">
            <text:p>0</text:p>
          </table:table-cell>
          <table:table-cell office:value-type="float" office:value="0.0198686107995514">
            <text:p>0.0198686108</text:p>
          </table:table-cell>
          <table:table-cell office:value-type="float" office:value="0">
            <text:p>0</text:p>
          </table:table-cell>
          <table:table-cell office:value-type="float" office:value="0.82">
            <text:p>0.82</text:p>
          </table:table-cell>
          <table:table-cell office:value-type="float" office:value="1.07031387072083">
            <text:p>1.0703138707</text:p>
          </table:table-cell>
          <table:table-cell office:value-type="float" office:value="1.2">
            <text:p>1.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date" office:date-value="2021-03-09">
            <text:p>03/09/21</text:p>
          </table:table-cell>
          <table:table-cell office:value-type="float" office:value="158">
            <text:p>158</text:p>
          </table:table-cell>
          <table:table-cell office:value-type="float" office:value="8270">
            <text:p>8270</text:p>
          </table:table-cell>
          <table:table-cell office:value-type="float" office:value="17265">
            <text:p>17265</text:p>
          </table:table-cell>
          <table:table-cell office:value-type="float" office:value="37.61">
            <text:p>37.61</text:p>
          </table:table-cell>
          <table:table-cell office:value-type="float" office:value="146.4">
            <text:p>146.4</text:p>
          </table:table-cell>
          <table:table-cell office:value-type="float" office:value="8063.2">
            <text:p>8063.2</text:p>
          </table:table-cell>
          <table:table-cell office:value-type="float" office:value="27828.4">
            <text:p>27828.4</text:p>
          </table:table-cell>
          <table:table-cell office:value-type="float" office:value="22.096">
            <text:p>22.096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687">
            <text:p>687</text:p>
          </table:table-cell>
          <table:table-cell office:value-type="float" office:value="1370">
            <text:p>1370</text:p>
          </table:table-cell>
          <table:table-cell office:value-type="float" office:value="10724">
            <text:p>10724</text:p>
          </table:table-cell>
          <table:table-cell office:value-type="float" office:value="31608">
            <text:p>31608</text:p>
          </table:table-cell>
          <table:table-cell office:value-type="float" office:value="74794">
            <text:p>74794</text:p>
          </table:table-cell>
          <table:table-cell table:number-columns-repeated="6" office:value-type="float" office:value="0">
            <text:p>0</text:p>
          </table:table-cell>
          <table:table-cell office:value-type="float" office:value="0.82">
            <text:p>0.82</text:p>
          </table:table-cell>
          <table:table-cell office:value-type="float" office:value="1.14">
            <text:p>1.14</text:p>
          </table:table-cell>
          <table:table-cell office:value-type="float" office:value="1.2">
            <text:p>1.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date" office:date-value="2021-03-10">
            <text:p>03/10/21</text:p>
          </table:table-cell>
          <table:table-cell office:value-type="float" office:value="179">
            <text:p>179</text:p>
          </table:table-cell>
          <table:table-cell office:value-type="float" office:value="8348">
            <text:p>8348</text:p>
          </table:table-cell>
          <table:table-cell office:value-type="float" office:value="30752">
            <text:p>30752</text:p>
          </table:table-cell>
          <table:table-cell office:value-type="float" office:value="18.38">
            <text:p>18.38</text:p>
          </table:table-cell>
          <table:table-cell office:value-type="float" office:value="150.8">
            <text:p>150.8</text:p>
          </table:table-cell>
          <table:table-cell office:value-type="float" office:value="8317.8">
            <text:p>8317.8</text:p>
          </table:table-cell>
          <table:table-cell office:value-type="float" office:value="28433.4">
            <text:p>28433.4</text:p>
          </table:table-cell>
          <table:table-cell office:value-type="float" office:value="23.322">
            <text:p>23.322</text:p>
          </table:table-cell>
          <table:table-cell table:number-columns-repeated="3" office:value-type="float" office:value="5">
            <text:p>5</text:p>
          </table:table-cell>
          <table:table-cell office:value-type="float" office:value="744">
            <text:p>744</text:p>
          </table:table-cell>
          <table:table-cell office:value-type="float" office:value="1016">
            <text:p>1016</text:p>
          </table:table-cell>
          <table:table-cell office:value-type="float" office:value="1455">
            <text:p>1455</text:p>
          </table:table-cell>
          <table:table-cell office:value-type="float" office:value="10173">
            <text:p>10173</text:p>
          </table:table-cell>
          <table:table-cell office:value-type="float" office:value="32571">
            <text:p>32571</text:p>
          </table:table-cell>
          <table:table-cell office:value-type="float" office:value="79008">
            <text:p>79008</text:p>
          </table:table-cell>
          <table:table-cell table:number-columns-repeated="6" office:value-type="float" office:value="0">
            <text:p>0</text:p>
          </table:table-cell>
          <table:table-cell office:value-type="float" office:value="0.82">
            <text:p>0.82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date" office:date-value="2021-03-11">
            <text:p>03/11/21</text:p>
          </table:table-cell>
          <table:table-cell office:value-type="float" office:value="172">
            <text:p>172</text:p>
          </table:table-cell>
          <table:table-cell office:value-type="float" office:value="8329">
            <text:p>8329</text:p>
          </table:table-cell>
          <table:table-cell office:value-type="float" office:value="33464">
            <text:p>33464</text:p>
          </table:table-cell>
          <table:table-cell office:value-type="float" office:value="24.84">
            <text:p>24.84</text:p>
          </table:table-cell>
          <table:table-cell office:value-type="float" office:value="159.75">
            <text:p>159.75</text:p>
          </table:table-cell>
          <table:table-cell office:value-type="float" office:value="8416.25">
            <text:p>8416.25</text:p>
          </table:table-cell>
          <table:table-cell office:value-type="float" office:value="29569.25">
            <text:p>29569.25</text:p>
          </table:table-cell>
          <table:table-cell office:value-type="float" office:value="26.33">
            <text:p>26.33</text:p>
          </table:table-cell>
          <table:table-cell table:number-columns-repeated="3" office:value-type="float" office:value="5">
            <text:p>5</text:p>
          </table:table-cell>
          <table:table-cell office:value-type="float" office:value="606">
            <text:p>606</text:p>
          </table:table-cell>
          <table:table-cell table:number-columns-repeated="2" office:value-type="float" office:value="1341">
            <text:p>1341</text:p>
          </table:table-cell>
          <table:table-cell office:value-type="float" office:value="9649">
            <text:p>9649</text:p>
          </table:table-cell>
          <table:table-cell office:value-type="float" office:value="33525">
            <text:p>33525</text:p>
          </table:table-cell>
          <table:table-cell office:value-type="float" office:value="83458">
            <text:p>83458</text:p>
          </table:table-cell>
          <table:table-cell table:number-columns-repeated="6" office:value-type="float" office:value="0">
            <text:p>0</text:p>
          </table:table-cell>
          <table:table-cell office:value-type="float" office:value="0.82">
            <text:p>0.82</text:p>
          </table:table-cell>
          <table:table-cell office:value-type="float" office:value="1.03">
            <text:p>1.03</text:p>
          </table:table-cell>
          <table:table-cell office:value-type="float" office:value="1.2">
            <text:p>1.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date" office:date-value="2021-03-12">
            <text:p>03/12/21</text:p>
          </table:table-cell>
          <table:table-cell office:value-type="float" office:value="130">
            <text:p>130</text:p>
          </table:table-cell>
          <table:table-cell office:value-type="float" office:value="8718">
            <text:p>8718</text:p>
          </table:table-cell>
          <table:table-cell office:value-type="float" office:value="36796">
            <text:p>36796</text:p>
          </table:table-cell>
          <table:table-cell office:value-type="float" office:value="24.49">
            <text:p>24.49</text:p>
          </table:table-cell>
          <table:table-cell office:value-type="float" office:value="160.333333333333">
            <text:p>160.3333333333</text:p>
          </table:table-cell>
          <table:table-cell office:value-type="float" office:value="8465">
            <text:p>8465</text:p>
          </table:table-cell>
          <table:table-cell office:value-type="float" office:value="33670.6666666667">
            <text:p>33670.6666666667</text:p>
          </table:table-cell>
          <table:table-cell office:value-type="float" office:value="22.57">
            <text:p>22.57</text:p>
          </table:table-cell>
          <table:table-cell table:number-columns-repeated="3" office:value-type="float" office:value="5">
            <text:p>5</text:p>
          </table:table-cell>
          <table:table-cell office:value-type="float" office:value="576">
            <text:p>576</text:p>
          </table:table-cell>
          <table:table-cell table:number-columns-repeated="2" office:value-type="float" office:value="1330">
            <text:p>1330</text:p>
          </table:table-cell>
          <table:table-cell office:value-type="float" office:value="9153">
            <text:p>9153</text:p>
          </table:table-cell>
          <table:table-cell office:value-type="float" office:value="34502">
            <text:p>34502</text:p>
          </table:table-cell>
          <table:table-cell office:value-type="float" office:value="88160">
            <text:p>88160</text:p>
          </table:table-cell>
          <table:table-cell table:number-columns-repeated="6" office:value-type="float" office:value="0">
            <text:p>0</text:p>
          </table:table-cell>
          <table:table-cell office:value-type="float" office:value="0.82">
            <text:p>0.82</text:p>
          </table:table-cell>
          <table:table-cell office:value-type="float" office:value="1.14">
            <text:p>1.14</text:p>
          </table:table-cell>
          <table:table-cell office:value-type="float" office:value="1.2">
            <text:p>1.2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8" table:number-columns-repeated="2" table:default-cell-style-name="Default"/>
        <table:table-column table:style-name="co19" table:number-columns-repeated="2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8" table:number-columns-repeated="3" table:default-cell-style-name="Default"/>
        <table:table-column table:style-name="co13" table:number-columns-repeated="3" table:default-cell-style-name="Default"/>
        <table:table-row table:style-name="ro1">
          <table:table-cell office:value-type="float" office:value="0.82">
            <text:p>0.82</text:p>
          </table:table-cell>
          <table:table-cell office:value-type="float" office:value="1.14">
            <text:p>1.14</text:p>
          </table:table-cell>
          <table:table-cell office:value-type="float" office:value="1.2">
            <text:p>1.2</text:p>
          </table:table-cell>
          <table:table-cell office:value-type="float" office:value="-13">
            <text:p>-13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0.5">
            <text:p>20.5</text:p>
          </table:table-cell>
          <table:table-cell office:value-type="float" office:value="26.9">
            <text:p>26.9</text:p>
          </table:table-cell>
          <table:table-cell office:value-type="float" office:value="43.8">
            <text:p>43.8</text:p>
          </table:table-cell>
          <table:table-cell office:value-type="float" office:value="20240">
            <text:p>20240</text:p>
          </table:table-cell>
          <table:table-cell office:value-type="float" office:value="21195">
            <text:p>21195</text:p>
          </table:table-cell>
          <table:table-cell office:value-type="float" office:value="25639">
            <text:p>2563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1:16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1:16:19.38</dc:date>
    <dc:creator>Liam Widdess</dc:creator>
    <meta:editing-duration>P2DT3H30M44S</meta:editing-duration>
    <meta:editing-cycles>185</meta:editing-cycles>
    <meta:generator>OpenOffice/4.1.7$Win32 OpenOffice.org_project/417m1$Build-9800</meta:generator>
    <meta:document-statistic meta:table-count="8" meta:cell-count="11372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759cm" svg:y="1.313cm" svg:width="32.058cm" svg:height="12.855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4994">
                <text:p>14994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668">
                <text:p>15668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0">
                <text:p>16580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185">
                <text:p>2818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29692">
                <text:p>2969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427">
                <text:p>19427</text:p>
              </table:table-cell>
              <table:table-cell office:value-type="float" office:value="29844">
                <text:p>2984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188">
                <text:p>20188</text:p>
              </table:table-cell>
              <table:table-cell office:value-type="float" office:value="28225">
                <text:p>282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19878">
                <text:p>19878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2">
                <text:p>14732</text:p>
              </table:table-cell>
              <table:table-cell office:value-type="float" office:value="19141">
                <text:p>19141</text:p>
              </table:table-cell>
              <table:table-cell office:value-type="float" office:value="29537">
                <text:p>2953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4632">
                <text:p>14632</text:p>
              </table:table-cell>
              <table:table-cell office:value-type="float" office:value="19339">
                <text:p>19339</text:p>
              </table:table-cell>
              <table:table-cell office:value-type="float" office:value="29898">
                <text:p>2989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004">
                <text:p>15004</text:p>
              </table:table-cell>
              <table:table-cell office:value-type="float" office:value="20160">
                <text:p>20160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5700">
                <text:p>15700</text:p>
              </table:table-cell>
              <table:table-cell office:value-type="float" office:value="20164">
                <text:p>20164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4994">
                <text:p>14994</text:p>
              </table:table-cell>
              <table:table-cell office:value-type="float" office:value="21062">
                <text:p>21062</text:p>
              </table:table-cell>
              <table:table-cell office:value-type="float" office:value="29711">
                <text:p>2971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4677">
                <text:p>14677</text:p>
              </table:table-cell>
              <table:table-cell office:value-type="float" office:value="21155">
                <text:p>21155</text:p>
              </table:table-cell>
              <table:table-cell office:value-type="float" office:value="29982">
                <text:p>2998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4850">
                <text:p>14850</text:p>
              </table:table-cell>
              <table:table-cell office:value-type="float" office:value="19715">
                <text:p>19715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4952">
                <text:p>14952</text:p>
              </table:table-cell>
              <table:table-cell office:value-type="float" office:value="19810">
                <text:p>19810</text:p>
              </table:table-cell>
              <table:table-cell office:value-type="float" office:value="26965">
                <text:p>2696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4864">
                <text:p>14864</text:p>
              </table:table-cell>
              <table:table-cell office:value-type="float" office:value="19207">
                <text:p>19207</text:p>
              </table:table-cell>
              <table:table-cell office:value-type="float" office:value="28295">
                <text:p>2829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4600">
                <text:p>14600</text:p>
              </table:table-cell>
              <table:table-cell office:value-type="float" office:value="18860">
                <text:p>18860</text:p>
              </table:table-cell>
              <table:table-cell office:value-type="float" office:value="28523">
                <text:p>28523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4884">
                <text:p>14884</text:p>
              </table:table-cell>
              <table:table-cell office:value-type="float" office:value="19496">
                <text:p>19496</text:p>
              </table:table-cell>
              <table:table-cell office:value-type="float" office:value="26252">
                <text:p>2625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4914">
                <text:p>14914</text:p>
              </table:table-cell>
              <table:table-cell office:value-type="float" office:value="19948">
                <text:p>19948</text:p>
              </table:table-cell>
              <table:table-cell office:value-type="float" office:value="28902">
                <text:p>2890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4836">
                <text:p>14836</text:p>
              </table:table-cell>
              <table:table-cell office:value-type="float" office:value="21308">
                <text:p>21308</text:p>
              </table:table-cell>
              <table:table-cell office:value-type="float" office:value="30425">
                <text:p>3042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5034">
                <text:p>15034</text:p>
              </table:table-cell>
              <table:table-cell office:value-type="float" office:value="21156">
                <text:p>21156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5436">
                <text:p>15436</text:p>
              </table:table-cell>
              <table:table-cell office:value-type="float" office:value="19689">
                <text:p>19689</text:p>
              </table:table-cell>
              <table:table-cell office:value-type="float" office:value="29874">
                <text:p>2987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4982">
                <text:p>14982</text:p>
              </table:table-cell>
              <table:table-cell office:value-type="float" office:value="20467">
                <text:p>20467</text:p>
              </table:table-cell>
              <table:table-cell office:value-type="float" office:value="29133">
                <text:p>29133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4412">
                <text:p>14412</text:p>
              </table:table-cell>
              <table:table-cell office:value-type="float" office:value="18762">
                <text:p>18762</text:p>
              </table:table-cell>
              <table:table-cell office:value-type="float" office:value="30377">
                <text:p>3037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3266">
                <text:p>13266</text:p>
              </table:table-cell>
              <table:table-cell office:value-type="float" office:value="19072">
                <text:p>19072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1394">
                <text:p>11394</text:p>
              </table:table-cell>
              <table:table-cell office:value-type="float" office:value="19362">
                <text:p>19362</text:p>
              </table:table-cell>
              <table:table-cell office:value-type="float" office:value="29955">
                <text:p>29955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0626">
                <text:p>10626</text:p>
              </table:table-cell>
              <table:table-cell office:value-type="float" office:value="18253">
                <text:p>18253</text:p>
              </table:table-cell>
              <table:table-cell office:value-type="float" office:value="29087">
                <text:p>2908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1038">
                <text:p>11038</text:p>
              </table:table-cell>
              <table:table-cell office:value-type="float" office:value="18400">
                <text:p>18400</text:p>
              </table:table-cell>
              <table:table-cell office:value-type="float" office:value="30392">
                <text:p>3039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1698">
                <text:p>11698</text:p>
              </table:table-cell>
              <table:table-cell office:value-type="float" office:value="18520">
                <text:p>18520</text:p>
              </table:table-cell>
              <table:table-cell office:value-type="float" office:value="30940">
                <text:p>3094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1576">
                <text:p>11576</text:p>
              </table:table-cell>
              <table:table-cell office:value-type="float" office:value="17800">
                <text:p>17800</text:p>
              </table:table-cell>
              <table:table-cell office:value-type="float" office:value="29904">
                <text:p>29904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0786">
                <text:p>10786</text:p>
              </table:table-cell>
              <table:table-cell office:value-type="float" office:value="16308">
                <text:p>16308</text:p>
              </table:table-cell>
              <table:table-cell office:value-type="float" office:value="27388">
                <text:p>27388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034">
                <text:p>11034</text:p>
              </table:table-cell>
              <table:table-cell office:value-type="float" office:value="15556">
                <text:p>15556</text:p>
              </table:table-cell>
              <table:table-cell office:value-type="float" office:value="24844">
                <text:p>2484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1672">
                <text:p>11672</text:p>
              </table:table-cell>
              <table:table-cell office:value-type="float" office:value="14960">
                <text:p>14960</text:p>
              </table:table-cell>
              <table:table-cell office:value-type="float" office:value="22490">
                <text:p>2249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0716">
                <text:p>10716</text:p>
              </table:table-cell>
              <table:table-cell office:value-type="float" office:value="14437">
                <text:p>14437</text:p>
              </table:table-cell>
              <table:table-cell office:value-type="float" office:value="19772">
                <text:p>1977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0610">
                <text:p>10610</text:p>
              </table:table-cell>
              <table:table-cell office:value-type="float" office:value="13690">
                <text:p>13690</text:p>
              </table:table-cell>
              <table:table-cell office:value-type="float" office:value="21001">
                <text:p>2100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0380">
                <text:p>10380</text:p>
              </table:table-cell>
              <table:table-cell office:value-type="float" office:value="14142">
                <text:p>14142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0672">
                <text:p>10672</text:p>
              </table:table-cell>
              <table:table-cell office:value-type="float" office:value="14650">
                <text:p>14650</text:p>
              </table:table-cell>
              <table:table-cell office:value-type="float" office:value="20193">
                <text:p>20193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0808">
                <text:p>10808</text:p>
              </table:table-cell>
              <table:table-cell office:value-type="float" office:value="13974">
                <text:p>13974</text:p>
              </table:table-cell>
              <table:table-cell office:value-type="float" office:value="19926">
                <text:p>19926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0664">
                <text:p>10664</text:p>
              </table:table-cell>
              <table:table-cell office:value-type="float" office:value="14405">
                <text:p>14405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0395">
                <text:p>10395</text:p>
              </table:table-cell>
              <table:table-cell office:value-type="float" office:value="14345">
                <text:p>14345</text:p>
              </table:table-cell>
              <table:table-cell office:value-type="float" office:value="20863">
                <text:p>2086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0302">
                <text:p>10302</text:p>
              </table:table-cell>
              <table:table-cell office:value-type="float" office:value="13604">
                <text:p>13604</text:p>
              </table:table-cell>
              <table:table-cell office:value-type="float" office:value="20083">
                <text:p>20083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0514">
                <text:p>10514</text:p>
              </table:table-cell>
              <table:table-cell office:value-type="float" office:value="13769">
                <text:p>13769</text:p>
              </table:table-cell>
              <table:table-cell office:value-type="float" office:value="18905">
                <text:p>18905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9952">
                <text:p>9952</text:p>
              </table:table-cell>
              <table:table-cell office:value-type="float" office:value="13538">
                <text:p>13538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9948">
                <text:p>9948</text:p>
              </table:table-cell>
              <table:table-cell office:value-type="float" office:value="13282">
                <text:p>1328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0390">
                <text:p>10390</text:p>
              </table:table-cell>
              <table:table-cell office:value-type="float" office:value="13340">
                <text:p>13340</text:p>
              </table:table-cell>
              <table:table-cell office:value-type="float" office:value="18445">
                <text:p>18445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0297">
                <text:p>10297</text:p>
              </table:table-cell>
              <table:table-cell office:value-type="float" office:value="13422">
                <text:p>13422</text:p>
              </table:table-cell>
              <table:table-cell office:value-type="float" office:value="18683">
                <text:p>18683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9620">
                <text:p>9620</text:p>
              </table:table-cell>
              <table:table-cell office:value-type="float" office:value="12715">
                <text:p>12715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9140">
                <text:p>9140</text:p>
              </table:table-cell>
              <table:table-cell office:value-type="float" office:value="12742">
                <text:p>1274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8880">
                <text:p>8880</text:p>
              </table:table-cell>
              <table:table-cell office:value-type="float" office:value="13122">
                <text:p>1312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8493">
                <text:p>8493</text:p>
              </table:table-cell>
              <table:table-cell office:value-type="float" office:value="13138">
                <text:p>13138</text:p>
              </table:table-cell>
              <table:table-cell office:value-type="float" office:value="18191">
                <text:p>18191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8845">
                <text:p>8845</text:p>
              </table:table-cell>
              <table:table-cell office:value-type="float" office:value="12178">
                <text:p>12178</text:p>
              </table:table-cell>
              <table:table-cell office:value-type="float" office:value="17138">
                <text:p>17138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9026">
                <text:p>9026</text:p>
              </table:table-cell>
              <table:table-cell office:value-type="float" office:value="11731">
                <text:p>11731</text:p>
              </table:table-cell>
              <table:table-cell office:value-type="float" office:value="17158">
                <text:p>17158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8865">
                <text:p>8865</text:p>
              </table:table-cell>
              <table:table-cell office:value-type="float" office:value="12592">
                <text:p>1259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8544">
                <text:p>8544</text:p>
              </table:table-cell>
              <table:table-cell office:value-type="float" office:value="11255">
                <text:p>11255</text:p>
              </table:table-cell>
              <table:table-cell office:value-type="float" office:value="18223">
                <text:p>18223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8116">
                <text:p>8116</text:p>
              </table:table-cell>
              <table:table-cell office:value-type="float" office:value="11190">
                <text:p>11190</text:p>
              </table:table-cell>
              <table:table-cell office:value-type="float" office:value="16548">
                <text:p>16548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861">
                <text:p>7861</text:p>
              </table:table-cell>
              <table:table-cell office:value-type="float" office:value="11522">
                <text:p>1152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7687">
                <text:p>7687</text:p>
              </table:table-cell>
              <table:table-cell office:value-type="float" office:value="11255">
                <text:p>11255</text:p>
              </table:table-cell>
              <table:table-cell office:value-type="float" office:value="16521">
                <text:p>16521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7790">
                <text:p>7790</text:p>
              </table:table-cell>
              <table:table-cell office:value-type="float" office:value="11052">
                <text:p>11052</text:p>
              </table:table-cell>
              <table:table-cell office:value-type="float" office:value="15229">
                <text:p>15229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8135">
                <text:p>8135</text:p>
              </table:table-cell>
              <table:table-cell office:value-type="float" office:value="10407">
                <text:p>10407</text:p>
              </table:table-cell>
              <table:table-cell office:value-type="float" office:value="15075">
                <text:p>15075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8118">
                <text:p>8118</text:p>
              </table:table-cell>
              <table:table-cell office:value-type="float" office:value="11388">
                <text:p>11388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7780">
                <text:p>7780</text:p>
              </table:table-cell>
              <table:table-cell office:value-type="float" office:value="10792">
                <text:p>10792</text:p>
              </table:table-cell>
              <table:table-cell office:value-type="float" office:value="16635">
                <text:p>16635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7790">
                <text:p>7790</text:p>
              </table:table-cell>
              <table:table-cell office:value-type="float" office:value="10022">
                <text:p>10022</text:p>
              </table:table-cell>
              <table:table-cell office:value-type="float" office:value="15181">
                <text:p>15181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7505">
                <text:p>7505</text:p>
              </table:table-cell>
              <table:table-cell office:value-type="float" office:value="10304">
                <text:p>10304</text:p>
              </table:table-cell>
              <table:table-cell office:value-type="float" office:value="14083">
                <text:p>14083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7510">
                <text:p>7510</text:p>
              </table:table-cell>
              <table:table-cell office:value-type="float" office:value="10040">
                <text:p>10040</text:p>
              </table:table-cell>
              <table:table-cell office:value-type="float" office:value="15437">
                <text:p>15437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7705">
                <text:p>7705</text:p>
              </table:table-cell>
              <table:table-cell office:value-type="float" office:value="9920">
                <text:p>9920</text:p>
              </table:table-cell>
              <table:table-cell office:value-type="float" office:value="14302">
                <text:p>14302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7819">
                <text:p>7819</text:p>
              </table:table-cell>
              <table:table-cell office:value-type="float" office:value="10142">
                <text:p>10142</text:p>
              </table:table-cell>
              <table:table-cell office:value-type="float" office:value="14997">
                <text:p>1499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7505">
                <text:p>7505</text:p>
              </table:table-cell>
              <table:table-cell office:value-type="float" office:value="10491">
                <text:p>10491</text:p>
              </table:table-cell>
              <table:table-cell office:value-type="float" office:value="16410">
                <text:p>16410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7510">
                <text:p>7510</text:p>
              </table:table-cell>
              <table:table-cell office:value-type="float" office:value="11278">
                <text:p>11278</text:p>
              </table:table-cell>
              <table:table-cell office:value-type="float" office:value="15854">
                <text:p>15854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7700">
                <text:p>7700</text:p>
              </table:table-cell>
              <table:table-cell office:value-type="float" office:value="10702">
                <text:p>10702</text:p>
              </table:table-cell>
              <table:table-cell office:value-type="float" office:value="15282">
                <text:p>1528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7912">
                <text:p>7912</text:p>
              </table:table-cell>
              <table:table-cell office:value-type="float" office:value="10964">
                <text:p>10964</text:p>
              </table:table-cell>
              <table:table-cell office:value-type="float" office:value="15878">
                <text:p>15878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7510">
                <text:p>7510</text:p>
              </table:table-cell>
              <table:table-cell office:value-type="float" office:value="11644">
                <text:p>11644</text:p>
              </table:table-cell>
              <table:table-cell office:value-type="float" office:value="16410">
                <text:p>16410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7538">
                <text:p>7538</text:p>
              </table:table-cell>
              <table:table-cell office:value-type="float" office:value="11597">
                <text:p>11597</text:p>
              </table:table-cell>
              <table:table-cell office:value-type="float" office:value="16023">
                <text:p>16023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7700">
                <text:p>7700</text:p>
              </table:table-cell>
              <table:table-cell office:value-type="float" office:value="11396">
                <text:p>11396</text:p>
              </table:table-cell>
              <table:table-cell office:value-type="float" office:value="17594">
                <text:p>17594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7772">
                <text:p>7772</text:p>
              </table:table-cell>
              <table:table-cell office:value-type="float" office:value="11526">
                <text:p>11526</text:p>
              </table:table-cell>
              <table:table-cell office:value-type="float" office:value="18450">
                <text:p>18450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8576">
                <text:p>8576</text:p>
              </table:table-cell>
              <table:table-cell office:value-type="float" office:value="11972">
                <text:p>11972</text:p>
              </table:table-cell>
              <table:table-cell office:value-type="float" office:value="17529">
                <text:p>17529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8590">
                <text:p>8590</text:p>
              </table:table-cell>
              <table:table-cell office:value-type="float" office:value="11542">
                <text:p>11542</text:p>
              </table:table-cell>
              <table:table-cell office:value-type="float" office:value="16023">
                <text:p>16023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8490">
                <text:p>8490</text:p>
              </table:table-cell>
              <table:table-cell office:value-type="float" office:value="11422">
                <text:p>11422</text:p>
              </table:table-cell>
              <table:table-cell office:value-type="float" office:value="17098">
                <text:p>17098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7930">
                <text:p>7930</text:p>
              </table:table-cell>
              <table:table-cell office:value-type="float" office:value="11282">
                <text:p>11282</text:p>
              </table:table-cell>
              <table:table-cell office:value-type="float" office:value="18321">
                <text:p>18321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532">
                <text:p>8532</text:p>
              </table:table-cell>
              <table:table-cell office:value-type="float" office:value="11708">
                <text:p>11708</text:p>
              </table:table-cell>
              <table:table-cell office:value-type="float" office:value="17725">
                <text:p>17725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370">
                <text:p>8370</text:p>
              </table:table-cell>
              <table:table-cell office:value-type="float" office:value="11536">
                <text:p>11536</text:p>
              </table:table-cell>
              <table:table-cell office:value-type="float" office:value="17321">
                <text:p>17321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7980">
                <text:p>7980</text:p>
              </table:table-cell>
              <table:table-cell office:value-type="float" office:value="11962">
                <text:p>11962</text:p>
              </table:table-cell>
              <table:table-cell office:value-type="float" office:value="19428">
                <text:p>19428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095">
                <text:p>8095</text:p>
              </table:table-cell>
              <table:table-cell office:value-type="float" office:value="12758">
                <text:p>12758</text:p>
              </table:table-cell>
              <table:table-cell office:value-type="float" office:value="17748">
                <text:p>1774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505">
                <text:p>8505</text:p>
              </table:table-cell>
              <table:table-cell office:value-type="float" office:value="11720">
                <text:p>11720</text:p>
              </table:table-cell>
              <table:table-cell office:value-type="float" office:value="16500">
                <text:p>16500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370">
                <text:p>8370</text:p>
              </table:table-cell>
              <table:table-cell office:value-type="float" office:value="11698">
                <text:p>11698</text:p>
              </table:table-cell>
              <table:table-cell office:value-type="float" office:value="16827">
                <text:p>16827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160">
                <text:p>8160</text:p>
              </table:table-cell>
              <table:table-cell office:value-type="float" office:value="11738">
                <text:p>11738</text:p>
              </table:table-cell>
              <table:table-cell office:value-type="float" office:value="19096">
                <text:p>19096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095">
                <text:p>8095</text:p>
              </table:table-cell>
              <table:table-cell office:value-type="float" office:value="11842">
                <text:p>11842</text:p>
              </table:table-cell>
              <table:table-cell office:value-type="float" office:value="17268">
                <text:p>1726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445">
                <text:p>8445</text:p>
              </table:table-cell>
              <table:table-cell office:value-type="float" office:value="11637">
                <text:p>11637</text:p>
              </table:table-cell>
              <table:table-cell office:value-type="float" office:value="19655">
                <text:p>1965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8886">
                <text:p>8886</text:p>
              </table:table-cell>
              <table:table-cell office:value-type="float" office:value="12788">
                <text:p>12788</text:p>
              </table:table-cell>
              <table:table-cell office:value-type="float" office:value="22075">
                <text:p>2207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822">
                <text:p>8822</text:p>
              </table:table-cell>
              <table:table-cell office:value-type="float" office:value="13441">
                <text:p>13441</text:p>
              </table:table-cell>
              <table:table-cell office:value-type="float" office:value="20808">
                <text:p>2080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9036">
                <text:p>9036</text:p>
              </table:table-cell>
              <table:table-cell office:value-type="float" office:value="12543">
                <text:p>12543</text:p>
              </table:table-cell>
              <table:table-cell office:value-type="float" office:value="20232">
                <text:p>20232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8568">
                <text:p>8568</text:p>
              </table:table-cell>
              <table:table-cell office:value-type="float" office:value="14026">
                <text:p>14026</text:p>
              </table:table-cell>
              <table:table-cell office:value-type="float" office:value="20592">
                <text:p>20592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644">
                <text:p>8644</text:p>
              </table:table-cell>
              <table:table-cell office:value-type="float" office:value="14904">
                <text:p>14904</text:p>
              </table:table-cell>
              <table:table-cell office:value-type="float" office:value="21242">
                <text:p>2124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538">
                <text:p>8538</text:p>
              </table:table-cell>
              <table:table-cell office:value-type="float" office:value="14274">
                <text:p>14274</text:p>
              </table:table-cell>
              <table:table-cell office:value-type="float" office:value="23075">
                <text:p>2307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742">
                <text:p>8742</text:p>
              </table:table-cell>
              <table:table-cell office:value-type="float" office:value="14757">
                <text:p>14757</text:p>
              </table:table-cell>
              <table:table-cell office:value-type="float" office:value="26173">
                <text:p>26173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0322">
                <text:p>10322</text:p>
              </table:table-cell>
              <table:table-cell office:value-type="float" office:value="16398">
                <text:p>16398</text:p>
              </table:table-cell>
              <table:table-cell office:value-type="float" office:value="28480">
                <text:p>28480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1335">
                <text:p>11335</text:p>
              </table:table-cell>
              <table:table-cell office:value-type="float" office:value="16153">
                <text:p>16153</text:p>
              </table:table-cell>
              <table:table-cell office:value-type="float" office:value="27493">
                <text:p>27493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0840">
                <text:p>10840</text:p>
              </table:table-cell>
              <table:table-cell office:value-type="float" office:value="16028">
                <text:p>16028</text:p>
              </table:table-cell>
              <table:table-cell office:value-type="float" office:value="27030">
                <text:p>27030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0534">
                <text:p>10534</text:p>
              </table:table-cell>
              <table:table-cell office:value-type="float" office:value="17878">
                <text:p>17878</text:p>
              </table:table-cell>
              <table:table-cell office:value-type="float" office:value="26951">
                <text:p>26951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0720">
                <text:p>10720</text:p>
              </table:table-cell>
              <table:table-cell office:value-type="float" office:value="18783">
                <text:p>18783</text:p>
              </table:table-cell>
              <table:table-cell office:value-type="float" office:value="28700">
                <text:p>28700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1104">
                <text:p>11104</text:p>
              </table:table-cell>
              <table:table-cell office:value-type="float" office:value="18892">
                <text:p>18892</text:p>
              </table:table-cell>
              <table:table-cell office:value-type="float" office:value="29777">
                <text:p>29777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2257">
                <text:p>12257</text:p>
              </table:table-cell>
              <table:table-cell office:value-type="float" office:value="18781">
                <text:p>18781</text:p>
              </table:table-cell>
              <table:table-cell office:value-type="float" office:value="30709">
                <text:p>30709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3482">
                <text:p>13482</text:p>
              </table:table-cell>
              <table:table-cell office:value-type="float" office:value="19086">
                <text:p>19086</text:p>
              </table:table-cell>
              <table:table-cell office:value-type="float" office:value="28587">
                <text:p>28587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4062">
                <text:p>14062</text:p>
              </table:table-cell>
              <table:table-cell office:value-type="float" office:value="19160">
                <text:p>19160</text:p>
              </table:table-cell>
              <table:table-cell office:value-type="float" office:value="28010">
                <text:p>28010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2710">
                <text:p>12710</text:p>
              </table:table-cell>
              <table:table-cell office:value-type="float" office:value="18732">
                <text:p>18732</text:p>
              </table:table-cell>
              <table:table-cell office:value-type="float" office:value="28775">
                <text:p>28775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1408">
                <text:p>11408</text:p>
              </table:table-cell>
              <table:table-cell office:value-type="float" office:value="18443">
                <text:p>18443</text:p>
              </table:table-cell>
              <table:table-cell office:value-type="float" office:value="29924">
                <text:p>29924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3034">
                <text:p>13034</text:p>
              </table:table-cell>
              <table:table-cell office:value-type="float" office:value="18630">
                <text:p>18630</text:p>
              </table:table-cell>
              <table:table-cell office:value-type="float" office:value="28118">
                <text:p>28118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3878">
                <text:p>13878</text:p>
              </table:table-cell>
              <table:table-cell office:value-type="float" office:value="18510">
                <text:p>18510</text:p>
              </table:table-cell>
              <table:table-cell office:value-type="float" office:value="27112">
                <text:p>27112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1875">
                <text:p>11875</text:p>
              </table:table-cell>
              <table:table-cell office:value-type="float" office:value="18780">
                <text:p>18780</text:p>
              </table:table-cell>
              <table:table-cell office:value-type="float" office:value="28344">
                <text:p>28344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1408">
                <text:p>11408</text:p>
              </table:table-cell>
              <table:table-cell office:value-type="float" office:value="18603">
                <text:p>18603</text:p>
              </table:table-cell>
              <table:table-cell office:value-type="float" office:value="29151">
                <text:p>29151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3764">
                <text:p>13764</text:p>
              </table:table-cell>
              <table:table-cell office:value-type="float" office:value="19684">
                <text:p>19684</text:p>
              </table:table-cell>
              <table:table-cell office:value-type="float" office:value="30940">
                <text:p>30940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3574">
                <text:p>13574</text:p>
              </table:table-cell>
              <table:table-cell office:value-type="float" office:value="18510">
                <text:p>18510</text:p>
              </table:table-cell>
              <table:table-cell office:value-type="float" office:value="30420">
                <text:p>30420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1040">
                <text:p>11040</text:p>
              </table:table-cell>
              <table:table-cell office:value-type="float" office:value="19008">
                <text:p>19008</text:p>
              </table:table-cell>
              <table:table-cell office:value-type="float" office:value="32032">
                <text:p>32032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1647">
                <text:p>11647</text:p>
              </table:table-cell>
              <table:table-cell office:value-type="float" office:value="19578">
                <text:p>19578</text:p>
              </table:table-cell>
              <table:table-cell office:value-type="float" office:value="31958">
                <text:p>31958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2312">
                <text:p>12312</text:p>
              </table:table-cell>
              <table:table-cell office:value-type="float" office:value="21375">
                <text:p>21375</text:p>
              </table:table-cell>
              <table:table-cell office:value-type="float" office:value="37485">
                <text:p>37485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3262">
                <text:p>13262</text:p>
              </table:table-cell>
              <table:table-cell office:value-type="float" office:value="21910">
                <text:p>21910</text:p>
              </table:table-cell>
              <table:table-cell office:value-type="float" office:value="36855">
                <text:p>36855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2806">
                <text:p>12806</text:p>
              </table:table-cell>
              <table:table-cell office:value-type="float" office:value="22722">
                <text:p>22722</text:p>
              </table:table-cell>
              <table:table-cell office:value-type="float" office:value="38808">
                <text:p>38808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3794">
                <text:p>13794</text:p>
              </table:table-cell>
              <table:table-cell office:value-type="float" office:value="23800">
                <text:p>23800</text:p>
              </table:table-cell>
              <table:table-cell office:value-type="float" office:value="42245">
                <text:p>42245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4744">
                <text:p>14744</text:p>
              </table:table-cell>
              <table:table-cell office:value-type="float" office:value="25236">
                <text:p>25236</text:p>
              </table:table-cell>
              <table:table-cell office:value-type="float" office:value="41535">
                <text:p>41535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4193">
                <text:p>14193</text:p>
              </table:table-cell>
              <table:table-cell office:value-type="float" office:value="25998">
                <text:p>25998</text:p>
              </table:table-cell>
              <table:table-cell office:value-type="float" office:value="43974">
                <text:p>43974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3053">
                <text:p>13053</text:p>
              </table:table-cell>
              <table:table-cell office:value-type="float" office:value="25612">
                <text:p>25612</text:p>
              </table:table-cell>
              <table:table-cell office:value-type="float" office:value="43523">
                <text:p>43523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4136">
                <text:p>14136</text:p>
              </table:table-cell>
              <table:table-cell office:value-type="float" office:value="27588">
                <text:p>27588</text:p>
              </table:table-cell>
              <table:table-cell office:value-type="float" office:value="46008">
                <text:p>46008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1514">
                <text:p>11514</text:p>
              </table:table-cell>
              <table:table-cell office:value-type="float" office:value="27236">
                <text:p>27236</text:p>
              </table:table-cell>
              <table:table-cell office:value-type="float" office:value="49558">
                <text:p>49558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0944">
                <text:p>10944</text:p>
              </table:table-cell>
              <table:table-cell office:value-type="float" office:value="27324">
                <text:p>27324</text:p>
              </table:table-cell>
              <table:table-cell office:value-type="float" office:value="47854">
                <text:p>47854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2895">
                <text:p>12895</text:p>
              </table:table-cell>
              <table:table-cell office:value-type="float" office:value="27588">
                <text:p>27588</text:p>
              </table:table-cell>
              <table:table-cell office:value-type="float" office:value="51546">
                <text:p>51546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3941">
                <text:p>13941</text:p>
              </table:table-cell>
              <table:table-cell office:value-type="float" office:value="29464">
                <text:p>29464</text:p>
              </table:table-cell>
              <table:table-cell office:value-type="float" office:value="55096">
                <text:p>55096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3684">
                <text:p>13684</text:p>
              </table:table-cell>
              <table:table-cell office:value-type="float" office:value="28060">
                <text:p>28060</text:p>
              </table:table-cell>
              <table:table-cell office:value-type="float" office:value="53037">
                <text:p>53037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4400">
                <text:p>14400</text:p>
              </table:table-cell>
              <table:table-cell office:value-type="float" office:value="27606">
                <text:p>27606</text:p>
              </table:table-cell>
              <table:table-cell office:value-type="float" office:value="50690">
                <text:p>50690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14206">
                <text:p>14206</text:p>
              </table:table-cell>
              <table:table-cell office:value-type="float" office:value="29141">
                <text:p>29141</text:p>
              </table:table-cell>
              <table:table-cell office:value-type="float" office:value="53835">
                <text:p>53835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4004">
                <text:p>14004</text:p>
              </table:table-cell>
              <table:table-cell office:value-type="float" office:value="27528">
                <text:p>27528</text:p>
              </table:table-cell>
              <table:table-cell office:value-type="float" office:value="51700">
                <text:p>51700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3247">
                <text:p>13247</text:p>
              </table:table-cell>
              <table:table-cell office:value-type="float" office:value="26846">
                <text:p>26846</text:p>
              </table:table-cell>
              <table:table-cell office:value-type="float" office:value="49210">
                <text:p>49210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2059">
                <text:p>12059</text:p>
              </table:table-cell>
              <table:table-cell office:value-type="float" office:value="25082">
                <text:p>25082</text:p>
              </table:table-cell>
              <table:table-cell office:value-type="float" office:value="51055">
                <text:p>51055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11919">
                <text:p>11919</text:p>
              </table:table-cell>
              <table:table-cell office:value-type="float" office:value="31500">
                <text:p>31500</text:p>
              </table:table-cell>
              <table:table-cell office:value-type="float" office:value="67029">
                <text:p>67029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11306">
                <text:p>11306</text:p>
              </table:table-cell>
              <table:table-cell office:value-type="float" office:value="31205">
                <text:p>31205</text:p>
              </table:table-cell>
              <table:table-cell office:value-type="float" office:value="70805">
                <text:p>70805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10724">
                <text:p>10724</text:p>
              </table:table-cell>
              <table:table-cell office:value-type="float" office:value="31608">
                <text:p>31608</text:p>
              </table:table-cell>
              <table:table-cell office:value-type="float" office:value="74794">
                <text:p>74794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10173">
                <text:p>10173</text:p>
              </table:table-cell>
              <table:table-cell office:value-type="float" office:value="32571">
                <text:p>32571</text:p>
              </table:table-cell>
              <table:table-cell office:value-type="float" office:value="79008">
                <text:p>79008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9649">
                <text:p>9649</text:p>
              </table:table-cell>
              <table:table-cell office:value-type="float" office:value="33525">
                <text:p>33525</text:p>
              </table:table-cell>
              <table:table-cell office:value-type="float" office:value="83458">
                <text:p>83458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9153">
                <text:p>9153</text:p>
              </table:table-cell>
              <table:table-cell office:value-type="float" office:value="34502">
                <text:p>34502</text:p>
              </table:table-cell>
              <table:table-cell office:value-type="float" office:value="88160">
                <text:p>881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002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97.4">
                <text:p>4497.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372.2">
                <text:p>4372.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300.4">
                <text:p>4300.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223.2">
                <text:p>4223.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974.6">
                <text:p>3974.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3893.8">
                <text:p>3893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3751.2">
                <text:p>3751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3704.8">
                <text:p>3704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3654.2">
                <text:p>3654.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3628.8">
                <text:p>3628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3640.8">
                <text:p>3640.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3650.4">
                <text:p>3650.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3663.6">
                <text:p>3663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678.8">
                <text:p>3678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3662.6">
                <text:p>3662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3632.4">
                <text:p>3632.4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3636.4">
                <text:p>3636.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3665.2">
                <text:p>3665.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3726.6">
                <text:p>3726.6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3776.6">
                <text:p>3776.6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3787.4">
                <text:p>3787.4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3807.2">
                <text:p>3807.2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3843.2">
                <text:p>3843.2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3880.4">
                <text:p>3880.4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3930.4">
                <text:p>3930.4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3984.2">
                <text:p>3984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4087.8">
                <text:p>4087.8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4182.8">
                <text:p>4182.8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4295">
                <text:p>4295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4360.8">
                <text:p>4360.8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4498.6">
                <text:p>4498.6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4657.4">
                <text:p>46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4816">
                <text:p>4816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4996">
                <text:p>49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5261.2">
                <text:p>5261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5508.2">
                <text:p>5508.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5776.2">
                <text:p>5776.2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6030.6">
                <text:p>6030.6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6307.6">
                <text:p>6307.6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6620.4">
                <text:p>6620.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6895.2">
                <text:p>6895.2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7206.6">
                <text:p>7206.6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7549.8">
                <text:p>7549.8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7846">
                <text:p>7846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8063.2">
                <text:p>8063.2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8317.8">
                <text:p>8317.8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8416.25">
                <text:p>8416.25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8465">
                <text:p>84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9cm" svg:y="1.404cm" svg:width="30.909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.226">
                <text:p>8.2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.484">
                <text:p>8.48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.276">
                <text:p>8.27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7.572">
                <text:p>7.57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7.606">
                <text:p>7.60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.442">
                <text:p>8.44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7.692">
                <text:p>7.69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8.584">
                <text:p>8.58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7.672">
                <text:p>7.672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7.492">
                <text:p>7.49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8.028">
                <text:p>8.02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8.416">
                <text:p>8.41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8.076">
                <text:p>8.07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9.104">
                <text:p>9.10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0.652">
                <text:p>10.65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0.486">
                <text:p>10.486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1.044">
                <text:p>11.04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0.742">
                <text:p>10.742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9.126">
                <text:p>9.12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9.978">
                <text:p>9.978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0.764">
                <text:p>10.764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1.102">
                <text:p>11.10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2.082">
                <text:p>12.08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2.326">
                <text:p>12.326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2.196">
                <text:p>12.196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3.89">
                <text:p>13.89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4.646">
                <text:p>14.646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4.356">
                <text:p>14.35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5.178">
                <text:p>15.178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6.106">
                <text:p>16.106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6.37">
                <text:p>16.37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6.112">
                <text:p>16.112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7.948">
                <text:p>17.948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8.822">
                <text:p>18.82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8.654">
                <text:p>18.654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0.014">
                <text:p>20.014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9.814">
                <text:p>19.81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8.158">
                <text:p>18.158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1.602">
                <text:p>21.60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1.204">
                <text:p>21.204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2.096">
                <text:p>22.096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3.322">
                <text:p>23.322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26.33">
                <text:p>26.33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22.57">
                <text:p>22.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68cm" svg:y="1.352cm" svg:width="31.368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331731976677">
                <text:p>1.1933173197667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7929613076167">
                <text:p>1.1792961307616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5942755315">
                <text:p>1.170059427553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18567068357">
                <text:p>1.182185670683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001685432212">
                <text:p>1.2000168543221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471685432782">
                <text:p>1.1547168543278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071894466589">
                <text:p>1.100718944665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6647022944195">
                <text:p>0.98664702294419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5405953041144">
                <text:p>0.98540595304114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415685782477">
                <text:p>1.1541568578247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672128936391">
                <text:p>1.0967212893639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27768465268">
                <text:p>0.9827768465268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91350077943223">
                <text:p>0.991350077943223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0024817813573">
                <text:p>1.0002481781357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075066234547">
                <text:p>1.02075066234547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76524357979872">
                <text:p>0.976524357979872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83053696490485">
                <text:p>0.98305369649048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3423909560202">
                <text:p>1.03423909560202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1211883773941">
                <text:p>1.01211883773941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9534077508933">
                <text:p>0.98953407750893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000615971905">
                <text:p>1.000061597190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180966717262">
                <text:p>1.0118096671726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2364252572832">
                <text:p>1.0236425257283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35592198364326">
                <text:p>0.83559219836432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3008427046728">
                <text:p>1.0300842704672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3810242629997">
                <text:p>1.03810242629997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5863380045384">
                <text:p>1.0586338004538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39037914939307">
                <text:p>0.83903791493930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1820801755228">
                <text:p>0.81820801755228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53762449357183">
                <text:p>0.95376244935718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89393878449888">
                <text:p>0.8939387844988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35735915772866">
                <text:p>0.83573591577286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76911590113698">
                <text:p>0.97691159011369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57161850119146">
                <text:p>0.95716185011914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7903973730722">
                <text:p>0.9790397373072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63654323401245">
                <text:p>0.963654323401245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06828999342707">
                <text:p>0.906828999342707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48175903330266">
                <text:p>0.948175903330266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91651906028189">
                <text:p>0.991651906028189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81830292207585">
                <text:p>0.981830292207585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83877636156066">
                <text:p>0.98387763615606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4346954001424">
                <text:p>0.9434695400142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80551493516949">
                <text:p>0.980551493516949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58589854147573">
                <text:p>0.958589854147573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6567026176816">
                <text:p>0.96567026176816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47579876160121">
                <text:p>0.947579876160121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1297737452068">
                <text:p>0.91297737452068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16234421802643">
                <text:p>0.916234421802643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16543099260227">
                <text:p>0.91654309926022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938012976484899">
                <text:p>0.938012976484899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929387091036823">
                <text:p>0.929387091036823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43647500527532">
                <text:p>0.943647500527532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43387362640697">
                <text:p>0.943387362640697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39789017270626">
                <text:p>0.9397890172706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55732322437868">
                <text:p>0.955732322437868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21068627681464">
                <text:p>0.92106862768146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66426240285371">
                <text:p>0.966426240285371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70982280741606">
                <text:p>0.97098228074160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905824686354206">
                <text:p>0.90582468635420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73460925177596">
                <text:p>0.973460925177596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990103969633889">
                <text:p>0.990103969633889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998216780382168">
                <text:p>0.99821678038216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.04033128885062">
                <text:p>1.04033128885062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974333519457869">
                <text:p>0.974333519457869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961931701784744">
                <text:p>0.96193170178474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0.944448052978516">
                <text:p>0.94444805297851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0.936301702863316">
                <text:p>0.936301702863316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975037356466861">
                <text:p>0.975037356466861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970656894117145">
                <text:p>0.9706568941171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.01762793053159">
                <text:p>1.01762793053159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.02069811202975">
                <text:p>1.02069811202975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.01302729871523">
                <text:p>1.01302729871523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1.00116970231777">
                <text:p>1.0011697023177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1.10109291332879">
                <text:p>1.10109291332879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.03338944936587">
                <text:p>1.03338944936587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.0815050529034">
                <text:p>1.081505052903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.0588031276041">
                <text:p>1.0588031276041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.08406620005012">
                <text:p>1.0840662000501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0.984141225634985">
                <text:p>0.984141225634985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.00542300100639">
                <text:p>1.00542300100639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0.99166769149425">
                <text:p>0.99166769149425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0.970660273531428">
                <text:p>0.970660273531428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.03905988400664">
                <text:p>1.0390598840066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.11202322468539">
                <text:p>1.1120232246853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.0321024385873">
                <text:p>1.0321024385873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.02943319638207">
                <text:p>1.02943319638207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.07892574967252">
                <text:p>1.0789257496725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.1299306232617">
                <text:p>1.1299306232617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.1018128547886">
                <text:p>1.101812854788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.01229531564308">
                <text:p>1.0122953156430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.03733270562102">
                <text:p>1.03733270562102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.1013121399273">
                <text:p>1.1013121399273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.12681971420635">
                <text:p>1.12681971420635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.01930756301995">
                <text:p>1.0193075630199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.19062978368026">
                <text:p>1.19062978368026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.12181263541654">
                <text:p>1.12181263541654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.13550518569558">
                <text:p>1.1355051856955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.11366301633276">
                <text:p>1.11366301633276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.12147366693439">
                <text:p>1.12147366693439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.18560618148524">
                <text:p>1.18560618148524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.116062187789">
                <text:p>1.116062187789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.13674294259879">
                <text:p>1.13674294259879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.04441421948245">
                <text:p>1.04441421948245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0.96273144572706">
                <text:p>0.96273144572706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.14186147286348">
                <text:p>1.14186147286348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.12748942689937">
                <text:p>1.1274894268993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.05156591110644">
                <text:p>1.05156591110644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.11328340115079">
                <text:p>1.11328340115079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.17517987832886">
                <text:p>1.17517987832886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.12913561567976">
                <text:p>1.1291356156797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0.957288299411914">
                <text:p>0.957288299411914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.11328340115079">
                <text:p>1.11328340115079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.14865798232483">
                <text:p>1.14865798232483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.22081550540864">
                <text:p>1.22081550540864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.1508432132964">
                <text:p>1.1508432132964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.17517987832886">
                <text:p>1.17517987832886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.15318837958392">
                <text:p>1.15318837958392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.10178971128893">
                <text:p>1.10178971128893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.05635691656356">
                <text:p>1.05635691656356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.13422719822738">
                <text:p>1.13422719822738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.04642663408368">
                <text:p>1.04642663408368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.0799399529195">
                <text:p>1.0799399529195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.13422719822738">
                <text:p>1.13422719822738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.10309598823777">
                <text:p>1.10309598823777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.0799399529195">
                <text:p>1.0799399529195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0.937588715448592">
                <text:p>0.93758871544859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.02882020962107">
                <text:p>1.02882020962107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.12284118517274">
                <text:p>1.12284118517274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1.13877625386247">
                <text:p>1.13877625386247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.07764042126765">
                <text:p>1.07764042126765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.10128863856926">
                <text:p>1.10128863856926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.03955158877692">
                <text:p>1.03955158877692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1.07031387072083">
                <text:p>1.07031387072083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6849.8">
                <text:p>16849.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3330.4">
                <text:p>13330.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2778">
                <text:p>127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2935.8">
                <text:p>12935.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4402.8">
                <text:p>14402.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5476.8">
                <text:p>15476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3467.6">
                <text:p>13467.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3265.4">
                <text:p>13265.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2436.4">
                <text:p>12436.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2943.2">
                <text:p>12943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5202.8">
                <text:p>15202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8125">
                <text:p>1812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6886.8">
                <text:p>16886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5827">
                <text:p>1582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5118.8">
                <text:p>15118.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4480.6">
                <text:p>14480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4190.8">
                <text:p>14190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5537.6">
                <text:p>15537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7783.6">
                <text:p>17783.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6640.8">
                <text:p>16640.8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288.6">
                <text:p>14288.6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914.4">
                <text:p>13914.4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4402.4">
                <text:p>14402.4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485.4">
                <text:p>14485.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6418">
                <text:p>16418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9039">
                <text:p>19039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7928.6">
                <text:p>17928.6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5166.8">
                <text:p>15166.8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146.8">
                <text:p>15146.8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5441.2">
                <text:p>15441.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070.2">
                <text:p>16070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8397.4">
                <text:p>18397.4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21785.4">
                <text:p>21785.4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1102.6">
                <text:p>21102.6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8796.8">
                <text:p>18796.8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8944.6">
                <text:p>18944.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9465.2">
                <text:p>19465.2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20257.4">
                <text:p>202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22635.2">
                <text:p>22635.2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26296">
                <text:p>262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25662.2">
                <text:p>25662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23124">
                <text:p>23124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22843">
                <text:p>22843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23439">
                <text:p>23439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4167.8">
                <text:p>24167.8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27256">
                <text:p>27256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31446.6">
                <text:p>31446.6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31080">
                <text:p>31080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8374.2">
                <text:p>28374.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8269.8">
                <text:p>28269.8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7828.4">
                <text:p>27828.4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8433.4">
                <text:p>28433.4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29569.25">
                <text:p>29569.25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33670.6666666667">
                <text:p>33670.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